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ECC130B79541E4C4.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style:rel-width="100%" table:align="left"/>
    </style:style>
    <style:style style:name="Таблица1.A" style:family="table-column">
      <style:table-column-properties style:column-width="3.311cm" style:rel-column-width="1877*"/>
    </style:style>
    <style:style style:name="Таблица1.B" style:family="table-column">
      <style:table-column-properties style:column-width="2.025cm" style:rel-column-width="1148*"/>
    </style:style>
    <style:style style:name="Таблица1.C" style:family="table-column">
      <style:table-column-properties style:column-width="11.665cm" style:rel-column-width="6613*"/>
    </style:style>
    <style:style style:name="Таблица1.A1" style:family="table-cell">
      <style:table-cell-properties style:vertical-align="middle" fo:padding="0.049cm" fo:border="none"/>
    </style:style>
    <style:style style:name="Таблица2" style:family="table">
      <style:table-properties style:width="17cm" style:rel-width="100%" table:align="left"/>
    </style:style>
    <style:style style:name="Таблица2.A" style:family="table-column">
      <style:table-column-properties style:column-width="2.577cm" style:rel-column-width="1461*"/>
    </style:style>
    <style:style style:name="Таблица2.B" style:family="table-column">
      <style:table-column-properties style:column-width="1.863cm" style:rel-column-width="1056*"/>
    </style:style>
    <style:style style:name="Таблица2.C" style:family="table-column">
      <style:table-column-properties style:column-width="12.561cm" style:rel-column-width="7121*"/>
    </style:style>
    <style:style style:name="Таблица2.A1" style:family="table-cell">
      <style:table-cell-properties style:vertical-align="middle" fo:padding="0.049cm" fo:border="none"/>
    </style:style>
    <style:style style:name="Таблица3" style:family="table">
      <style:table-properties style:width="15.979cm" style:rel-width="94%" fo:margin-left="1.02cm" table:align="left"/>
    </style:style>
    <style:style style:name="Таблица3.A" style:family="table-column">
      <style:table-column-properties style:column-width="4.343cm" style:rel-column-width="2462*"/>
    </style:style>
    <style:style style:name="Таблица3.B" style:family="table-column">
      <style:table-column-properties style:column-width="6.269cm" style:rel-column-width="3554*"/>
    </style:style>
    <style:style style:name="Таблица3.C" style:family="table-column">
      <style:table-column-properties style:column-width="5.369cm" style:rel-column-width="3044*"/>
    </style:style>
    <style:style style:name="Таблица3.A1" style:family="table-cell">
      <style:table-cell-properties style:vertical-align="middle" fo:padding="0.049cm" fo:border="none"/>
    </style:style>
    <style:style style:name="Таблица4" style:family="table">
      <style:table-properties style:width="17cm" style:rel-width="100%" table:align="left"/>
    </style:style>
    <style:style style:name="Таблица4.A" style:family="table-column">
      <style:table-column-properties style:column-width="3.434cm" style:rel-column-width="1947*"/>
    </style:style>
    <style:style style:name="Таблица4.B" style:family="table-column">
      <style:table-column-properties style:column-width="2.051cm" style:rel-column-width="1163*"/>
    </style:style>
    <style:style style:name="Таблица4.C" style:family="table-column">
      <style:table-column-properties style:column-width="11.515cm" style:rel-column-width="6528*"/>
    </style:style>
    <style:style style:name="Таблица4.A1" style:family="table-cell">
      <style:table-cell-properties style:vertical-align="middle" fo:padding="0.049cm" fo:border="none"/>
    </style:style>
    <style:style style:name="Таблица5" style:family="table">
      <style:table-properties style:width="17cm" style:rel-width="100%" table:align="left"/>
    </style:style>
    <style:style style:name="Таблица5.A" style:family="table-column">
      <style:table-column-properties style:column-width="2.72cm" style:rel-column-width="1542*"/>
    </style:style>
    <style:style style:name="Таблица5.B" style:family="table-column">
      <style:table-column-properties style:column-width="1.974cm" style:rel-column-width="1119*"/>
    </style:style>
    <style:style style:name="Таблица5.C" style:family="table-column">
      <style:table-column-properties style:column-width="12.307cm" style:rel-column-width="6977*"/>
    </style:style>
    <style:style style:name="Таблица5.A1" style:family="table-cell">
      <style:table-cell-properties style:vertical-align="middle" fo:padding="0.049cm" fo:border="none"/>
    </style:style>
    <style:style style:name="Таблица6" style:family="table">
      <style:table-properties style:width="17cm" style:rel-width="100%" table:align="left"/>
    </style:style>
    <style:style style:name="Таблица6.A" style:family="table-column">
      <style:table-column-properties style:column-width="8.714cm" style:rel-column-width="4940*"/>
    </style:style>
    <style:style style:name="Таблица6.B" style:family="table-column">
      <style:table-column-properties style:column-width="4.103cm" style:rel-column-width="2326*"/>
    </style:style>
    <style:style style:name="Таблица6.C" style:family="table-column">
      <style:table-column-properties style:column-width="4.184cm" style:rel-column-width="2372*"/>
    </style:style>
    <style:style style:name="Таблица6.A1" style:family="table-cell">
      <style:table-cell-properties style:vertical-align="middle" fo:padding="0.049cm" fo:border="none"/>
    </style:style>
    <style:style style:name="Таблица7" style:family="table">
      <style:table-properties style:width="17cm" style:rel-width="100%" table:align="left"/>
    </style:style>
    <style:style style:name="Таблица7.A" style:family="table-column">
      <style:table-column-properties style:column-width="2.644cm" style:rel-column-width="1499*"/>
    </style:style>
    <style:style style:name="Таблица7.B" style:family="table-column">
      <style:table-column-properties style:column-width="1.96cm" style:rel-column-width="1111*"/>
    </style:style>
    <style:style style:name="Таблица7.C" style:family="table-column">
      <style:table-column-properties style:column-width="12.397cm" style:rel-column-width="7028*"/>
    </style:style>
    <style:style style:name="Таблица7.A1" style:family="table-cell">
      <style:table-cell-properties style:vertical-align="middle" fo:padding="0.049cm" fo:border="none"/>
    </style:style>
    <style:style style:name="Таблица8" style:family="table">
      <style:table-properties style:width="17cm" style:rel-width="100%" table:align="left"/>
    </style:style>
    <style:style style:name="Таблица8.A" style:family="table-column">
      <style:table-column-properties style:column-width="8.714cm" style:rel-column-width="4940*"/>
    </style:style>
    <style:style style:name="Таблица8.B" style:family="table-column">
      <style:table-column-properties style:column-width="4.103cm" style:rel-column-width="2326*"/>
    </style:style>
    <style:style style:name="Таблица8.C" style:family="table-column">
      <style:table-column-properties style:column-width="4.184cm" style:rel-column-width="2372*"/>
    </style:style>
    <style:style style:name="Таблица8.A1" style:family="table-cell">
      <style:table-cell-properties style:vertical-align="middle" fo:padding="0.049cm" fo:border="none"/>
    </style:style>
    <style:style style:name="Таблица9" style:family="table">
      <style:table-properties style:width="17cm" style:rel-width="100%" table:align="left"/>
    </style:style>
    <style:style style:name="Таблица9.A" style:family="table-column">
      <style:table-column-properties style:column-width="2.778cm" style:rel-column-width="1575*"/>
    </style:style>
    <style:style style:name="Таблица9.B" style:family="table-column">
      <style:table-column-properties style:column-width="1.997cm" style:rel-column-width="1132*"/>
    </style:style>
    <style:style style:name="Таблица9.C" style:family="table-column">
      <style:table-column-properties style:column-width="12.226cm" style:rel-column-width="6931*"/>
    </style:style>
    <style:style style:name="Таблица9.A1" style:family="table-cell">
      <style:table-cell-properties style:vertical-align="middle" fo:padding="0.049cm" fo:border="none"/>
    </style:style>
    <style:style style:name="Таблица10" style:family="table">
      <style:table-properties style:width="17cm" style:rel-width="100%" table:align="left"/>
    </style:style>
    <style:style style:name="Таблица10.A" style:family="table-column">
      <style:table-column-properties style:column-width="8.714cm" style:rel-column-width="4940*"/>
    </style:style>
    <style:style style:name="Таблица10.B" style:family="table-column">
      <style:table-column-properties style:column-width="4.103cm" style:rel-column-width="2326*"/>
    </style:style>
    <style:style style:name="Таблица10.C" style:family="table-column">
      <style:table-column-properties style:column-width="4.184cm" style:rel-column-width="2372*"/>
    </style:style>
    <style:style style:name="Таблица10.A1" style:family="table-cell">
      <style:table-cell-properties style:vertical-align="middle" fo:padding="0.049cm" fo:border="none"/>
    </style:style>
    <style:style style:name="Таблица11" style:family="table">
      <style:table-properties style:width="17cm" table:align="left"/>
    </style:style>
    <style:style style:name="Таблица11.A" style:family="table-column">
      <style:table-column-properties style:column-width="17cm"/>
    </style:style>
    <style:style style:name="Таблица11.A1" style:family="table-cell">
      <style:table-cell-properties style:vertical-align="middle" fo:padding="0.049cm" fo:border="none"/>
    </style:style>
    <style:style style:name="P1" style:family="paragraph" style:parent-style-name="Table_20_Heading">
      <style:paragraph-properties fo:margin-top="0cm" fo:margin-bottom="0.499cm" loext:contextual-spacing="false"/>
    </style:style>
    <style:style style:name="P2" style:family="paragraph" style:parent-style-name="Preformatted_20_Text">
      <style:text-properties fo:color="#000000"/>
    </style:style>
    <style:style style:name="P3" style:family="paragraph" style:parent-style-name="Preformatted_20_Text">
      <style:text-properties fo:color="#000000" officeooo:paragraph-rsid="0052bbdf"/>
    </style:style>
    <style:style style:name="P4" style:family="paragraph" style:parent-style-name="Preformatted_20_Text">
      <style:text-properties fo:color="#000000" officeooo:paragraph-rsid="00540de6"/>
    </style:style>
    <style:style style:name="P5" style:family="paragraph" style:parent-style-name="Preformatted_20_Text">
      <style:text-properties fo:color="#000000" officeooo:paragraph-rsid="0055d3aa"/>
    </style:style>
    <style:style style:name="P6" style:family="paragraph" style:parent-style-name="Preformatted_20_Text">
      <style:text-properties officeooo:paragraph-rsid="0052bbdf"/>
    </style:style>
    <style:style style:name="P7" style:family="paragraph" style:parent-style-name="Preformatted_20_Text">
      <style:text-properties officeooo:paragraph-rsid="00540de6"/>
    </style:style>
    <style:style style:name="P8" style:family="paragraph" style:parent-style-name="Preformatted_20_Text">
      <style:text-properties officeooo:paragraph-rsid="0055d3aa"/>
    </style:style>
    <style:style style:name="P9" style:family="paragraph" style:parent-style-name="Preformatted_20_Text">
      <style:paragraph-properties fo:margin-top="0cm" fo:margin-bottom="0.499cm" loext:contextual-spacing="false"/>
    </style:style>
    <style:style style:name="P10" style:family="paragraph" style:parent-style-name="Preformatted_20_Text">
      <style:paragraph-properties fo:margin-top="0cm" fo:margin-bottom="0.499cm" loext:contextual-spacing="false"/>
      <style:text-properties fo:color="#000000"/>
    </style:style>
    <style:style style:name="P11" style:family="paragraph" style:parent-style-name="Preformatted_20_Text">
      <style:paragraph-properties fo:margin-top="0cm" fo:margin-bottom="0.499cm" loext:contextual-spacing="false"/>
      <style:text-properties fo:color="#000000" officeooo:paragraph-rsid="0052bbdf"/>
    </style:style>
    <style:style style:name="P12" style:family="paragraph" style:parent-style-name="Preformatted_20_Text">
      <style:paragraph-properties fo:margin-top="0cm" fo:margin-bottom="0.499cm" loext:contextual-spacing="false"/>
      <style:text-properties fo:color="#000000" officeooo:paragraph-rsid="00540de6"/>
    </style:style>
    <style:style style:name="P13" style:family="paragraph" style:parent-style-name="Preformatted_20_Text">
      <style:paragraph-properties fo:margin-top="0cm" fo:margin-bottom="0.499cm" loext:contextual-spacing="false"/>
      <style:text-properties fo:color="#000000" officeooo:paragraph-rsid="0055d3aa"/>
    </style:style>
    <style:style style:name="P14" style:family="paragraph" style:parent-style-name="Preformatted_20_Text">
      <style:paragraph-properties fo:margin-top="0cm" fo:margin-bottom="0.499cm" loext:contextual-spacing="false"/>
      <style:text-properties officeooo:paragraph-rsid="0055d3aa"/>
    </style:style>
    <style:style style:name="P15" style:family="paragraph" style:parent-style-name="List_20_Heading">
      <style:paragraph-properties fo:margin-top="0cm" fo:margin-bottom="0.499cm" loext:contextual-spacing="false"/>
    </style:style>
    <style:style style:name="P16" style:family="paragraph" style:parent-style-name="Table_20_Contents">
      <style:text-properties fo:font-size="2pt" style:font-size-asian="2pt" style:font-size-complex="2pt"/>
    </style:style>
    <style:style style:name="P17" style:family="paragraph" style:parent-style-name="Table_20_Contents">
      <style:paragraph-properties fo:margin-top="0cm" fo:margin-bottom="0.499cm" loext:contextual-spacing="false"/>
    </style:style>
    <style:style style:name="P18" style:family="paragraph" style:parent-style-name="Table_20_Contents" style:list-style-name="L12">
      <style:paragraph-properties fo:margin-top="0cm" fo:margin-bottom="0.499cm" loext:contextual-spacing="false"/>
    </style:style>
    <style:style style:name="P19" style:family="paragraph" style:parent-style-name="Table_20_Contents" style:list-style-name="L15">
      <style:paragraph-properties fo:margin-top="0cm" fo:margin-bottom="0.499cm" loext:contextual-spacing="false"/>
    </style:style>
    <style:style style:name="P20" style:family="paragraph" style:parent-style-name="Table_20_Contents" style:list-style-name="L17">
      <style:paragraph-properties fo:margin-top="0cm" fo:margin-bottom="0.499cm" loext:contextual-spacing="false"/>
    </style:style>
    <style:style style:name="P21" style:family="paragraph" style:parent-style-name="Standard">
      <style:paragraph-properties fo:margin-top="0cm" fo:margin-bottom="0cm" loext:contextual-spacing="false"/>
      <style:text-properties fo:font-size="2pt" style:font-size-asian="2pt" style:font-size-complex="2pt"/>
    </style:style>
    <style:style style:name="P22" style:family="paragraph" style:parent-style-name="Heading_20_2">
      <style:text-properties fo:color="#000000"/>
    </style:style>
    <style:style style:name="P23" style:family="paragraph" style:parent-style-name="Text_20_body" style:list-style-name="L13"/>
    <style:style style:name="P24" style:family="paragraph" style:parent-style-name="Text_20_body">
      <style:text-properties fo:color="#000000"/>
    </style:style>
    <style:style style:name="P25" style:family="paragraph" style:parent-style-name="Text_20_body" style:list-style-name="L14"/>
    <style:style style:name="P26" style:family="paragraph" style:parent-style-name="Text_20_body" style:list-style-name="L16"/>
    <style:style style:name="P27" style:family="paragraph" style:parent-style-name="Text_20_body" style:list-style-name="L18"/>
    <style:style style:name="P28" style:family="paragraph" style:parent-style-name="Text_20_body">
      <style:text-properties officeooo:paragraph-rsid="00540de6"/>
    </style:style>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List_20_Contents">
      <style:paragraph-properties fo:margin-top="0cm" fo:margin-bottom="0.499cm" loext:contextual-spacing="false"/>
    </style:style>
    <style:style style:name="T1" style:family="text">
      <style:text-properties fo:color="#00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sys.tables (Transact-SQL)</text:h>
      <text:p text:style-name="Text_20_body">Возвращает по строке для каждого объекта таблицы, на данный момент только с типом sys.objects.type = U.</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Имя столбца</text:p>
          </table:table-cell>
          <table:table-cell table:style-name="Таблица1.A1" office:value-type="string">
            <text:p text:style-name="P1">Тип данных</text:p>
          </table:table-cell>
          <table:table-cell table:style-name="Таблица1.A1" office:value-type="string">
            <text:p text:style-name="P1">Описание</text:p>
          </table:table-cell>
        </table:table-row>
        <table:table-row>
          <table:table-cell table:style-name="Таблица1.A1" office:value-type="string">
            <text:p text:style-name="P17">&lt;наследуемые столбцы&gt;</text:p>
          </table:table-cell>
          <table:table-cell table:style-name="Таблица1.A1" office:value-type="string">
            <text:p text:style-name="P17"> </text:p>
          </table:table-cell>
          <table:table-cell table:style-name="Таблица1.A1" office:value-type="string">
            <text:p text:style-name="P17">Список столбцов, наследуемых данным представлением, см. в разделе <text:a xlink:type="simple" xlink:href="https://technet.microsoft.com/ru-ru/library/ms190324%28v=sql.105%29.aspx" text:style-name="Internet_20_link" text:visited-style-name="Visited_20_Internet_20_Link">sys.objects (Transact-SQL)</text:a>.</text:p>
          </table:table-cell>
        </table:table-row>
        <table:table-row>
          <table:table-cell table:style-name="Таблица1.A1" office:value-type="string">
            <text:p text:style-name="P17">lob_data_space_id</text:p>
          </table:table-cell>
          <table:table-cell table:style-name="Таблица1.A1" office:value-type="string">
            <text:p text:style-name="P17">int </text:p>
          </table:table-cell>
          <table:table-cell table:style-name="Таблица1.A1" office:value-type="string">
            <text:p text:style-name="P17">Ненулевое значение — это идентификатор пространства данных (файловой группы или схемы секционирования), содержащего данные типов text, ntext и image для данной таблицы.</text:p>
            <text:p text:style-name="P17">0 = Таблица не содержит данных типов text, ntext или image.</text:p>
          </table:table-cell>
        </table:table-row>
        <table:table-row>
          <table:table-cell table:style-name="Таблица1.A1" office:value-type="string">
            <text:p text:style-name="P17">filestream_data_space_id</text:p>
          </table:table-cell>
          <table:table-cell table:style-name="Таблица1.A1" office:value-type="string">
            <text:p text:style-name="P17">int </text:p>
          </table:table-cell>
          <table:table-cell table:style-name="Таблица1.A1" office:value-type="string">
            <text:p text:style-name="P17">Идентификатор пространства данных для файловой группы FILESTREAM или схемы секционирования, состоящей из файловых групп FILESTREAM. </text:p>
            <text:p text:style-name="P17">Чтобы получить имя файловой группы FILESTREAM, необходимо выполнить запрос SELECT FILEGROUP_NAME (filestream_data_space_id) FROM sys.tables.</text:p>
            <text:p text:style-name="P17">sys.tables можно объединить со следующими представлениями по условию filestream_data_space_id = data_space_id.</text:p>
            <text:list xml:id="list8843714892253699956" text:style-name="L12">
              <text:list-item>
                <text:p text:style-name="P18">sys.filegroups</text:p>
              </text:list-item>
              <text:list-item>
                <text:p text:style-name="P18">sys.partition_schemes</text:p>
              </text:list-item>
              <text:list-item>
                <text:p text:style-name="P18">sys.indexes</text:p>
              </text:list-item>
              <text:list-item>
                <text:p text:style-name="P18">sys.allocation_units</text:p>
              </text:list-item>
              <text:list-item>
                <text:p text:style-name="P18">sys.fulltext_catalogs</text:p>
              </text:list-item>
              <text:list-item>
                <text:p text:style-name="P18">sys.data_spaces</text:p>
              </text:list-item>
              <text:list-item>
                <text:p text:style-name="P18">sys.destination_data_spaces</text:p>
              </text:list-item>
              <text:list-item>
                <text:p text:style-name="P18">sys.master_files</text:p>
              </text:list-item>
              <text:list-item>
                <text:p text:style-name="P18">sys.database_files</text:p>
              </text:list-item>
              <text:list-item>
                <text:p text:style-name="P18">backupfilegroup (соединенная по столбцу filegroup_id)</text:p>
              </text:list-item>
            </text:list>
          </table:table-cell>
        </table:table-row>
        <text:soft-page-break/>
        <table:table-row>
          <table:table-cell table:style-name="Таблица1.A1" office:value-type="string">
            <text:p text:style-name="P17">max_column_id_used</text:p>
          </table:table-cell>
          <table:table-cell table:style-name="Таблица1.A1" office:value-type="string">
            <text:p text:style-name="P17">int </text:p>
          </table:table-cell>
          <table:table-cell table:style-name="Таблица1.A1" office:value-type="string">
            <text:p text:style-name="P17">Максимальный идентификатор столбца, когда-либо использованный в таблице.</text:p>
          </table:table-cell>
        </table:table-row>
        <table:table-row>
          <table:table-cell table:style-name="Таблица1.A1" office:value-type="string">
            <text:p text:style-name="P17">lock_on_bulk_load</text:p>
          </table:table-cell>
          <table:table-cell table:style-name="Таблица1.A1" office:value-type="string">
            <text:p text:style-name="P17">bit </text:p>
          </table:table-cell>
          <table:table-cell table:style-name="Таблица1.A1" office:value-type="string">
            <text:p text:style-name="P17">Таблица заблокирована при массовой загрузке. Дополнительные сведения см. в разделе <text:a xlink:type="simple" xlink:href="https://technet.microsoft.com/ru-ru/library/ms173530%28v=sql.105%29.aspx" text:style-name="Internet_20_link" text:visited-style-name="Visited_20_Internet_20_Link">sp_tableoption (Transact-SQL)</text:a>.</text:p>
          </table:table-cell>
        </table:table-row>
        <table:table-row>
          <table:table-cell table:style-name="Таблица1.A1" office:value-type="string">
            <text:p text:style-name="P17">uses_ansi_nulls</text:p>
          </table:table-cell>
          <table:table-cell table:style-name="Таблица1.A1" office:value-type="string">
            <text:p text:style-name="P17">bit </text:p>
          </table:table-cell>
          <table:table-cell table:style-name="Таблица1.A1" office:value-type="string">
            <text:p text:style-name="P17">Таблица была создана при установленном параметре SET ANSI_NULLS = ON.</text:p>
          </table:table-cell>
        </table:table-row>
        <table:table-row>
          <table:table-cell table:style-name="Таблица1.A1" office:value-type="string">
            <text:p text:style-name="P17">is_replicated</text:p>
          </table:table-cell>
          <table:table-cell table:style-name="Таблица1.A1" office:value-type="string">
            <text:p text:style-name="P17">bit </text:p>
          </table:table-cell>
          <table:table-cell table:style-name="Таблица1.A1" office:value-type="string">
            <text:p text:style-name="P17">1 = Таблица опубликована путем репликации моментальных снимков или транзакций.</text:p>
          </table:table-cell>
        </table:table-row>
        <table:table-row>
          <table:table-cell table:style-name="Таблица1.A1" office:value-type="string">
            <text:p text:style-name="P17">has_replication_filter</text:p>
          </table:table-cell>
          <table:table-cell table:style-name="Таблица1.A1" office:value-type="string">
            <text:p text:style-name="P17">bit </text:p>
          </table:table-cell>
          <table:table-cell table:style-name="Таблица1.A1" office:value-type="string">
            <text:p text:style-name="P17">1 = Для таблицы имеется фильтр репликации.</text:p>
          </table:table-cell>
        </table:table-row>
        <table:table-row>
          <table:table-cell table:style-name="Таблица1.A1" office:value-type="string">
            <text:p text:style-name="P17">is_merge_published</text:p>
          </table:table-cell>
          <table:table-cell table:style-name="Таблица1.A1" office:value-type="string">
            <text:p text:style-name="P17">bit </text:p>
          </table:table-cell>
          <table:table-cell table:style-name="Таблица1.A1" office:value-type="string">
            <text:p text:style-name="P17">1 = Таблица опубликована путем репликации слиянием.</text:p>
          </table:table-cell>
        </table:table-row>
        <table:table-row>
          <table:table-cell table:style-name="Таблица1.A1" office:value-type="string">
            <text:p text:style-name="P17">is_sync_tran_subscribed</text:p>
          </table:table-cell>
          <table:table-cell table:style-name="Таблица1.A1" office:value-type="string">
            <text:p text:style-name="P17">bit </text:p>
          </table:table-cell>
          <table:table-cell table:style-name="Таблица1.A1" office:value-type="string">
            <text:p text:style-name="P17">1 = Таблица используется в немедленно обновляемой подписке.</text:p>
          </table:table-cell>
        </table:table-row>
        <table:table-row>
          <table:table-cell table:style-name="Таблица1.A1" office:value-type="string">
            <text:p text:style-name="P17">has_unchecked_assembly_data</text:p>
          </table:table-cell>
          <table:table-cell table:style-name="Таблица1.A1" office:value-type="string">
            <text:p text:style-name="P17">bit </text:p>
          </table:table-cell>
          <table:table-cell table:style-name="Таблица1.A1" office:value-type="string">
            <text:p text:style-name="P17">1 = Таблица содержит сохраняемые данные, зависящие от сборки, определение которой изменилось за время последней операции ALTER ASSEMBLY. Значение будет сброшено на 0 после следующей успешной операции DBCC CHECKDB или DBCC CHECKTABLE.</text:p>
          </table:table-cell>
        </table:table-row>
        <table:table-row>
          <table:table-cell table:style-name="Таблица1.A1" office:value-type="string">
            <text:p text:style-name="P17">text_in_row_limit</text:p>
          </table:table-cell>
          <table:table-cell table:style-name="Таблица1.A1" office:value-type="string">
            <text:p text:style-name="P17">int </text:p>
          </table:table-cell>
          <table:table-cell table:style-name="Таблица1.A1" office:value-type="string">
            <text:p text:style-name="P17">Максимальное число байтов, разрешенное для текста в строке.</text:p>
            <text:p text:style-name="P17">0 = Параметр текста в строке не установлен. Дополнительные сведения см. в разделе <text:a xlink:type="simple" xlink:href="https://technet.microsoft.com/ru-ru/library/ms173530%28v=sql.105%29.aspx" text:style-name="Internet_20_link" text:visited-style-name="Visited_20_Internet_20_Link">sp_tableoption (Transact-SQL)</text:a>.</text:p>
          </table:table-cell>
        </table:table-row>
        <table:table-row>
          <table:table-cell table:style-name="Таблица1.A1" office:value-type="string">
            <text:p text:style-name="P17">large_value_types_out_of_row</text:p>
          </table:table-cell>
          <table:table-cell table:style-name="Таблица1.A1" office:value-type="string">
            <text:p text:style-name="P17">bit </text:p>
          </table:table-cell>
          <table:table-cell table:style-name="Таблица1.A1" office:value-type="string">
            <text:p text:style-name="P17">1 = Типы больших значений хранятся вне строк. Дополнительные сведения см. в разделе <text:a xlink:type="simple" xlink:href="https://technet.microsoft.com/ru-ru/library/ms173530%28v=sql.105%29.aspx" text:style-name="Internet_20_link" text:visited-style-name="Visited_20_Internet_20_Link">sp_tableoption (Transact-SQL)</text:a>.</text:p>
          </table:table-cell>
        </table:table-row>
        <table:table-row>
          <table:table-cell table:style-name="Таблица1.A1" office:value-type="string">
            <text:p text:style-name="P17">is_tracked_by_cdc</text:p>
          </table:table-cell>
          <table:table-cell table:style-name="Таблица1.A1" office:value-type="string">
            <text:p text:style-name="P17">bit </text:p>
          </table:table-cell>
          <table:table-cell table:style-name="Таблица1.A1" office:value-type="string">
            <text:p text:style-name="P17">1 = в таблице включена система отслеживания измененных данных. Дополнительные сведения см. в разделе <text:a xlink:type="simple" xlink:href="https://technet.microsoft.com/ru-ru/library/bb522475%28v=sql.105%29.aspx" text:style-name="Internet_20_link" text:visited-style-name="Visited_20_Internet_20_Link">sys.sp_cdc_enable_table (Transact-SQL)</text:a>.</text:p>
          </table:table-cell>
        </table:table-row>
        <table:table-row>
          <table:table-cell table:style-name="Таблица1.A1" office:value-type="string">
            <text:p text:style-name="P17">lock_escalation</text:p>
          </table:table-cell>
          <table:table-cell table:style-name="Таблица1.A1" office:value-type="string">
            <text:p text:style-name="P17">tinyint </text:p>
          </table:table-cell>
          <table:table-cell table:style-name="Таблица1.A1" office:value-type="string">
            <text:p text:style-name="P17">Значение параметра LOCK_ESCALATION для таблицы.</text:p>
            <text:p text:style-name="P17">0 = TABLE</text:p>
            <text:p text:style-name="P17">1 = DISABLE</text:p>
            <text:p text:style-name="P17">2 = AUTO</text:p>
          </table:table-cell>
        </table:table-row>
        <table:table-row>
          <table:table-cell table:style-name="Таблица1.A1" office:value-type="string">
            <text:p text:style-name="P17">lock_escalation_<text:soft-page-break/>desc</text:p>
          </table:table-cell>
          <table:table-cell table:style-name="Таблица1.A1" office:value-type="string">
            <text:p text:style-name="P17">nvarchar(<text:soft-page-break/>60) </text:p>
          </table:table-cell>
          <table:table-cell table:style-name="Таблица1.A1" office:value-type="string">
            <text:p text:style-name="P17">Текстовое описание параметра lock_escalation для таблицы. <text:soft-page-break/>Возможные значения перечислены ниже. TABLE, AUTO и DISABLE. </text:p>
          </table:table-cell>
        </table:table-row>
      </table:table>
      <text:h text:style-name="Heading_20_4" text:outline-level="4">Разрешения</text:h>
      <text:p text:style-name="Text_20_body"><text:bookmark text:name="sectionToggle0"/>В SQL Server 2005 и более поздних версиях видимость метаданных в представлениях каталогов ограничивается защищаемыми объектами, которыми пользователь владеет или на которые ему были предоставлены разрешения. Дополнительные сведения см. в разделе <text:a xlink:type="simple" xlink:href="https://technet.microsoft.com/ru-ru/library/ms187113%28v=sql.105%29.aspx" text:style-name="Internet_20_link" text:visited-style-name="Visited_20_Internet_20_Link">Настройка видимости метаданных</text:a>.</text:p>
      <text:h text:style-name="Heading_20_3" text:outline-level="3">sys.columns (Transact-SQL)</text:h>
      <text:p text:style-name="Text_20_body">Возвращает строку для каждого столбца объекта, имеющего столбцы, например представления или таблицы. Далее следует список типов объектов, имеющих столбцы:</text:p>
      <text:list xml:id="list8025618190897633377" text:style-name="L13">
        <text:list-item>
          <text:p text:style-name="P23">возвращающие табличное значение функции сборки (FT);</text:p>
        </text:list-item>
        <text:list-item>
          <text:p text:style-name="P23">встроенные возвращающие табличное значение функции SQL (IF);</text:p>
        </text:list-item>
        <text:list-item>
          <text:p text:style-name="P23">внутренние таблицы (IT);</text:p>
        </text:list-item>
        <text:list-item>
          <text:p text:style-name="P23">системные таблицы (S);</text:p>
        </text:list-item>
        <text:list-item>
          <text:p text:style-name="P23">возвращающие табличное значение функции SQL (TF);</text:p>
        </text:list-item>
        <text:list-item>
          <text:p text:style-name="P23">пользовательские таблицы (U);</text:p>
        </text:list-item>
        <text:list-item>
          <text:p text:style-name="P23">представления (V).</text:p>
        </text:list-item>
      </text:list>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1">Имя столбца</text:p>
          </table:table-cell>
          <table:table-cell table:style-name="Таблица2.A1" office:value-type="string">
            <text:p text:style-name="P1">Тип данных</text:p>
          </table:table-cell>
          <table:table-cell table:style-name="Таблица2.A1" office:value-type="string">
            <text:p text:style-name="P1">Описание</text:p>
          </table:table-cell>
        </table:table-row>
        <table:table-row>
          <table:table-cell table:style-name="Таблица2.A1" office:value-type="string">
            <text:p text:style-name="P17">object_id</text:p>
          </table:table-cell>
          <table:table-cell table:style-name="Таблица2.A1" office:value-type="string">
            <text:p text:style-name="P17">int </text:p>
          </table:table-cell>
          <table:table-cell table:style-name="Таблица2.A1" office:value-type="string">
            <text:p text:style-name="P17">Идентификатор объекта, которому принадлежит этот столбец.</text:p>
          </table:table-cell>
        </table:table-row>
        <table:table-row>
          <table:table-cell table:style-name="Таблица2.A1" office:value-type="string">
            <text:p text:style-name="P17">name</text:p>
          </table:table-cell>
          <table:table-cell table:style-name="Таблица2.A1" office:value-type="string">
            <text:p text:style-name="P17">sysname </text:p>
          </table:table-cell>
          <table:table-cell table:style-name="Таблица2.A1" office:value-type="string">
            <text:p text:style-name="P17">Имя столбца. Уникально в рамках объекта.</text:p>
          </table:table-cell>
        </table:table-row>
        <table:table-row>
          <table:table-cell table:style-name="Таблица2.A1" office:value-type="string">
            <text:p text:style-name="P17">column_id</text:p>
          </table:table-cell>
          <table:table-cell table:style-name="Таблица2.A1" office:value-type="string">
            <text:p text:style-name="P17">int </text:p>
          </table:table-cell>
          <table:table-cell table:style-name="Таблица2.A1" office:value-type="string">
            <text:p text:style-name="P17">Идентификатор столбца. Уникален в рамках объекта.</text:p>
            <text:p text:style-name="P17">Идентификаторы столбцов могут не быть последовательными.</text:p>
          </table:table-cell>
        </table:table-row>
        <table:table-row>
          <table:table-cell table:style-name="Таблица2.A1" office:value-type="string">
            <text:p text:style-name="P17">system_type_id</text:p>
          </table:table-cell>
          <table:table-cell table:style-name="Таблица2.A1" office:value-type="string">
            <text:p text:style-name="P17">tinyint </text:p>
          </table:table-cell>
          <table:table-cell table:style-name="Таблица2.A1" office:value-type="string">
            <text:p text:style-name="P17">Идентификатор системного типа столбца.</text:p>
          </table:table-cell>
        </table:table-row>
        <table:table-row>
          <table:table-cell table:style-name="Таблица2.A1" office:value-type="string">
            <text:p text:style-name="P17">user_type_id</text:p>
          </table:table-cell>
          <table:table-cell table:style-name="Таблица2.A1" office:value-type="string">
            <text:p text:style-name="P17">int </text:p>
          </table:table-cell>
          <table:table-cell table:style-name="Таблица2.A1" office:value-type="string">
            <text:p text:style-name="P17">Идентификатор типа столбца, определенного пользователем.</text:p>
            <text:p text:style-name="P17">Чтобы вернуть имя типа, создайте в этом столбце соединение с представлением каталога <text:a xlink:type="simple" xlink:href="https://technet.microsoft.com/ru-ru/library/ms188021%28v=sql.105%29.aspx" text:style-name="Internet_20_link" text:visited-style-name="Visited_20_Internet_20_Link">sys.types</text:a>.</text:p>
          </table:table-cell>
        </table:table-row>
        <table:table-row>
          <table:table-cell table:style-name="Таблица2.A1" office:value-type="string">
            <text:p text:style-name="P17">max_length</text:p>
          </table:table-cell>
          <table:table-cell table:style-name="Таблица2.A1" office:value-type="string">
            <text:p text:style-name="P17">smallint </text:p>
          </table:table-cell>
          <table:table-cell table:style-name="Таблица2.A1" office:value-type="string">
            <text:p text:style-name="P17">Максимальная длина столбца (в байтах).</text:p>
            <text:p text:style-name="P17">-1 = тип данных столбца — varchar(max), nvarchar(max), varbinary(max) или xml.</text:p>
            <text:p text:style-name="P17"><text:soft-page-break/>Для столбцов типа text значение max_length должно быть равно 16 или равно значению аргумента «text in row», установленному процедурой sp_tableoption.</text:p>
          </table:table-cell>
        </table:table-row>
        <table:table-row>
          <table:table-cell table:style-name="Таблица2.A1" office:value-type="string">
            <text:p text:style-name="P17">precision</text:p>
          </table:table-cell>
          <table:table-cell table:style-name="Таблица2.A1" office:value-type="string">
            <text:p text:style-name="P17">tinyint </text:p>
          </table:table-cell>
          <table:table-cell table:style-name="Таблица2.A1" office:value-type="string">
            <text:p text:style-name="P17">Точность чисел в столбце, если он является цифровым; в противном случае — 0.</text:p>
          </table:table-cell>
        </table:table-row>
        <table:table-row>
          <table:table-cell table:style-name="Таблица2.A1" office:value-type="string">
            <text:p text:style-name="P17">scale</text:p>
          </table:table-cell>
          <table:table-cell table:style-name="Таблица2.A1" office:value-type="string">
            <text:p text:style-name="P17">tinyint </text:p>
          </table:table-cell>
          <table:table-cell table:style-name="Таблица2.A1" office:value-type="string">
            <text:p text:style-name="P17">Масштаб значений столбца в случае числового выражения; в противном случае — 0.</text:p>
          </table:table-cell>
        </table:table-row>
        <table:table-row>
          <table:table-cell table:style-name="Таблица2.A1" office:value-type="string">
            <text:p text:style-name="P17">collation_name</text:p>
          </table:table-cell>
          <table:table-cell table:style-name="Таблица2.A1" office:value-type="string">
            <text:p text:style-name="P17">sysname </text:p>
          </table:table-cell>
          <table:table-cell table:style-name="Таблица2.A1" office:value-type="string">
            <text:p text:style-name="P17">Имя параметров сортировки столбца, если он является символьным; в противном случае — значение NULL.</text:p>
          </table:table-cell>
        </table:table-row>
        <table:table-row>
          <table:table-cell table:style-name="Таблица2.A1" office:value-type="string">
            <text:p text:style-name="P17">is_nullable</text:p>
          </table:table-cell>
          <table:table-cell table:style-name="Таблица2.A1" office:value-type="string">
            <text:p text:style-name="P17">bit </text:p>
          </table:table-cell>
          <table:table-cell table:style-name="Таблица2.A1" office:value-type="string">
            <text:p text:style-name="P17">1 = ячейки в столбце могут принимать значения NULL.</text:p>
          </table:table-cell>
        </table:table-row>
        <table:table-row>
          <table:table-cell table:style-name="Таблица2.A1" office:value-type="string">
            <text:p text:style-name="P17">is_ansi_padded</text:p>
          </table:table-cell>
          <table:table-cell table:style-name="Таблица2.A1" office:value-type="string">
            <text:p text:style-name="P17">bit </text:p>
          </table:table-cell>
          <table:table-cell table:style-name="Таблица2.A1" office:value-type="string">
            <text:p text:style-name="P17">1 = столбец использует поведение ANSI_PADDING ON, если принадлежит типам character, binary или variant.</text:p>
            <text:p text:style-name="P17">0 = столбец не принадлежит типам character, binary или variant.</text:p>
          </table:table-cell>
        </table:table-row>
        <table:table-row>
          <table:table-cell table:style-name="Таблица2.A1" office:value-type="string">
            <text:p text:style-name="P17">is_rowguidcol</text:p>
          </table:table-cell>
          <table:table-cell table:style-name="Таблица2.A1" office:value-type="string">
            <text:p text:style-name="P17">bit </text:p>
          </table:table-cell>
          <table:table-cell table:style-name="Таблица2.A1" office:value-type="string">
            <text:p text:style-name="P17">1 = столбец является объявленным ROWGUIDCOL.</text:p>
          </table:table-cell>
        </table:table-row>
        <table:table-row>
          <table:table-cell table:style-name="Таблица2.A1" office:value-type="string">
            <text:p text:style-name="P17">is_identity.</text:p>
          </table:table-cell>
          <table:table-cell table:style-name="Таблица2.A1" office:value-type="string">
            <text:p text:style-name="P17">bit </text:p>
          </table:table-cell>
          <table:table-cell table:style-name="Таблица2.A1" office:value-type="string">
            <text:p text:style-name="P17">1 = столбец содержит значения identity.</text:p>
          </table:table-cell>
        </table:table-row>
        <table:table-row>
          <table:table-cell table:style-name="Таблица2.A1" office:value-type="string">
            <text:p text:style-name="P17">is_computed</text:p>
          </table:table-cell>
          <table:table-cell table:style-name="Таблица2.A1" office:value-type="string">
            <text:p text:style-name="P17">bit </text:p>
          </table:table-cell>
          <table:table-cell table:style-name="Таблица2.A1" office:value-type="string">
            <text:p text:style-name="P17">1 = столбец является вычисляемым.</text:p>
          </table:table-cell>
        </table:table-row>
        <table:table-row>
          <table:table-cell table:style-name="Таблица2.A1" office:value-type="string">
            <text:p text:style-name="P17">is_filestream</text:p>
          </table:table-cell>
          <table:table-cell table:style-name="Таблица2.A1" office:value-type="string">
            <text:p text:style-name="P17">bit </text:p>
          </table:table-cell>
          <table:table-cell table:style-name="Таблица2.A1" office:value-type="string">
            <text:p text:style-name="P17">1 — столбец является столбцом FILESTREAM.</text:p>
          </table:table-cell>
        </table:table-row>
        <table:table-row>
          <table:table-cell table:style-name="Таблица2.A1" office:value-type="string">
            <text:p text:style-name="P17">is_replicated</text:p>
          </table:table-cell>
          <table:table-cell table:style-name="Таблица2.A1" office:value-type="string">
            <text:p text:style-name="P17">bit </text:p>
          </table:table-cell>
          <table:table-cell table:style-name="Таблица2.A1" office:value-type="string">
            <text:p text:style-name="P17">1 = столбец реплицируется.</text:p>
          </table:table-cell>
        </table:table-row>
        <table:table-row>
          <table:table-cell table:style-name="Таблица2.A1" office:value-type="string">
            <text:p text:style-name="P17">is_non_sql_subscribed</text:p>
          </table:table-cell>
          <table:table-cell table:style-name="Таблица2.A1" office:value-type="string">
            <text:p text:style-name="P17">bit </text:p>
          </table:table-cell>
          <table:table-cell table:style-name="Таблица2.A1" office:value-type="string">
            <text:p text:style-name="P17">1 = у столбца есть подписчик, отличный от подписчика SQL Server.</text:p>
          </table:table-cell>
        </table:table-row>
        <table:table-row>
          <table:table-cell table:style-name="Таблица2.A1" office:value-type="string">
            <text:p text:style-name="P17">is_merge_published</text:p>
          </table:table-cell>
          <table:table-cell table:style-name="Таблица2.A1" office:value-type="string">
            <text:p text:style-name="P17">bit </text:p>
          </table:table-cell>
          <table:table-cell table:style-name="Таблица2.A1" office:value-type="string">
            <text:p text:style-name="P17">1 = столбец публикуется слиянием.</text:p>
          </table:table-cell>
        </table:table-row>
        <table:table-row>
          <table:table-cell table:style-name="Таблица2.A1" office:value-type="string">
            <text:p text:style-name="P17">is_dts_replicated</text:p>
          </table:table-cell>
          <table:table-cell table:style-name="Таблица2.A1" office:value-type="string">
            <text:p text:style-name="P17">bit </text:p>
          </table:table-cell>
          <table:table-cell table:style-name="Таблица2.A1" office:value-type="string">
            <text:p text:style-name="P17">1 = столбец реплицируется с использованием служб SSIS.</text:p>
          </table:table-cell>
        </table:table-row>
        <table:table-row>
          <table:table-cell table:style-name="Таблица2.A1" office:value-type="string">
            <text:p text:style-name="P17">is_xml_document</text:p>
          </table:table-cell>
          <table:table-cell table:style-name="Таблица2.A1" office:value-type="string">
            <text:p text:style-name="P17">bit </text:p>
          </table:table-cell>
          <table:table-cell table:style-name="Таблица2.A1" office:value-type="string">
            <text:p text:style-name="P17">1 = содержимое является полным XML-документом.</text:p>
            <text:p text:style-name="P17">0 = содержимое является фрагментом документа, или тип данных столбца не является xml.</text:p>
          </table:table-cell>
        </table:table-row>
        <table:table-row>
          <table:table-cell table:style-name="Таблица2.A1" office:value-type="string">
            <text:p text:style-name="P17">xml_collection_id</text:p>
          </table:table-cell>
          <table:table-cell table:style-name="Таблица2.A1" office:value-type="string">
            <text:p text:style-name="P17">int </text:p>
          </table:table-cell>
          <table:table-cell table:style-name="Таблица2.A1" office:value-type="string">
            <text:p text:style-name="P17">Ненулевое значение, если тип данных столбца является xml, а XML типизирован. Значением будет идентификатор коллекции, содержащей подтвержденное пространство имен XML-схемы для столбца. </text:p>
            <text:p text:style-name="P17"><text:soft-page-break/>0 = нет коллекции XML-схемы.</text:p>
          </table:table-cell>
        </table:table-row>
        <table:table-row>
          <table:table-cell table:style-name="Таблица2.A1" office:value-type="string">
            <text:p text:style-name="P17">default_object_id</text:p>
          </table:table-cell>
          <table:table-cell table:style-name="Таблица2.A1" office:value-type="string">
            <text:p text:style-name="P17">int </text:p>
          </table:table-cell>
          <table:table-cell table:style-name="Таблица2.A1" office:value-type="string">
            <text:p text:style-name="P17">Идентификатор объекта по умолчанию независит от того, является ли объект автономным объектом <text:a xlink:type="simple" xlink:href="https://technet.microsoft.com/ru-ru/library/ms177503%28v=sql.105%29.aspx" text:style-name="Internet_20_link" text:visited-style-name="Visited_20_Internet_20_Link">sys.sp_bindefault</text:a> или встроенным ограничением DEFAULT уровня столбца. Столбец parent_object_id встроенного объекта «значение по умолчанию» уровня столбца представляет собой ссылку на саму таблицу. </text:p>
            <text:p text:style-name="P17">0 = нет значения по умолчанию. </text:p>
          </table:table-cell>
        </table:table-row>
        <table:table-row>
          <table:table-cell table:style-name="Таблица2.A1" office:value-type="string">
            <text:p text:style-name="P17">rule_object_id</text:p>
          </table:table-cell>
          <table:table-cell table:style-name="Таблица2.A1" office:value-type="string">
            <text:p text:style-name="P17">int </text:p>
          </table:table-cell>
          <table:table-cell table:style-name="Таблица2.A1" office:value-type="string">
            <text:p text:style-name="P17">Идентификатор изолированного правила, привязанного к столбцу с помощью процедуры sys.sp_bindrule. </text:p>
            <text:p text:style-name="P17">0 = автономное правило отсутствует. Сведения об ограничениях инструкции CHECK на уровне столбцов см. в разделе <text:a xlink:type="simple" xlink:href="https://technet.microsoft.com/ru-ru/library/ms187388%28v=sql.105%29.aspx" text:style-name="Internet_20_link" text:visited-style-name="Visited_20_Internet_20_Link">sys.check_constraints (Transact-SQL)</text:a>.</text:p>
          </table:table-cell>
        </table:table-row>
        <table:table-row>
          <table:table-cell table:style-name="Таблица2.A1" office:value-type="string">
            <text:p text:style-name="P17">is_sparse</text:p>
          </table:table-cell>
          <table:table-cell table:style-name="Таблица2.A1" office:value-type="string">
            <text:p text:style-name="P17">bit </text:p>
          </table:table-cell>
          <table:table-cell table:style-name="Таблица2.A1" office:value-type="string">
            <text:p text:style-name="P17">1 = столбец является разреженным. Дополнительные сведения см. в разделе <text:a xlink:type="simple" xlink:href="https://technet.microsoft.com/ru-ru/library/cc280604%28v=sql.105%29.aspx" text:style-name="Internet_20_link" text:visited-style-name="Visited_20_Internet_20_Link">Использование разреженных столбцов</text:a>.</text:p>
          </table:table-cell>
        </table:table-row>
        <table:table-row>
          <table:table-cell table:style-name="Таблица2.A1" office:value-type="string">
            <text:p text:style-name="P17">is_column_set</text:p>
          </table:table-cell>
          <table:table-cell table:style-name="Таблица2.A1" office:value-type="string">
            <text:p text:style-name="P17">bit </text:p>
          </table:table-cell>
          <table:table-cell table:style-name="Таблица2.A1" office:value-type="string">
            <text:p text:style-name="P17">1 = столбец является набором столбцов. Дополнительные сведения см. в разделе <text:a xlink:type="simple" xlink:href="https://technet.microsoft.com/ru-ru/library/cc280604%28v=sql.105%29.aspx" text:style-name="Internet_20_link" text:visited-style-name="Visited_20_Internet_20_Link">Использование разреженных столбцов</text:a>.</text:p>
          </table:table-cell>
        </table:table-row>
      </table:table>
      <text:h text:style-name="Heading_20_4" text:outline-level="4">Разрешения</text:h>
      <text:p text:style-name="Text_20_body"><text:bookmark text:name="sectionToggle01"/>В SQL Server 2005 и более поздних версиях видимость метаданных в представлениях каталогов ограничивается защищаемыми объектами, которыми пользователь владеет или на которые ему были предоставлены разрешения. Дополнительные сведения см. в разделе <text:a xlink:type="simple" xlink:href="https://technet.microsoft.com/ru-ru/library/ms187113%28v=sql.105%29.aspx" text:style-name="Internet_20_link" text:visited-style-name="Visited_20_Internet_20_Link">Настройка видимости метаданных</text:a>.</text:p>
      <text:h text:style-name="Heading_20_3" text:outline-level="3">COLUMNPROPERTY (Transact-SQL)</text:h>
      <text:p text:style-name="Text_20_body">Возвращает сведения о столбце или о параметре.</text:p>
      <text:h text:style-name="Heading_20_4" text:outline-level="4">Синтаксис</text:h>
      <text:p text:style-name="P11">COLUMNPROPERTY ( id , column , property ) </text:p>
      <text:h text:style-name="Heading_20_4" text:outline-level="4">Аргументы</text:h>
      <text:p text:style-name="P15"><text:bookmark text:name="sectionToggle02"/>id </text:p>
      <text:p text:style-name="P33"><text:a xlink:type="simple" xlink:href="https://technet.microsoft.com/ru-ru/library/ms190286%28v=sql.105%29.aspx" text:style-name="Internet_20_link" text:visited-style-name="Visited_20_Internet_20_Link">Выражение</text:a>, которое содержит идентификатор таблицы или процедуры.</text:p>
      <text:p text:style-name="P15">column </text:p>
      <text:p text:style-name="P33">Выражение, которое содержит имя столбца или параметра.</text:p>
      <text:p text:style-name="P15">property </text:p>
      <text:p text:style-name="P33">Выражение, которое содержит информацию, возвращаемую для аргумента id, и может быть одним из следующих значений.</text:p>
      <table:table table:name="Таблица3" table:style-name="Таблица3">
        <table:table-column table:style-name="Таблица3.A"/>
        <table:table-column table:style-name="Таблица3.B"/>
        <table:table-column table:style-name="Таблица3.C"/>
        <text:soft-page-break/>
        <table:table-row>
          <table:table-cell table:style-name="Таблица3.A1" office:value-type="string">
            <text:p text:style-name="P1">Значение</text:p>
          </table:table-cell>
          <table:table-cell table:style-name="Таблица3.A1" office:value-type="string">
            <text:p text:style-name="P1">Описание</text:p>
          </table:table-cell>
          <table:table-cell table:style-name="Таблица3.A1" office:value-type="string">
            <text:p text:style-name="P1">Возвращаемое значение</text:p>
          </table:table-cell>
        </table:table-row>
        <table:table-row>
          <table:table-cell table:style-name="Таблица3.A1" office:value-type="string">
            <text:p text:style-name="P17"><text:span text:style-name="Strong_20_Emphasis">AllowsNull</text:span> </text:p>
          </table:table-cell>
          <table:table-cell table:style-name="Таблица3.A1" office:value-type="string">
            <text:p text:style-name="P17">Разрешение использовать NULL.</text:p>
          </table:table-cell>
          <table:table-cell table:style-name="Таблица3.A1" office:value-type="string">
            <text:p text:style-name="P17">1 = TRUE; </text:p>
            <text:p text:style-name="P17">0 = FALSE; </text:p>
            <text:p text:style-name="P17">NULL = Введенные значения недопустимы.</text:p>
          </table:table-cell>
        </table:table-row>
        <table:table-row>
          <table:table-cell table:style-name="Таблица3.A1" office:value-type="string">
            <text:p text:style-name="P17"><text:span text:style-name="Strong_20_Emphasis">ColumnId</text:span></text:p>
          </table:table-cell>
          <table:table-cell table:style-name="Таблица3.A1" office:value-type="string">
            <text:p text:style-name="P17">Значение идентификатора столбца, соответствующего <text:span text:style-name="Strong_20_Emphasis">sys.columns.column_id</text:span>.</text:p>
          </table:table-cell>
          <table:table-cell table:style-name="Таблица3.A1" office:value-type="string">
            <text:p text:style-name="P17">Идентификатор столбца</text:p>
            <text:p text:style-name="Table_20_Contents"><draw:frame draw:style-name="fr1" draw:name="Изображение1" text:anchor-type="as-char" svg:width="0.041cm" svg:height="0.041cm" draw:z-index="0"><draw:image xlink:href="Pictures/100002000000000100000001ECC130B79541E4C4.gif" xlink:type="simple" xlink:show="embed" xlink:actuate="onLoad"/><svg:title>Примечание</svg:title></draw:frame><text:bookmark text:name="alert_note"/><text:span text:style-name="Strong_20_Emphasis">Примечание</text:span></text:p>
            <text:p text:style-name="Table_20_Contents">При запросе множества столбцов могут появиться пропуски в последовательности значений идентификаторов столбца.</text:p>
          </table:table-cell>
        </table:table-row>
        <table:table-row>
          <table:table-cell table:style-name="Таблица3.A1" office:value-type="string">
            <text:p text:style-name="P17"><text:span text:style-name="Strong_20_Emphasis">FullTextTypeColumn</text:span> </text:p>
          </table:table-cell>
          <table:table-cell table:style-name="Таблица3.A1" office:value-type="string">
            <text:p text:style-name="P17">TYPE COLUMN в таблице, которая содержит информацию column о типе документа.</text:p>
          </table:table-cell>
          <table:table-cell table:style-name="Таблица3.A1" office:value-type="string">
            <text:p text:style-name="P17">Идентификатор полнотекстового TYPE COLUMN для столбцов, переданных вторым параметром этого свойства.</text:p>
          </table:table-cell>
        </table:table-row>
        <table:table-row>
          <table:table-cell table:style-name="Таблица3.A1" office:value-type="string">
            <text:p text:style-name="P17"><text:span text:style-name="Strong_20_Emphasis">IsComputed</text:span> </text:p>
          </table:table-cell>
          <table:table-cell table:style-name="Таблица3.A1" office:value-type="string">
            <text:p text:style-name="P17">Столбец является вычисляемым столбцом.</text:p>
          </table:table-cell>
          <table:table-cell table:style-name="Таблица3.A1" office:value-type="string">
            <text:p text:style-name="P17">1 = TRUE; </text:p>
            <text:p text:style-name="P17">0 = FALSE; </text:p>
            <text:p text:style-name="P17">NULL = Введенные значения недопустимы.</text:p>
          </table:table-cell>
        </table:table-row>
        <table:table-row>
          <table:table-cell table:style-name="Таблица3.A1" office:value-type="string">
            <text:p text:style-name="P17"><text:span text:style-name="Strong_20_Emphasis">IsCursorType</text:span> </text:p>
          </table:table-cell>
          <table:table-cell table:style-name="Таблица3.A1" office:value-type="string">
            <text:p text:style-name="P17">Параметр процедуры имеет тип CURSOR.</text:p>
          </table:table-cell>
          <table:table-cell table:style-name="Таблица3.A1" office:value-type="string">
            <text:p text:style-name="P17">1 = TRUE; </text:p>
            <text:p text:style-name="P17">0 = FALSE; </text:p>
            <text:p text:style-name="P17">NULL = Введенные значения недопустимы.</text:p>
          </table:table-cell>
        </table:table-row>
        <table:table-row>
          <table:table-cell table:style-name="Таблица3.A1" office:value-type="string">
            <text:p text:style-name="P17"><text:span text:style-name="Strong_20_Emphasis">IsDeterministic</text:span> </text:p>
          </table:table-cell>
          <table:table-cell table:style-name="Таблица3.A1" office:value-type="string">
            <text:p text:style-name="P17">Столбцы являются детерминированными (предсказуемыми). Это свойство применимо только к вычисляемым столбцам и столбцам представлений.</text:p>
          </table:table-cell>
          <table:table-cell table:style-name="Таблица3.A1" office:value-type="string">
            <text:p text:style-name="P17">1 = TRUE; </text:p>
            <text:p text:style-name="P17">0 = FALSE;</text:p>
            <text:p text:style-name="P17">NULL = Введенные значения недопустимы. Невычисляемый столбец или не столбец представлений.</text:p>
          </table:table-cell>
        </table:table-row>
        <table:table-row>
          <table:table-cell table:style-name="Таблица3.A1" office:value-type="string">
            <text:p text:style-name="P17"><text:span text:style-name="Strong_20_Emphasis">IsFulltextIndexed</text:span> </text:p>
          </table:table-cell>
          <table:table-cell table:style-name="Таблица3.A1" office:value-type="string">
            <text:p text:style-name="P17">Столбцы отмечены для полнотекстовой индексации.</text:p>
          </table:table-cell>
          <table:table-cell table:style-name="Таблица3.A1" office:value-type="string">
            <text:p text:style-name="P17">1 = TRUE; </text:p>
            <text:p text:style-name="P17">0 = FALSE; </text:p>
            <text:p text:style-name="P17"><text:soft-page-break/>NULL = Введенные значения недопустимы.</text:p>
          </table:table-cell>
        </table:table-row>
        <table:table-row>
          <table:table-cell table:style-name="Таблица3.A1" office:value-type="string">
            <text:p text:style-name="P17"><text:span text:style-name="Strong_20_Emphasis">IsIdentity</text:span> </text:p>
          </table:table-cell>
          <table:table-cell table:style-name="Таблица3.A1" office:value-type="string">
            <text:p text:style-name="P17">Столбец использует свойство IDENTITY.</text:p>
          </table:table-cell>
          <table:table-cell table:style-name="Таблица3.A1" office:value-type="string">
            <text:p text:style-name="P17">1 = TRUE; </text:p>
            <text:p text:style-name="P17">0 = FALSE; </text:p>
            <text:p text:style-name="P17">NULL = Введенные значения недопустимы.</text:p>
          </table:table-cell>
        </table:table-row>
        <table:table-row>
          <table:table-cell table:style-name="Таблица3.A1" office:value-type="string">
            <text:p text:style-name="P17"><text:span text:style-name="Strong_20_Emphasis">IsIdNotForRepl</text:span> </text:p>
          </table:table-cell>
          <table:table-cell table:style-name="Таблица3.A1" office:value-type="string">
            <text:p text:style-name="P17">Столбец проверяет настройку IDENTITY_INSERT.</text:p>
          </table:table-cell>
          <table:table-cell table:style-name="Таблица3.A1" office:value-type="string">
            <text:p text:style-name="P17">1 = TRUE </text:p>
            <text:p text:style-name="P17">0 = FALSE</text:p>
            <text:p text:style-name="P17">NULL = Введенные значения недопустимы.</text:p>
          </table:table-cell>
        </table:table-row>
        <table:table-row>
          <table:table-cell table:style-name="Таблица3.A1" office:value-type="string">
            <text:p text:style-name="P17"><text:span text:style-name="Strong_20_Emphasis">IsIndexable</text:span> </text:p>
          </table:table-cell>
          <table:table-cell table:style-name="Таблица3.A1" office:value-type="string">
            <text:p text:style-name="P17">Столбцы не могут быть индексированы.</text:p>
          </table:table-cell>
          <table:table-cell table:style-name="Таблица3.A1" office:value-type="string">
            <text:p text:style-name="P17">1 = TRUE; </text:p>
            <text:p text:style-name="P17">0 = FALSE; </text:p>
            <text:p text:style-name="P17">NULL = Введенные значения недопустимы.</text:p>
          </table:table-cell>
        </table:table-row>
        <table:table-row>
          <table:table-cell table:style-name="Таблица3.A1" office:value-type="string">
            <text:p text:style-name="P17"><text:span text:style-name="Strong_20_Emphasis">IsOutParam</text:span> </text:p>
          </table:table-cell>
          <table:table-cell table:style-name="Таблица3.A1" office:value-type="string">
            <text:p text:style-name="P17">Параметр процедуры является выходным параметром.</text:p>
          </table:table-cell>
          <table:table-cell table:style-name="Таблица3.A1" office:value-type="string">
            <text:p text:style-name="P17">1 = TRUE; </text:p>
            <text:p text:style-name="P17">0 = FALSE NULL = Введенные значения недопустимы.</text:p>
          </table:table-cell>
        </table:table-row>
        <table:table-row>
          <table:table-cell table:style-name="Таблица3.A1" office:value-type="string">
            <text:p text:style-name="P17"><text:span text:style-name="Strong_20_Emphasis">IsPrecise</text:span> </text:p>
          </table:table-cell>
          <table:table-cell table:style-name="Таблица3.A1" office:value-type="string">
            <text:p text:style-name="P17">Точный столбец. Это свойство применимо только к детерминированным столбцам.</text:p>
          </table:table-cell>
          <table:table-cell table:style-name="Таблица3.A1" office:value-type="string">
            <text:p text:style-name="P17">1 = TRUE; </text:p>
            <text:p text:style-name="P17">0 = FALSE NULL = Введенные значения недопустимы. Недетерминированный столбец</text:p>
          </table:table-cell>
        </table:table-row>
        <table:table-row>
          <table:table-cell table:style-name="Таблица3.A1" office:value-type="string">
            <text:p text:style-name="P17"><text:span text:style-name="Strong_20_Emphasis">IsRowGuidCol</text:span> </text:p>
          </table:table-cell>
          <table:table-cell table:style-name="Таблица3.A1" office:value-type="string">
            <text:p text:style-name="P17">Столбец имеет тип данных uniqueidentifier и определяется вместе со свойством ROWGUIDCOL.</text:p>
          </table:table-cell>
          <table:table-cell table:style-name="Таблица3.A1" office:value-type="string">
            <text:p text:style-name="P17">1 = TRUE; </text:p>
            <text:p text:style-name="P17">0 = FALSE; </text:p>
            <text:p text:style-name="P17">NULL = Введенные значения недопустимы.</text:p>
          </table:table-cell>
        </table:table-row>
        <table:table-row>
          <table:table-cell table:style-name="Таблица3.A1" office:value-type="string">
            <text:p text:style-name="P17"><text:span text:style-name="Strong_20_Emphasis">IsSystemVerified</text:span> </text:p>
          </table:table-cell>
          <table:table-cell table:style-name="Таблица3.A1" office:value-type="string">
            <text:p text:style-name="P17">Свойства детерминированности и точности столбца могут быть проверены с помощью Database Engine. Это свойство применимо только к вычисляемым столбцам и столбцам представлений.</text:p>
          </table:table-cell>
          <table:table-cell table:style-name="Таблица3.A1" office:value-type="string">
            <text:p text:style-name="P17">1 = TRUE; </text:p>
            <text:p text:style-name="P17">0 = FALSE; </text:p>
            <text:p text:style-name="P17">NULL = Введенные значения недопустимы.</text:p>
          </table:table-cell>
        </table:table-row>
        <text:soft-page-break/>
        <table:table-row>
          <table:table-cell table:style-name="Таблица3.A1" office:value-type="string">
            <text:p text:style-name="P17"><text:span text:style-name="Strong_20_Emphasis">IsXmlIndexable</text:span></text:p>
          </table:table-cell>
          <table:table-cell table:style-name="Таблица3.A1" office:value-type="string">
            <text:p text:style-name="P17">XML-столбец может быть использован в XML-индексе.</text:p>
          </table:table-cell>
          <table:table-cell table:style-name="Таблица3.A1" office:value-type="string">
            <text:p text:style-name="P17">1 = TRUE; </text:p>
            <text:p text:style-name="P17">0 = FALSE; </text:p>
            <text:p text:style-name="P17">NULL = Введенные значения недопустимы.</text:p>
          </table:table-cell>
        </table:table-row>
        <table:table-row>
          <table:table-cell table:style-name="Таблица3.A1" office:value-type="string">
            <text:p text:style-name="P17"><text:span text:style-name="Strong_20_Emphasis">Precision</text:span> </text:p>
          </table:table-cell>
          <table:table-cell table:style-name="Таблица3.A1" office:value-type="string">
            <text:p text:style-name="P17">Длина для типа данных в столбце или для параметра.</text:p>
          </table:table-cell>
          <table:table-cell table:style-name="Таблица3.A1" office:value-type="string">
            <text:p text:style-name="P17">Длина заданного типа данных столбца</text:p>
            <text:p text:style-name="P17">-1 = xml или типы больших значений</text:p>
            <text:p text:style-name="P17">NULL = Введенные значения недопустимы.</text:p>
          </table:table-cell>
        </table:table-row>
        <table:table-row>
          <table:table-cell table:style-name="Таблица3.A1" office:value-type="string">
            <text:p text:style-name="P17"><text:span text:style-name="Strong_20_Emphasis">Scale</text:span> </text:p>
          </table:table-cell>
          <table:table-cell table:style-name="Таблица3.A1" office:value-type="string">
            <text:p text:style-name="P17">Масштаб для типа данных в столбце или для параметра.</text:p>
          </table:table-cell>
          <table:table-cell table:style-name="Таблица3.A1" office:value-type="string">
            <text:p text:style-name="P17">Масштаб</text:p>
            <text:p text:style-name="P17">NULL = Введенные значения недопустимы.</text:p>
          </table:table-cell>
        </table:table-row>
        <table:table-row>
          <table:table-cell table:style-name="Таблица3.A1" office:value-type="string">
            <text:p text:style-name="P17"><text:span text:style-name="Strong_20_Emphasis">SystemDataAccess</text:span> </text:p>
          </table:table-cell>
          <table:table-cell table:style-name="Таблица3.A1" office:value-type="string">
            <text:p text:style-name="P17">Столбец, полученный из функции, которая получает данные в системных каталогах или виртуальных системных таблицах SQL Server. Это свойство применимо только к вычисляемым столбцам и столбцам представлений.</text:p>
          </table:table-cell>
          <table:table-cell table:style-name="Таблица3.A1" office:value-type="string">
            <text:p text:style-name="P17">1 = TRUE (обозначает доступ только для чтения) </text:p>
            <text:p text:style-name="P17">0 = FALSE; </text:p>
            <text:p text:style-name="P17">NULL = Введенные значения недопустимы.</text:p>
          </table:table-cell>
        </table:table-row>
        <table:table-row>
          <table:table-cell table:style-name="Таблица3.A1" office:value-type="string">
            <text:p text:style-name="P17"><text:span text:style-name="Strong_20_Emphasis">UserDataAccess</text:span> </text:p>
          </table:table-cell>
          <table:table-cell table:style-name="Таблица3.A1" office:value-type="string">
            <text:p text:style-name="P17">Столбец, полученный из функции, которая получает данные в пользовательских таблицах, включая таблицы видов и временные таблицы, хранится в локальном экземпляре SQL Server. Это свойство применимо только к вычисляемым столбцам и столбцам представлений.</text:p>
          </table:table-cell>
          <table:table-cell table:style-name="Таблица3.A1" office:value-type="string">
            <text:p text:style-name="P17">1 = TRUE (обозначает доступ только для чтения) </text:p>
            <text:p text:style-name="P17">0 = FALSE; </text:p>
            <text:p text:style-name="P17">NULL = Введенные значения недопустимы.</text:p>
          </table:table-cell>
        </table:table-row>
        <table:table-row>
          <table:table-cell table:style-name="Таблица3.A1" office:value-type="string">
            <text:p text:style-name="P17"><text:span text:style-name="Strong_20_Emphasis">UsesAnsiTrim</text:span> </text:p>
          </table:table-cell>
          <table:table-cell table:style-name="Таблица3.A1" office:value-type="string">
            <text:p text:style-name="P17">ANSI_PADDING был установлен как ON, если таблица была создана впервые. Это свойство применимо только к столбцам или параметрам типа char или varchar.</text:p>
          </table:table-cell>
          <table:table-cell table:style-name="Таблица3.A1" office:value-type="string">
            <text:p text:style-name="P17">1= TRUE </text:p>
            <text:p text:style-name="P17">0= FALSE </text:p>
            <text:p text:style-name="P17">NULL = Введенные значения недопустимы.</text:p>
          </table:table-cell>
        </table:table-row>
        <table:table-row>
          <table:table-cell table:style-name="Таблица3.A1" office:value-type="string">
            <text:p text:style-name="P17"><text:span text:style-name="Strong_20_Emphasis">IsSparse</text:span></text:p>
          </table:table-cell>
          <table:table-cell table:style-name="Таблица3.A1" office:value-type="string">
            <text:p text:style-name="P17">Столбец является разреженным столбцом. Дополнительные сведения см. в разделе <text:a xlink:type="simple" xlink:href="https://technet.microsoft.com/ru-ru/library/cc280604%28v=sql.105%29.aspx" text:style-name="Internet_20_link" text:visited-style-name="Visited_20_Internet_20_Link">Использование разреженных столбцов</text:a>.</text:p>
          </table:table-cell>
          <table:table-cell table:style-name="Таблица3.A1" office:value-type="string">
            <text:p text:style-name="P17">1= TRUE </text:p>
            <text:p text:style-name="P17">0= FALSE </text:p>
            <text:p text:style-name="P17">NULL = Введенные <text:soft-page-break/>значения недопустимы.</text:p>
          </table:table-cell>
        </table:table-row>
        <table:table-row>
          <table:table-cell table:style-name="Таблица3.A1" office:value-type="string">
            <text:p text:style-name="P17"><text:span text:style-name="Strong_20_Emphasis">IsColumnSet</text:span></text:p>
          </table:table-cell>
          <table:table-cell table:style-name="Таблица3.A1" office:value-type="string">
            <text:p text:style-name="P17">Столбец представляет собой набор столбцов. Дополнительные сведения см. в разделе <text:a xlink:type="simple" xlink:href="https://technet.microsoft.com/ru-ru/library/cc280521%28v=sql.105%29.aspx" text:style-name="Internet_20_link" text:visited-style-name="Visited_20_Internet_20_Link">Использование наборов столбцов</text:a>.</text:p>
          </table:table-cell>
          <table:table-cell table:style-name="Таблица3.A1" office:value-type="string">
            <text:p text:style-name="P17">1= TRUE </text:p>
            <text:p text:style-name="P17">0= FALSE </text:p>
            <text:p text:style-name="P17">NULL = Введенные значения недопустимы.</text:p>
          </table:table-cell>
        </table:table-row>
      </table:table>
      <text:h text:style-name="Heading_20_4" text:outline-level="4">Типы возвращаемых данных</text:h>
      <text:p text:style-name="Text_20_body"><text:bookmark text:name="sectionToggle1"/>int </text:p>
      <text:h text:style-name="Heading_20_4" text:outline-level="4">Исключения</text:h>
      <text:p text:style-name="Text_20_body"><text:bookmark text:name="ddueExceptionsToggle"/>Возвращает значение NULL в случае ошибки или отсутствия у участника разрешения на просмотр объекта.</text:p>
      <text:p text:style-name="Text_20_body">В SQL Server 2008 пользователь может просматривать только метаданные защищаемых объектов, которыми он владеет или на которые ему были предоставлены разрешения. Это означает, что встроенные функции, создающие метаданные, такие как COLUMNPROPERTY, могут вернуть значение NULL в случае, если пользователь не имеет разрешений на объект. Дополнительные сведения см. в разделах <text:a xlink:type="simple" xlink:href="https://technet.microsoft.com/ru-ru/library/ms187113%28v=sql.105%29.aspx" text:style-name="Internet_20_link" text:visited-style-name="Visited_20_Internet_20_Link">Настройка видимости метаданных</text:a> и <text:a xlink:type="simple" xlink:href="https://technet.microsoft.com/ru-ru/library/ms190785%28v=sql.105%29.aspx" text:style-name="Internet_20_link" text:visited-style-name="Visited_20_Internet_20_Link">Устранение неполадок, связанных с видимостью метаданных</text:a>.</text:p>
      <text:h text:style-name="Heading_20_4" text:outline-level="4">Замечания</text:h>
      <text:p text:style-name="Text_20_body"><text:bookmark text:name="languageReferenceRemarksToggle"/>Если проверяется детерминистическое свойство столбца, сначала нужно проверить, является ли столбец вычисляемым. <text:span text:style-name="Strong_20_Emphasis">IsDeterministic</text:span> возвращает NULL для невычисляемых столбцов. Вычисляемые столбцы могут быть определены как индексированные столбцы.</text:p>
      <text:h text:style-name="Heading_20_4" text:outline-level="4">Примеры</text:h>
      <text:p text:style-name="Text_20_body"><text:bookmark text:name="sectionToggle2"/>Следующий пример возвращает длину столбца LastName.</text:p>
      <text:p text:style-name="P3">USE AdventureWorks2008R2;</text:p>
      <text:p text:style-name="P3">GO</text:p>
      <text:p text:style-name="P3">SELECT COLUMNPROPERTY( OBJECT_ID('Person.Person'),'LastName','PRECISION')AS 'Column Length';</text:p>
      <text:p text:style-name="P11">GO</text:p>
      <text:p text:style-name="Text_20_body">Ниже приводится результирующий набор.</text:p>
      <text:p text:style-name="P3">Column Length </text:p>
      <text:p text:style-name="P3">------------- </text:p>
      <text:p text:style-name="P3">50</text:p>
      <text:p text:style-name="P6"/>
      <text:p text:style-name="P11">(1 row(s) affected)</text:p>
      <text:h text:style-name="Heading_20_3" text:outline-level="3">sys.computed_columns (Transact-SQL)</text:h>
      <text:p text:style-name="Text_20_body">Содержит одну строку для каждого столбца, найденного в вычисляемом столбце <text:span text:style-name="Strong_20_Emphasis">sys.columns</text:span>.</text:p>
      <table:table table:name="Таблица4" table:style-name="Таблица4">
        <table:table-column table:style-name="Таблица4.A"/>
        <table:table-column table:style-name="Таблица4.B"/>
        <table:table-column table:style-name="Таблица4.C"/>
        <text:soft-page-break/>
        <table:table-row>
          <table:table-cell table:style-name="Таблица4.A1" office:value-type="string">
            <text:p text:style-name="P1">Имя столбца</text:p>
          </table:table-cell>
          <table:table-cell table:style-name="Таблица4.A1" office:value-type="string">
            <text:p text:style-name="P1">Тип данных</text:p>
          </table:table-cell>
          <table:table-cell table:style-name="Таблица4.A1" office:value-type="string">
            <text:p text:style-name="P1">Описание</text:p>
          </table:table-cell>
        </table:table-row>
        <table:table-row>
          <table:table-cell table:style-name="Таблица4.A1" office:value-type="string">
            <text:p text:style-name="P17"><text:span text:style-name="Strong_20_Emphasis">&lt;Наследуемые столбцы&gt;</text:span> </text:p>
          </table:table-cell>
          <table:table-cell table:style-name="Таблица4.A1" office:value-type="string">
            <text:p text:style-name="P16"/>
          </table:table-cell>
          <table:table-cell table:style-name="Таблица4.A1" office:value-type="string">
            <text:p text:style-name="P17">Список столбцов, наследуемых этим представлением, см. в разделе <text:a xlink:type="simple" xlink:href="https://technet.microsoft.com/ru-ru/library/ms176106%28v=sql.105%29.aspx" text:style-name="Internet_20_link" text:visited-style-name="Visited_20_Internet_20_Link">sys.columns (Transact-SQL)</text:a>.</text:p>
          </table:table-cell>
        </table:table-row>
        <table:table-row>
          <table:table-cell table:style-name="Таблица4.A1" office:value-type="string">
            <text:p text:style-name="P17"><text:span text:style-name="Strong_20_Emphasis">definition</text:span> </text:p>
          </table:table-cell>
          <table:table-cell table:style-name="Таблица4.A1" office:value-type="string">
            <text:p text:style-name="P17">nvarchar(max) </text:p>
          </table:table-cell>
          <table:table-cell table:style-name="Таблица4.A1" office:value-type="string">
            <text:p text:style-name="P17">Текст на языке SQL, определяющий этот вычисляемый столбец.</text:p>
            <text:p text:style-name="P17">SQL Server 2008 и SQL Server 2005 отличаются от SQL Server 2000 способом расшифровки и хранения выражений SQL в метаданных каталога. Семантика расшифрованных выражений соответствует исходному тексту, однако правильность синтаксиса не гарантируется. Например, из декодированного выражения удаляются пробелы. </text:p>
          </table:table-cell>
        </table:table-row>
        <table:table-row>
          <table:table-cell table:style-name="Таблица4.A1" office:value-type="string">
            <text:p text:style-name="P17"><text:span text:style-name="Strong_20_Emphasis">uses_database_collation</text:span> </text:p>
          </table:table-cell>
          <table:table-cell table:style-name="Таблица4.A1" office:value-type="string">
            <text:p text:style-name="P17">bit </text:p>
          </table:table-cell>
          <table:table-cell table:style-name="Таблица4.A1" office:value-type="string">
            <text:p text:style-name="P17">1 = правильное определение столбца зависит от параметров сортировки по умолчанию для базы данных; в противном случае 0. Такая зависимость предотвращает изменение сопоставления по умолчанию для базы данных.</text:p>
          </table:table-cell>
        </table:table-row>
        <table:table-row>
          <table:table-cell table:style-name="Таблица4.A1" office:value-type="string">
            <text:p text:style-name="P17"><text:span text:style-name="Strong_20_Emphasis">is_persisted</text:span> </text:p>
          </table:table-cell>
          <table:table-cell table:style-name="Таблица4.A1" office:value-type="string">
            <text:p text:style-name="P17">bit </text:p>
          </table:table-cell>
          <table:table-cell table:style-name="Таблица4.A1" office:value-type="string">
            <text:p text:style-name="P17">Вычисляемый столбец сохраняется.</text:p>
          </table:table-cell>
        </table:table-row>
        <table:table-row>
          <table:table-cell table:style-name="Таблица4.A1" office:value-type="string">
            <text:p text:style-name="P17"><text:span text:style-name="Strong_20_Emphasis">is_computed</text:span> </text:p>
          </table:table-cell>
          <table:table-cell table:style-name="Таблица4.A1" office:value-type="string">
            <text:p text:style-name="P17">bit </text:p>
          </table:table-cell>
          <table:table-cell table:style-name="Таблица4.A1" office:value-type="string">
            <text:p text:style-name="P17">Вычисляемый столбец вычисляется. Значение всегда равно 1.</text:p>
          </table:table-cell>
        </table:table-row>
        <table:table-row>
          <table:table-cell table:style-name="Таблица4.A1" office:value-type="string">
            <text:p text:style-name="P17">is_sparse</text:p>
          </table:table-cell>
          <table:table-cell table:style-name="Таблица4.A1" office:value-type="string">
            <text:p text:style-name="P17">bit </text:p>
          </table:table-cell>
          <table:table-cell table:style-name="Таблица4.A1" office:value-type="string">
            <text:p text:style-name="P17">1 = столбец является разреженным. Дополнительные сведения см. в разделе <text:a xlink:type="simple" xlink:href="https://technet.microsoft.com/ru-ru/library/cc280604%28v=sql.105%29.aspx" text:style-name="Internet_20_link" text:visited-style-name="Visited_20_Internet_20_Link">Использование разреженных столбцов</text:a>.</text:p>
          </table:table-cell>
        </table:table-row>
        <table:table-row>
          <table:table-cell table:style-name="Таблица4.A1" office:value-type="string">
            <text:p text:style-name="P17">is_column_set</text:p>
          </table:table-cell>
          <table:table-cell table:style-name="Таблица4.A1" office:value-type="string">
            <text:p text:style-name="P17">bit </text:p>
          </table:table-cell>
          <table:table-cell table:style-name="Таблица4.A1" office:value-type="string">
            <text:p text:style-name="P17">1 = столбец является набором столбцов. Дополнительные сведения см. в разделе <text:a xlink:type="simple" xlink:href="https://technet.microsoft.com/ru-ru/library/cc280521%28v=sql.105%29.aspx" text:style-name="Internet_20_link" text:visited-style-name="Visited_20_Internet_20_Link">Использование наборов столбцов</text:a>.</text:p>
          </table:table-cell>
        </table:table-row>
      </table:table>
      <text:h text:style-name="Heading_20_4" text:outline-level="4">Разрешения</text:h>
      <text:p text:style-name="Text_20_body"><text:bookmark text:name="sectionToggle03"/>В SQL Server 2005 и более поздних версиях видимость метаданных в представлениях каталогов ограничивается защищаемыми объектами, которыми пользователь владеет или на которые ему были предоставлены разрешения. Дополнительные сведения см. в разделе <text:a xlink:type="simple" xlink:href="https://technet.microsoft.com/ru-ru/library/ms187113%28v=sql.105%29.aspx" text:style-name="Internet_20_link" text:visited-style-name="Visited_20_Internet_20_Link">Настройка видимости метаданных</text:a>.</text:p>
      <text:h text:style-name="Heading_20_3" text:outline-level="3">Представление каталога sys.sql_expression_dependencies (Transact-SQL)</text:h>
      <text:p text:style-name="Text_20_body">Содержит по одной строке для каждой именованной зависимости определяемой пользователем сущности в текущей базе данных. Зависимость между двумя сущностями создается, когда имя некоторой сущности, называемой упоминаемой, встречается в составе постоянного выражения языка SQL другой сущности, называемой ссылающейся. Например, если на таблицу ссылается определение представления, это представление, как ссылающаяся сущность, зависит от таблицы или упоминаемой сущности. При удалении таблицы представление становится непригодным для использования.</text:p>
      <text:p text:style-name="Text_20_body"><text:soft-page-break/>Это представление каталога можно использовать для получения сведений о зависимостях по следующим сущностям:</text:p>
      <text:list xml:id="list8736542554778009704" text:style-name="L14">
        <text:list-item>
          <text:p text:style-name="P25">привязанные к схеме сущности;</text:p>
        </text:list-item>
        <text:list-item>
          <text:p text:style-name="P25">сущности без привязки к схеме; </text:p>
        </text:list-item>
        <text:list-item>
          <text:p text:style-name="P25">межбазовые и межсерверные сущности. Выводятся имена сущностей без идентификаторов;</text:p>
        </text:list-item>
        <text:list-item>
          <text:p text:style-name="P25">зависимости на уровне столбцов в сущностях, привязанных к схеме. Зависимости на уровне столбцов для объектов, не привязанных к схеме, можно просмотреть в динамическом административном представлении <text:a xlink:type="simple" xlink:href="https://technet.microsoft.com/ru-ru/library/bb677185%28v=sql.105%29.aspx" text:style-name="Internet_20_link" text:visited-style-name="Visited_20_Internet_20_Link">sys.dm_sql_referenced_entities</text:a>;</text:p>
        </text:list-item>
        <text:list-item>
          <text:p text:style-name="P25">триггеры DDL на уровне сервера в контексте базы данных master.</text:p>
        </text:list-item>
      </text:list>
      <table:table table:name="Таблица5" table:style-name="Таблица5">
        <table:table-column table:style-name="Таблица5.A"/>
        <table:table-column table:style-name="Таблица5.B"/>
        <table:table-column table:style-name="Таблица5.C"/>
        <table:table-row>
          <table:table-cell table:style-name="Таблица5.A1" office:value-type="string">
            <text:p text:style-name="P1">Имя столбца</text:p>
          </table:table-cell>
          <table:table-cell table:style-name="Таблица5.A1" office:value-type="string">
            <text:p text:style-name="P1">Тип данных</text:p>
          </table:table-cell>
          <table:table-cell table:style-name="Таблица5.A1" office:value-type="string">
            <text:p text:style-name="P1">Описание</text:p>
          </table:table-cell>
        </table:table-row>
        <table:table-row>
          <table:table-cell table:style-name="Таблица5.A1" office:value-type="string">
            <text:p text:style-name="P17">referencing_id</text:p>
          </table:table-cell>
          <table:table-cell table:style-name="Таблица5.A1" office:value-type="string">
            <text:p text:style-name="P17">int </text:p>
          </table:table-cell>
          <table:table-cell table:style-name="Таблица5.A1" office:value-type="string">
            <text:p text:style-name="P17">Идентификатор ссылающейся сущности. Не допускает значение NULL.</text:p>
          </table:table-cell>
        </table:table-row>
        <table:table-row>
          <table:table-cell table:style-name="Таблица5.A1" office:value-type="string">
            <text:p text:style-name="P17">referencing_minor_id</text:p>
          </table:table-cell>
          <table:table-cell table:style-name="Таблица5.A1" office:value-type="string">
            <text:p text:style-name="P17">int </text:p>
          </table:table-cell>
          <table:table-cell table:style-name="Таблица5.A1" office:value-type="string">
            <text:p text:style-name="P17">Идентификатор столбца, если ссылающаяся сущность является столбцом; в противном случае — 0. Не допускает значения NULL.</text:p>
          </table:table-cell>
        </table:table-row>
        <table:table-row>
          <table:table-cell table:style-name="Таблица5.A1" office:value-type="string">
            <text:p text:style-name="P17">referencing_class</text:p>
          </table:table-cell>
          <table:table-cell table:style-name="Таблица5.A1" office:value-type="string">
            <text:p text:style-name="P17">tinyint </text:p>
          </table:table-cell>
          <table:table-cell table:style-name="Таблица5.A1" office:value-type="string">
            <text:p text:style-name="P17">Класс ссылающейся сущности.</text:p>
            <text:p text:style-name="P17">1 = Объект или столбец</text:p>
            <text:p text:style-name="P17">12 = Триггер DDL базы данных</text:p>
            <text:p text:style-name="P17">13 = Серверный триггер DDL</text:p>
            <text:p text:style-name="P17">Не допускает значение NULL.</text:p>
          </table:table-cell>
        </table:table-row>
        <table:table-row>
          <table:table-cell table:style-name="Таблица5.A1" office:value-type="string">
            <text:p text:style-name="P17">referencing_class_desc</text:p>
          </table:table-cell>
          <table:table-cell table:style-name="Таблица5.A1" office:value-type="string">
            <text:p text:style-name="P17">nvarchar(60) </text:p>
          </table:table-cell>
          <table:table-cell table:style-name="Таблица5.A1" office:value-type="string">
            <text:p text:style-name="P17">Описание класса ссылающейся сущности.</text:p>
            <text:p text:style-name="P17">OBJECT_OR_COLUMN</text:p>
            <text:p text:style-name="P17">DATABASE_DDL_TRIGGER</text:p>
            <text:p text:style-name="P17">SERVER_DDL_TRIGGER</text:p>
            <text:p text:style-name="P17">Не допускает значение NULL.</text:p>
          </table:table-cell>
        </table:table-row>
        <table:table-row>
          <table:table-cell table:style-name="Таблица5.A1" office:value-type="string">
            <text:p text:style-name="P17">is_schema_bound_reference</text:p>
          </table:table-cell>
          <table:table-cell table:style-name="Таблица5.A1" office:value-type="string">
            <text:p text:style-name="P17">bit </text:p>
          </table:table-cell>
          <table:table-cell table:style-name="Таблица5.A1" office:value-type="string">
            <text:p text:style-name="P17">1 = Упоминаемая сущность привязана к схеме.</text:p>
            <text:p text:style-name="P17">0 = Упоминаемая сущность не привязана к схеме.</text:p>
            <text:p text:style-name="P17">Не допускает значение NULL.</text:p>
          </table:table-cell>
        </table:table-row>
        <table:table-row>
          <table:table-cell table:style-name="Таблица5.A1" office:value-type="string">
            <text:p text:style-name="P17">referenced_cl<text:soft-page-break/>ass</text:p>
          </table:table-cell>
          <table:table-cell table:style-name="Таблица5.A1" office:value-type="string">
            <text:p text:style-name="P17">tinyint </text:p>
          </table:table-cell>
          <table:table-cell table:style-name="Таблица5.A1" office:value-type="string">
            <text:p text:style-name="P17">Класс упоминаемой сущности.</text:p>
            <text:p text:style-name="P17"><text:soft-page-break/>1 = Объект или столбец</text:p>
            <text:p text:style-name="P17">6 = Тип</text:p>
            <text:p text:style-name="P17">10 = Коллекция XML-схем</text:p>
            <text:p text:style-name="P17">21 = Функция секционирования</text:p>
            <text:p text:style-name="P17">Не допускает значение NULL.</text:p>
          </table:table-cell>
        </table:table-row>
        <table:table-row>
          <table:table-cell table:style-name="Таблица5.A1" office:value-type="string">
            <text:p text:style-name="P17">referenced_class_desc</text:p>
          </table:table-cell>
          <table:table-cell table:style-name="Таблица5.A1" office:value-type="string">
            <text:p text:style-name="P17">nvarchar(60) </text:p>
          </table:table-cell>
          <table:table-cell table:style-name="Таблица5.A1" office:value-type="string">
            <text:p text:style-name="P17">Описание класса упоминаемой сущности. </text:p>
            <text:p text:style-name="P17">OBJECT_OR_COLUMN</text:p>
            <text:p text:style-name="P17">TYPE</text:p>
            <text:p text:style-name="P17">XML_SCHEMA_COLLECTION</text:p>
            <text:p text:style-name="P17">PARTITION_FUNCTION</text:p>
            <text:p text:style-name="P17">Не допускает значение NULL.</text:p>
          </table:table-cell>
        </table:table-row>
        <table:table-row>
          <table:table-cell table:style-name="Таблица5.A1" office:value-type="string">
            <text:p text:style-name="P17">referenced_server_name</text:p>
          </table:table-cell>
          <table:table-cell table:style-name="Таблица5.A1" office:value-type="string">
            <text:p text:style-name="P17">sysname </text:p>
          </table:table-cell>
          <table:table-cell table:style-name="Таблица5.A1" office:value-type="string">
            <text:p text:style-name="P17">Имя сервера упоминаемой сущности.</text:p>
            <text:p text:style-name="P17">Этот столбец заполняется для межсерверных зависимостей, которые создаются путем задания допустимого четырехкомпонентного имени. Сведения о многокомпонентных именах см. в разделе <text:a xlink:type="simple" xlink:href="https://technet.microsoft.com/ru-ru/library/ms177563%28v=sql.105%29.aspx" text:style-name="Internet_20_link" text:visited-style-name="Visited_20_Internet_20_Link">Синтаксические обозначения в Transact-SQL (Transact-SQL)</text:a>.</text:p>
            <text:p text:style-name="P17">Значение NULL для не привязанных к схеме сущностей, ссылка на которые осуществляется без указания четырехкомпонентного имени.</text:p>
            <text:p text:style-name="P17">Имеет значение NULL для привязанных к схеме сущностей, поскольку они должны находиться в одной базе данных, и поэтому их можно определить только с использованием только двухкомпонентного имени (схема.объект).</text:p>
          </table:table-cell>
        </table:table-row>
        <table:table-row>
          <table:table-cell table:style-name="Таблица5.A1" office:value-type="string">
            <text:p text:style-name="P17">referenced_database_name</text:p>
          </table:table-cell>
          <table:table-cell table:style-name="Таблица5.A1" office:value-type="string">
            <text:p text:style-name="P17">sysname </text:p>
          </table:table-cell>
          <table:table-cell table:style-name="Таблица5.A1" office:value-type="string">
            <text:p text:style-name="P17">Имя базы данных упоминаемой сущности.</text:p>
            <text:p text:style-name="P17">Этот столбец заполняется для межбазовых и межсерверных ссылок, которые задаются путем указания допустимого трехкомпонентного или четырехкомпонентного имени.</text:p>
            <text:p text:style-name="P17">Имеет значение NULL для не привязанных к схеме ссылок, задаваемых с помощью однокомпонентного или двухкомпонентного имени.</text:p>
            <text:p text:style-name="P17">Имеет значение NULL для привязанных к схеме сущностей, поскольку они должны находиться в одной базе данных, и поэтому их можно определить только с использованием только двухкомпонентного имени (схема.объект).</text:p>
          </table:table-cell>
        </table:table-row>
        <text:soft-page-break/>
        <table:table-row>
          <table:table-cell table:style-name="Таблица5.A1" office:value-type="string">
            <text:p text:style-name="P17">referenced_schema_name</text:p>
          </table:table-cell>
          <table:table-cell table:style-name="Таблица5.A1" office:value-type="string">
            <text:p text:style-name="P17">sysname </text:p>
          </table:table-cell>
          <table:table-cell table:style-name="Таблица5.A1" office:value-type="string">
            <text:p text:style-name="P17">Схема, которой принадлежит упоминаемая сущность. </text:p>
            <text:p text:style-name="P17">Имеет значение NULL для не привязанных к схеме ссылок, в которых сущность упоминается без указания имени схемы.</text:p>
            <text:p text:style-name="P17">Никогда не имеет значение NULL для привязанных к схеме ссылок, поскольку привязанные к схеме сущности должны определяться двухкомпонентным именем и ссылаться с помощью двухкомпонентных ссылок. </text:p>
          </table:table-cell>
        </table:table-row>
        <table:table-row>
          <table:table-cell table:style-name="Таблица5.A1" office:value-type="string">
            <text:p text:style-name="P17">referenced_entity_name</text:p>
          </table:table-cell>
          <table:table-cell table:style-name="Таблица5.A1" office:value-type="string">
            <text:p text:style-name="P17">sysname </text:p>
          </table:table-cell>
          <table:table-cell table:style-name="Таблица5.A1" office:value-type="string">
            <text:p text:style-name="P17">Имя упоминаемой сущности. Не допускает значение NULL.</text:p>
          </table:table-cell>
        </table:table-row>
        <table:table-row>
          <table:table-cell table:style-name="Таблица5.A1" office:value-type="string">
            <text:p text:style-name="P17">referenced_id</text:p>
          </table:table-cell>
          <table:table-cell table:style-name="Таблица5.A1" office:value-type="string">
            <text:p text:style-name="P17">int </text:p>
          </table:table-cell>
          <table:table-cell table:style-name="Таблица5.A1" office:value-type="string">
            <text:p text:style-name="P17">Идентификатор упоминаемой сущности. </text:p>
            <text:p text:style-name="P17">Всегда значение NULL для межсерверных и межбазовых ссылок.</text:p>
            <text:p text:style-name="P17">Имеет значение NULL для ссылок в пределах базы данных, когда не удается определить идентификатор. Для ссылок, не привязанных к схеме, идентификатор не удается разрешить в следующих случаях.</text:p>
            <text:list xml:id="list1830001921649387173" text:style-name="L15">
              <text:list-item>
                <text:p text:style-name="P19">Упоминаемая сущность не существует в базе данных.</text:p>
              </text:list-item>
              <text:list-item>
                <text:p text:style-name="P19">Схема упоминаемой сущности зависит от схемы участника и разрешается во время выполнения. В этом случае параметр is_caller_dependent устанавливается в значение 1.</text:p>
              </text:list-item>
            </text:list>
            <text:p text:style-name="P17">Никогда не принимает значение NULL для привязанных к схеме ссылок.</text:p>
          </table:table-cell>
        </table:table-row>
        <table:table-row>
          <table:table-cell table:style-name="Таблица5.A1" office:value-type="string">
            <text:p text:style-name="P17">referenced_minor_id</text:p>
          </table:table-cell>
          <table:table-cell table:style-name="Таблица5.A1" office:value-type="string">
            <text:p text:style-name="P17">int </text:p>
          </table:table-cell>
          <table:table-cell table:style-name="Таблица5.A1" office:value-type="string">
            <text:p text:style-name="P17">Идентификатор ссылочного столбца в случае, если ссылающейся сущностью является столбец; в противном случае — 0. Не допускает значения NULL.</text:p>
            <text:p text:style-name="P17">Упоминаемая сущность представляет собой столбец, если в ссылающейся сущности столбец определяется по имени или если в инструкции SELECT * используется родительская сущность.</text:p>
          </table:table-cell>
        </table:table-row>
        <table:table-row>
          <table:table-cell table:style-name="Таблица5.A1" office:value-type="string">
            <text:p text:style-name="P17">is_caller_dependent</text:p>
          </table:table-cell>
          <table:table-cell table:style-name="Таблица5.A1" office:value-type="string">
            <text:p text:style-name="P17">bit </text:p>
          </table:table-cell>
          <table:table-cell table:style-name="Таблица5.A1" office:value-type="string">
            <text:p text:style-name="P17">Указывает, что привязка к схеме для упоминаемой сущности происходит во время выполнения, и поэтому разрешение идентификатора сущности зависит от схемы ссылающейся сущности. Это происходит, если упоминаемая сущность является хранимой процедурой, расширенной хранимой процедурой или определяемой пользователем функцией, не привязанной к схеме, вызываемой в инструкции EXECUTE. </text:p>
            <text:p text:style-name="P17">1 = Упоминаемая сущность зависит от ссылающейся и разрешается во время выполнения. В этом случае параметр referenced_id принимает значение NULL. </text:p>
            <text:p text:style-name="P17"><text:soft-page-break/>0 = Идентификатор упоминаемой сущности не зависит от вызывающего объекта. </text:p>
            <text:p text:style-name="P17">Всегда имеет значение 0 для привязанных к схеме ссылок, а также для межбазовых и межсерверных ссылок, которые явно указывают имя схемы. Например, ссылка на сущность в формате EXEC MyDatabase.MySchema.MyProc не зависит от вызывающего объекта. При этом ссылка в формате EXEC MyDatabase..MyProc зависит от вызывающего объекта.</text:p>
          </table:table-cell>
        </table:table-row>
        <table:table-row>
          <table:table-cell table:style-name="Таблица5.A1" office:value-type="string">
            <text:p text:style-name="P17">is_ambiguous</text:p>
          </table:table-cell>
          <table:table-cell table:style-name="Таблица5.A1" office:value-type="string">
            <text:p text:style-name="P17">bit </text:p>
          </table:table-cell>
          <table:table-cell table:style-name="Таблица5.A1" office:value-type="string">
            <text:p text:style-name="P17">Указывает, что ссылка является неоднозначной и на этапе выполнения может разрешиться к определяемой пользователем функции, определяемому пользователем типу или ссылке XQuery на столбец типа xml. </text:p>
            <text:p text:style-name="P17">Например, предположим, что инструкция SELECT Sales.GetOrder() FROM Sales.MySales определена в хранимой процедуре. До выполнения хранимой процедуры неизвестно, является ли Sales.GetOrder() определяемой пользователем функцией в схеме Sales или столбцом Sales определяемого пользователем типа с методом GetOrder().</text:p>
            <text:p text:style-name="P17">1 = Ссылка неоднозначна.</text:p>
            <text:p text:style-name="P17">0 = Ссылка однозначна, или сущность можно успешно привязать при вызове представления. </text:p>
            <text:p text:style-name="P17">Всегда принимает значение 0 для привязанных к схеме ссылок.</text:p>
          </table:table-cell>
        </table:table-row>
      </table:table>
      <text:h text:style-name="Heading_20_4" text:outline-level="4">Замечания</text:h>
      <text:p text:style-name="Text_20_body"><text:bookmark text:name="languageReferenceRemarksToggle1"/>В следующей таблице перечислены типы сущностей, для которых созданы и обновляются данные о зависимостях. Данные о зависимостях не создаются и не обновляются для правил, значений по умолчанию, временных таблиц, временных хранимых процедур и системных объектов.</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1">Тип сущности</text:p>
          </table:table-cell>
          <table:table-cell table:style-name="Таблица6.A1" office:value-type="string">
            <text:p text:style-name="P1">Ссылающаяся сущность</text:p>
          </table:table-cell>
          <table:table-cell table:style-name="Таблица6.A1" office:value-type="string">
            <text:p text:style-name="P1">Упоминаемая сущность</text:p>
          </table:table-cell>
        </table:table-row>
        <table:table-row>
          <table:table-cell table:style-name="Таблица6.A1" office:value-type="string">
            <text:p text:style-name="P17">Таблица</text:p>
          </table:table-cell>
          <table:table-cell table:style-name="Таблица6.A1" office:value-type="string">
            <text:p text:style-name="P17">Да*</text:p>
          </table:table-cell>
          <table:table-cell table:style-name="Таблица6.A1" office:value-type="string">
            <text:p text:style-name="P17">Да</text:p>
          </table:table-cell>
        </table:table-row>
        <table:table-row>
          <table:table-cell table:style-name="Таблица6.A1" office:value-type="string">
            <text:p text:style-name="P17">Просмотр</text:p>
          </table:table-cell>
          <table:table-cell table:style-name="Таблица6.A1" office:value-type="string">
            <text:p text:style-name="P17">Да</text:p>
          </table:table-cell>
          <table:table-cell table:style-name="Таблица6.A1" office:value-type="string">
            <text:p text:style-name="P17">Да</text:p>
          </table:table-cell>
        </table:table-row>
        <table:table-row>
          <table:table-cell table:style-name="Таблица6.A1" office:value-type="string">
            <text:p text:style-name="P17">Фильтруемый индекс</text:p>
          </table:table-cell>
          <table:table-cell table:style-name="Таблица6.A1" office:value-type="string">
            <text:p text:style-name="P17">Да**</text:p>
          </table:table-cell>
          <table:table-cell table:style-name="Таблица6.A1" office:value-type="string">
            <text:p text:style-name="P17">Нет</text:p>
          </table:table-cell>
        </table:table-row>
        <table:table-row>
          <table:table-cell table:style-name="Таблица6.A1" office:value-type="string">
            <text:p text:style-name="P17">Статистика фильтрации</text:p>
          </table:table-cell>
          <table:table-cell table:style-name="Таблица6.A1" office:value-type="string">
            <text:p text:style-name="P17">Да**</text:p>
          </table:table-cell>
          <table:table-cell table:style-name="Таблица6.A1" office:value-type="string">
            <text:p text:style-name="P17">Нет</text:p>
          </table:table-cell>
        </table:table-row>
        <table:table-row>
          <table:table-cell table:style-name="Таблица6.A1" office:value-type="string">
            <text:p text:style-name="P17">Хранимая процедура Transact-SQL***</text:p>
          </table:table-cell>
          <table:table-cell table:style-name="Таблица6.A1" office:value-type="string">
            <text:p text:style-name="P17">Да</text:p>
          </table:table-cell>
          <table:table-cell table:style-name="Таблица6.A1" office:value-type="string">
            <text:p text:style-name="P17">Да</text:p>
          </table:table-cell>
        </table:table-row>
        <table:table-row>
          <table:table-cell table:style-name="Таблица6.A1" office:value-type="string">
            <text:p text:style-name="P17">CLR, хранимая процедура</text:p>
          </table:table-cell>
          <table:table-cell table:style-name="Таблица6.A1" office:value-type="string">
            <text:p text:style-name="P17">Нет</text:p>
          </table:table-cell>
          <table:table-cell table:style-name="Таблица6.A1" office:value-type="string">
            <text:p text:style-name="P17">Да</text:p>
          </table:table-cell>
        </table:table-row>
        <text:soft-page-break/>
        <table:table-row>
          <table:table-cell table:style-name="Таблица6.A1" office:value-type="string">
            <text:p text:style-name="P17">Определяемая пользователем функция Transact-SQL</text:p>
          </table:table-cell>
          <table:table-cell table:style-name="Таблица6.A1" office:value-type="string">
            <text:p text:style-name="P17">Да</text:p>
          </table:table-cell>
          <table:table-cell table:style-name="Таблица6.A1" office:value-type="string">
            <text:p text:style-name="P17">Да</text:p>
          </table:table-cell>
        </table:table-row>
        <table:table-row>
          <table:table-cell table:style-name="Таблица6.A1" office:value-type="string">
            <text:p text:style-name="P17">Определяемая пользователем функция среды CLR</text:p>
          </table:table-cell>
          <table:table-cell table:style-name="Таблица6.A1" office:value-type="string">
            <text:p text:style-name="P17">Нет</text:p>
          </table:table-cell>
          <table:table-cell table:style-name="Таблица6.A1" office:value-type="string">
            <text:p text:style-name="P17">Да</text:p>
          </table:table-cell>
        </table:table-row>
        <table:table-row>
          <table:table-cell table:style-name="Таблица6.A1" office:value-type="string">
            <text:p text:style-name="P17">Триггер CLR (DML и DDL)</text:p>
          </table:table-cell>
          <table:table-cell table:style-name="Таблица6.A1" office:value-type="string">
            <text:p text:style-name="P17">Нет</text:p>
          </table:table-cell>
          <table:table-cell table:style-name="Таблица6.A1" office:value-type="string">
            <text:p text:style-name="P17">Нет</text:p>
          </table:table-cell>
        </table:table-row>
        <table:table-row>
          <table:table-cell table:style-name="Таблица6.A1" office:value-type="string">
            <text:p text:style-name="P17">Триггер DML Transact-SQL</text:p>
          </table:table-cell>
          <table:table-cell table:style-name="Таблица6.A1" office:value-type="string">
            <text:p text:style-name="P17">Да</text:p>
          </table:table-cell>
          <table:table-cell table:style-name="Таблица6.A1" office:value-type="string">
            <text:p text:style-name="P17">Нет</text:p>
          </table:table-cell>
        </table:table-row>
        <table:table-row>
          <table:table-cell table:style-name="Таблица6.A1" office:value-type="string">
            <text:p text:style-name="P17">Триггер DDL Transact-SQL уровня базы данных</text:p>
          </table:table-cell>
          <table:table-cell table:style-name="Таблица6.A1" office:value-type="string">
            <text:p text:style-name="P17">Да</text:p>
          </table:table-cell>
          <table:table-cell table:style-name="Таблица6.A1" office:value-type="string">
            <text:p text:style-name="P17">Нет</text:p>
          </table:table-cell>
        </table:table-row>
        <table:table-row>
          <table:table-cell table:style-name="Таблица6.A1" office:value-type="string">
            <text:p text:style-name="P17">Триггер DDL Transact-SQL уровня сервера</text:p>
          </table:table-cell>
          <table:table-cell table:style-name="Таблица6.A1" office:value-type="string">
            <text:p text:style-name="P17">Да</text:p>
          </table:table-cell>
          <table:table-cell table:style-name="Таблица6.A1" office:value-type="string">
            <text:p text:style-name="P17">Нет</text:p>
          </table:table-cell>
        </table:table-row>
        <table:table-row>
          <table:table-cell table:style-name="Таблица6.A1" office:value-type="string">
            <text:p text:style-name="P17">Расширенные хранимые процедуры</text:p>
          </table:table-cell>
          <table:table-cell table:style-name="Таблица6.A1" office:value-type="string">
            <text:p text:style-name="P17">Нет</text:p>
          </table:table-cell>
          <table:table-cell table:style-name="Таблица6.A1" office:value-type="string">
            <text:p text:style-name="P17">Да</text:p>
          </table:table-cell>
        </table:table-row>
        <table:table-row>
          <table:table-cell table:style-name="Таблица6.A1" office:value-type="string">
            <text:p text:style-name="P17">Очередь</text:p>
          </table:table-cell>
          <table:table-cell table:style-name="Таблица6.A1" office:value-type="string">
            <text:p text:style-name="P17">Нет</text:p>
          </table:table-cell>
          <table:table-cell table:style-name="Таблица6.A1" office:value-type="string">
            <text:p text:style-name="P17">Да</text:p>
          </table:table-cell>
        </table:table-row>
        <table:table-row>
          <table:table-cell table:style-name="Таблица6.A1" office:value-type="string">
            <text:p text:style-name="P17">Синоним</text:p>
          </table:table-cell>
          <table:table-cell table:style-name="Таблица6.A1" office:value-type="string">
            <text:p text:style-name="P17">Нет</text:p>
          </table:table-cell>
          <table:table-cell table:style-name="Таблица6.A1" office:value-type="string">
            <text:p text:style-name="P17">Да</text:p>
          </table:table-cell>
        </table:table-row>
        <table:table-row>
          <table:table-cell table:style-name="Таблица6.A1" office:value-type="string">
            <text:p text:style-name="P17">Тип (псевдоним и определяемый пользователем тип данных CLR)</text:p>
          </table:table-cell>
          <table:table-cell table:style-name="Таблица6.A1" office:value-type="string">
            <text:p text:style-name="P17">Нет</text:p>
          </table:table-cell>
          <table:table-cell table:style-name="Таблица6.A1" office:value-type="string">
            <text:p text:style-name="P17">Да</text:p>
          </table:table-cell>
        </table:table-row>
        <table:table-row>
          <table:table-cell table:style-name="Таблица6.A1" office:value-type="string">
            <text:p text:style-name="P17">Коллекция схем XML</text:p>
          </table:table-cell>
          <table:table-cell table:style-name="Таблица6.A1" office:value-type="string">
            <text:p text:style-name="P17">Нет</text:p>
          </table:table-cell>
          <table:table-cell table:style-name="Таблица6.A1" office:value-type="string">
            <text:p text:style-name="P17">Да</text:p>
          </table:table-cell>
        </table:table-row>
        <table:table-row>
          <table:table-cell table:style-name="Таблица6.A1" office:value-type="string">
            <text:p text:style-name="P17">Функция секционирования</text:p>
          </table:table-cell>
          <table:table-cell table:style-name="Таблица6.A1" office:value-type="string">
            <text:p text:style-name="P17">Нет</text:p>
          </table:table-cell>
          <table:table-cell table:style-name="Таблица6.A1" office:value-type="string">
            <text:p text:style-name="P17">Да</text:p>
          </table:table-cell>
        </table:table-row>
      </table:table>
      <text:p text:style-name="Text_20_body">* Таблица отслеживается в качестве ссылающейся сущности, только если она ссылается на модуль Transact-SQL, определяемый пользователем тип или коллекцию XML-схем в определении вычисляемого столбца, ограничении CHECK или ограничении DEFAULT.</text:p>
      <text:p text:style-name="Text_20_body">**Каждый столбец, используемый в предикате фильтра, отслеживается как ссылающаяся сущность.</text:p>
      <text:p text:style-name="Text_20_body">*** Пронумерованные хранимые процедуры с целочисленным значением больше 1 не отслеживаются в качестве ссылающихся или упоминаемых сущностей.</text:p>
      <text:p text:style-name="Text_20_body">Дополнительные сведения см. в разделе <text:a xlink:type="simple" xlink:href="https://technet.microsoft.com/ru-ru/library/ms345449%28v=sql.105%29.aspx" text:style-name="Internet_20_link" text:visited-style-name="Visited_20_Internet_20_Link">Основные сведения о зависимостях SQL</text:a>.</text:p>
      <text:h text:style-name="Heading_20_4" text:outline-level="4">Разрешения</text:h>
      <text:p text:style-name="Text_20_body"><text:bookmark text:name="sectionToggle04"/>Необходимо разрешение VIEW DEFINITION в базе данных и разрешение SELECT на представление sys.sql_expression_dependencies в базе данных. По умолчанию разрешение SELECT предоставляется только членам предопределенной роли базы данных db_owner. Если разрешения SELECT и VIEW DEFINITION предоставлены другому пользователю, он может просматривать все зависимости в базе данных. </text:p>
      <text:h text:style-name="Heading_20_4" text:outline-level="4"><text:soft-page-break/>Примеры</text:h>
      <text:h text:style-name="Heading_20_5" text:outline-level="5"><text:bookmark text:name="sectionToggle11"/>А. Возвращение сущностей, на которые ссылаются другие сущности</text:h>
      <text:p text:style-name="Text_20_body">В следующем примере возвращаются таблицы и столбцы, на которые ссылается представление Production.vProductAndDescription. Это представление зависит от сущностей (таблиц и столбцов), возвращаемых в столбцах referenced_entity_name и referenced_column_name.</text:p>
      <text:p text:style-name="P4">USE AdventureWorks2008R2;</text:p>
      <text:p text:style-name="P4">GO</text:p>
      <text:p text:style-name="P4">SELECT OBJECT_NAME(referencing_id) AS referencing_entity_name, </text:p>
      <text:p text:style-name="P4"><text:s text:c="4"/>o.type_desc AS referencing_desciption, </text:p>
      <text:p text:style-name="P4"><text:s text:c="4"/>COALESCE(COL_NAME(referencing_id, referencing_minor_id), '(n/a)') AS referencing_minor_id, </text:p>
      <text:p text:style-name="P4"><text:s text:c="4"/>referencing_class_desc, referenced_class_desc,</text:p>
      <text:p text:style-name="P4"><text:s text:c="4"/>referenced_server_name, referenced_database_name, referenced_schema_name,</text:p>
      <text:p text:style-name="P4"><text:s text:c="4"/>referenced_entity_name, </text:p>
      <text:p text:style-name="P4"><text:s text:c="4"/>COALESCE(COL_NAME(referenced_id, referenced_minor_id), '(n/a)') AS referenced_column_name,</text:p>
      <text:p text:style-name="P4"><text:s text:c="4"/>is_caller_dependent, is_ambiguous</text:p>
      <text:p text:style-name="P4">FROM sys.sql_expression_dependencies AS sed</text:p>
      <text:p text:style-name="P4">INNER JOIN sys.objects AS o ON sed.referencing_id = o.object_id</text:p>
      <text:p text:style-name="P4">WHERE referencing_id = OBJECT_ID(N'Production.vProductAndDescription');</text:p>
      <text:p text:style-name="P7"><text:span text:style-name="T1">GO</text:span></text:p>
      <text:h text:style-name="Heading_20_5" text:outline-level="5">Б. Возвращение сущностей, ссылающихся на другую сущность</text:h>
      <text:p text:style-name="Text_20_body">В следующем примере возвращаются сущности, ссылающиеся на таблицу Production.Product. Сущности, возвращенные в столбце referencing_entity_name, зависят от таблицы Product.</text:p>
      <text:p text:style-name="P4">USE AdventureWorks2008R2;</text:p>
      <text:p text:style-name="P4">GO</text:p>
      <text:p text:style-name="P4">SELECT OBJECT_SCHEMA_NAME ( referencing_id ) AS referencing_schema_name,</text:p>
      <text:p text:style-name="P4"><text:s text:c="4"/>OBJECT_NAME(referencing_id) AS referencing_entity_name, </text:p>
      <text:p text:style-name="P4"><text:s text:c="4"/>o.type_desc AS referencing_desciption, </text:p>
      <text:p text:style-name="P4"><text:s text:c="4"/>COALESCE(COL_NAME(referencing_id, referencing_minor_id), '(n/a)') AS referencing_minor_id, </text:p>
      <text:p text:style-name="P4"><text:s text:c="4"/>referencing_class_desc, referenced_class_desc,</text:p>
      <text:p text:style-name="P4"><text:s text:c="4"/>referenced_server_name, referenced_database_name, referenced_schema_name,</text:p>
      <text:p text:style-name="P4"><text:s text:c="4"/>referenced_entity_name, </text:p>
      <text:p text:style-name="P4"><text:s text:c="4"/>COALESCE(COL_NAME(referenced_id, referenced_minor_id), '(n/a)') AS referenced_column_name,</text:p>
      <text:p text:style-name="P4"><text:s text:c="4"/>is_caller_dependent, is_ambiguous</text:p>
      <text:p text:style-name="P4">FROM sys.sql_expression_dependencies AS sed</text:p>
      <text:p text:style-name="P4">INNER JOIN sys.objects AS o ON sed.referencing_id = o.object_id</text:p>
      <text:p text:style-name="P4">WHERE referenced_id = OBJECT_ID(N'Production.Product');</text:p>
      <text:p text:style-name="P7"><text:span text:style-name="T1">GO</text:span></text:p>
      <text:h text:style-name="Heading_20_5" text:outline-level="5">В. Возвращение межбазовых зависимостей</text:h>
      <text:p text:style-name="Text_20_body">В следующем примере возвращаются все межбазовые зависимости. Вначале в примере создается база данных db1 и две хранимые процедуры, которые ссылаются на таблицы в базах данных db2 и db3. Затем запрашивается таблица sys.sql_expression_dependencies, чтобы сообщить о наличии межбазовых зависимостей между процедурами и таблицами. Обратите внимание, что в столбце referenced_schema_name для упоминаемой сущности t3 возвращается значение NULL, потому что для этой сущности в определении процедуры не указано имя схемы.</text:p>
      <text:p text:style-name="P4">CREATE DATABASE db1;</text:p>
      <text:p text:style-name="P4"><text:soft-page-break/>GO</text:p>
      <text:p text:style-name="P4">USE db1;</text:p>
      <text:p text:style-name="P4">GO</text:p>
      <text:p text:style-name="P4">CREATE PROCEDURE p1 AS SELECT * FROM db2.s1.t1;</text:p>
      <text:p text:style-name="P4">GO</text:p>
      <text:p text:style-name="P4">CREATE PROCEDURE p2 AS</text:p>
      <text:p text:style-name="P4"><text:s text:c="4"/>UPDATE db3..t3</text:p>
      <text:p text:style-name="P4"><text:s text:c="4"/>SET c1 = c1 + 1;</text:p>
      <text:p text:style-name="P4">GO</text:p>
      <text:p text:style-name="P4">SELECT OBJECT_NAME (referencing_id),referenced_database_name, </text:p>
      <text:p text:style-name="P4"><text:s text:c="4"/>referenced_schema_name, referenced_entity_name</text:p>
      <text:p text:style-name="P4">FROM sys.sql_expression_dependencies</text:p>
      <text:p text:style-name="P4">WHERE referenced_database_name IS NOT NULL;</text:p>
      <text:p text:style-name="P4">GO</text:p>
      <text:p text:style-name="P4">USE master;</text:p>
      <text:p text:style-name="P4">GO</text:p>
      <text:p text:style-name="P4">DROP DATABASE db1;</text:p>
      <text:p text:style-name="P7"><text:span text:style-name="T1">GO</text:span></text:p>
      <text:h text:style-name="Heading_20_3" text:outline-level="3">Функция динамического управления sys.dm_sql_referenced_entities (Transact-SQL)</text:h>
      <text:p text:style-name="P28"><text:span text:style-name="T1">Возвращает по одной строке для каждой определяемой пользователем сущности, на имя которой ссылается определение рассматриваемой сущности. Зависимость между двумя сущностями создается в тех случаях, когда имя некоторой пользовательской сущности, называемой упоминаемой, встречается в составе постоянного выражения SQL другой пользовательской сущности, называемой ссылающейся. Например, если в качестве ссылающейся сущности выступает хранимая процедура, то данная функция выводит список всех определяемых пользователем сущностей, упоминаемых в данной хранимой процедуре. К упоминаемым определяемым пользователем сущностям относятся: таблицы, представления, определяемые пользователем типы (UDT), а также другие хранимые процедуры.</text:span></text:p>
      <text:p text:style-name="Text_20_body">Данная функция динамического управления может быть использована для отображения списка сущностей, упоминаемых заданной ссылающейся сущностью и имеющих следующие типы:</text:p>
      <text:list xml:id="list1801143596866362925" text:style-name="L16">
        <text:list-item>
          <text:p text:style-name="P26">сущности, привязанные к схеме;</text:p>
        </text:list-item>
        <text:list-item>
          <text:p text:style-name="P26">несвязанные сущности;</text:p>
        </text:list-item>
        <text:list-item>
          <text:p text:style-name="P26">межбазовые и межсерверные сущности;</text:p>
        </text:list-item>
        <text:list-item>
          <text:p text:style-name="P26">зависимости уровня столбца, как связанные, так и не связанные со схемами;</text:p>
        </text:list-item>
        <text:list-item>
          <text:p text:style-name="P26">определяемые пользователем типы (псевдонимы и типы CLR);</text:p>
        </text:list-item>
        <text:list-item>
          <text:p text:style-name="P26">коллекции XML-схем;</text:p>
        </text:list-item>
        <text:list-item>
          <text:p text:style-name="P26">функции секционирования.</text:p>
        </text:list-item>
      </text:list>
      <text:h text:style-name="Heading_20_4" text:outline-level="4">Синтаксис</text:h>
      <text:p text:style-name="P4">sys.dm_sql_referenced_entities (</text:p>
      <text:p text:style-name="P4">        ' [ schema_name. ] referencing_entity_name ' , ' &lt;referencing_class&gt; ' )</text:p>
      <text:p text:style-name="P7"/>
      <text:p text:style-name="P4">&lt;referencing_class&gt; ::=</text:p>
      <text:p text:style-name="P4"><text:soft-page-break/>{</text:p>
      <text:p text:style-name="P4">    OBJECT</text:p>
      <text:p text:style-name="P4">  | DATABASE_DDL_TRIGGER</text:p>
      <text:p text:style-name="P4">  | SERVER_DDL_TRIGGER</text:p>
      <text:p text:style-name="P12">}</text:p>
      <text:h text:style-name="Heading_20_4" text:outline-level="4">Аргументы</text:h>
      <text:p text:style-name="P15"><text:bookmark text:name="sectionToggle05"/>[ schema_name. ] referencing_entity_name</text:p>
      <text:p text:style-name="P33">Имя ссылающейся сущности. Если ссылающаяся сущность принадлежит к классу объектов (OBJECT), то необходимо указывать аргумент schema_name.</text:p>
      <text:p text:style-name="P33">Аргумент schema_name.referencing_entity_name имеет тип nvarchar(517).</text:p>
      <text:p text:style-name="P15">&lt;referencing_class&gt; ::= { OBJECT | DATABASE_DDL_TRIGGER | SERVER_DDL_TRIGGER }</text:p>
      <text:p text:style-name="P33">Класс заданной ссылающейся сущности. В одной инструкции может быть указан только один класс.</text:p>
      <text:p text:style-name="P33">Аргумент &lt;referencing_class&gt; имеет тип nvarchar(60).</text:p>
      <text:h text:style-name="Heading_20_4" text:outline-level="4">Возвращенная таблица</text:h>
      <text:p text:style-name="P21"><text:bookmark text:name="sectionToggle12"/></text:p>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1">Имя столбца</text:p>
          </table:table-cell>
          <table:table-cell table:style-name="Таблица7.A1" office:value-type="string">
            <text:p text:style-name="P1">Тип данных</text:p>
          </table:table-cell>
          <table:table-cell table:style-name="Таблица7.A1" office:value-type="string">
            <text:p text:style-name="P1">Описание</text:p>
          </table:table-cell>
        </table:table-row>
        <table:table-row>
          <table:table-cell table:style-name="Таблица7.A1" office:value-type="string">
            <text:p text:style-name="P17">referencing_minor_id</text:p>
          </table:table-cell>
          <table:table-cell table:style-name="Таблица7.A1" office:value-type="string">
            <text:p text:style-name="P17">int </text:p>
          </table:table-cell>
          <table:table-cell table:style-name="Таблица7.A1" office:value-type="string">
            <text:p text:style-name="P17">Идентификатор столбца, если ссылающаяся сущность является столбцом; в противном случае — 0. Не допускает значение NULL.</text:p>
          </table:table-cell>
        </table:table-row>
        <table:table-row>
          <table:table-cell table:style-name="Таблица7.A1" office:value-type="string">
            <text:p text:style-name="P17">referenced_server_name</text:p>
          </table:table-cell>
          <table:table-cell table:style-name="Таблица7.A1" office:value-type="string">
            <text:p text:style-name="P17">sysname </text:p>
          </table:table-cell>
          <table:table-cell table:style-name="Таблица7.A1" office:value-type="string">
            <text:p text:style-name="P17">Имя сервера упоминаемой сущности.</text:p>
            <text:p text:style-name="P17">Этот столбец заполняется для межсерверных зависимостей, которые создаются путем задания допустимого четырехкомпонентного имени. Сведения о многокомпонентных именах см. в разделе <text:a xlink:type="simple" xlink:href="https://technet.microsoft.com/ru-ru/library/ms177563%28v=sql.105%29.aspx" text:style-name="Internet_20_link" text:visited-style-name="Visited_20_Internet_20_Link">Синтаксические обозначения в Transact-SQL (Transact-SQL)</text:a>.</text:p>
            <text:p text:style-name="P17">Имеет значение NULL для не привязанных к схеме зависимостей, в которых сущность упоминается без указания четырехкомпонентного имени.</text:p>
            <text:p text:style-name="P17">Имеет значение NULL для привязанных к схеме сущностей, поскольку они должны находиться в одной базе данных, и поэтому их можно определить только с использованием только двухкомпонентного имени (схема.объект).</text:p>
          </table:table-cell>
        </table:table-row>
        <table:table-row>
          <table:table-cell table:style-name="Таблица7.A1" office:value-type="string">
            <text:p text:style-name="P17">referenced_database_name</text:p>
          </table:table-cell>
          <table:table-cell table:style-name="Таблица7.A1" office:value-type="string">
            <text:p text:style-name="P17">sysname </text:p>
          </table:table-cell>
          <table:table-cell table:style-name="Таблица7.A1" office:value-type="string">
            <text:p text:style-name="P17">Имя базы данных упоминаемой сущности.</text:p>
            <text:p text:style-name="P17">Этот столбец заполняется для межбазовых и межсерверных ссылок, которые задаются путем указания допустимого трехкомпонентного или четырехкомпонентного имени.</text:p>
            <text:p text:style-name="P17"><text:soft-page-break/>Имеет значение NULL для не привязанных к схеме ссылок, задаваемых с помощью однокомпонентного или двухкомпонентного имени.</text:p>
            <text:p text:style-name="P17">Имеет значение NULL для привязанных к схеме сущностей, поскольку они должны находиться в одной базе данных, и поэтому их можно определить только с использованием только двухкомпонентного имени (схема.объект).</text:p>
          </table:table-cell>
        </table:table-row>
        <table:table-row>
          <table:table-cell table:style-name="Таблица7.A1" office:value-type="string">
            <text:p text:style-name="P17">referenced_schema_name</text:p>
          </table:table-cell>
          <table:table-cell table:style-name="Таблица7.A1" office:value-type="string">
            <text:p text:style-name="P17">sysname </text:p>
          </table:table-cell>
          <table:table-cell table:style-name="Таблица7.A1" office:value-type="string">
            <text:p text:style-name="P17">Схема, которой принадлежит упоминаемая сущность. </text:p>
            <text:p text:style-name="P17">Имеет значение NULL для не привязанных к схеме ссылок, в которых сущность упоминается без указания имени схемы.</text:p>
            <text:p text:style-name="P17">Никогда не принимает значение NULL для привязанных к схеме ссылок. </text:p>
          </table:table-cell>
        </table:table-row>
        <table:table-row>
          <table:table-cell table:style-name="Таблица7.A1" office:value-type="string">
            <text:p text:style-name="P17">referenced_entity_name</text:p>
          </table:table-cell>
          <table:table-cell table:style-name="Таблица7.A1" office:value-type="string">
            <text:p text:style-name="P17">sysname </text:p>
          </table:table-cell>
          <table:table-cell table:style-name="Таблица7.A1" office:value-type="string">
            <text:p text:style-name="P17">Имя упоминаемой сущности. Не допускает значение NULL.</text:p>
          </table:table-cell>
        </table:table-row>
        <table:table-row>
          <table:table-cell table:style-name="Таблица7.A1" office:value-type="string">
            <text:p text:style-name="P17">referenced_minor_name</text:p>
          </table:table-cell>
          <table:table-cell table:style-name="Таблица7.A1" office:value-type="string">
            <text:p text:style-name="P17">sysname </text:p>
          </table:table-cell>
          <table:table-cell table:style-name="Таблица7.A1" office:value-type="string">
            <text:p text:style-name="P17">Имя столбца, если упоминаемая сущность является столбцом. В противном случае — значение NULL. Например, параметр referenced_minor_name будет иметь значение NULL в строке, которая содержит саму упоминаемую сущность.</text:p>
            <text:p text:style-name="P17">Упоминаемая сущность представляет собой столбец, если в ссылающейся сущности столбец определяется по имени или если в инструкции SELECT * используется родительская сущность. </text:p>
          </table:table-cell>
        </table:table-row>
        <table:table-row>
          <table:table-cell table:style-name="Таблица7.A1" office:value-type="string">
            <text:p text:style-name="P17">referenced_id</text:p>
          </table:table-cell>
          <table:table-cell table:style-name="Таблица7.A1" office:value-type="string">
            <text:p text:style-name="P17">int </text:p>
          </table:table-cell>
          <table:table-cell table:style-name="Таблица7.A1" office:value-type="string">
            <text:p text:style-name="P17">Идентификатор упоминаемой сущности. Если значение параметра referenced_minor_id отлично от 0, то величина referenced_id представляет сущность, определяющую столбец.</text:p>
            <text:p text:style-name="P17">Для межсерверных ссылок всегда принимает значение NULL.</text:p>
            <text:p text:style-name="P17">Принимает значение NULL для межбазовых ссылок в тех случаях, когда не удается определить идентификатор базы данных вне сети или неограниченности сущности.</text:p>
            <text:p text:style-name="P17">Имеет значение NULL для ссылок в пределах базы данных, когда не удается определить идентификатор. Для ссылок, не привязанных к схеме, идентификатор не удается разрешить в следующих случаях.</text:p>
            <text:list xml:id="list7354784212224769248" text:style-name="L17">
              <text:list-item>
                <text:p text:style-name="P20">Упоминаемая сущность не существует в базе данных.</text:p>
              </text:list-item>
              <text:list-item>
                <text:p text:style-name="P20">Разрешение имени зависит от вызывающего объекта. В этом случае параметр is_caller_dependent устанавливается в значение 1.</text:p>
              </text:list-item>
            </text:list>
            <text:p text:style-name="P17">Никогда не принимает значение NULL для привязанных к схеме ссылок.</text:p>
          </table:table-cell>
        </table:table-row>
        <text:soft-page-break/>
        <table:table-row>
          <table:table-cell table:style-name="Таблица7.A1" office:value-type="string">
            <text:p text:style-name="P17">referenced_minor_id</text:p>
          </table:table-cell>
          <table:table-cell table:style-name="Таблица7.A1" office:value-type="string">
            <text:p text:style-name="P17">int </text:p>
          </table:table-cell>
          <table:table-cell table:style-name="Таблица7.A1" office:value-type="string">
            <text:p text:style-name="P17">Идентификатор столбца, если упоминаемая сущность является столбцом. В противном случае — 0. Например, параметр referenced_minor_id будет иметь значение 0 в строке, которая содержит саму упоминаемую сущность.</text:p>
            <text:p text:style-name="P17">При наличии не привязанных к схеме ссылок список зависимостей уровня столбцов может быть выведен только в случае ограниченности всех упоминаемых сущностей. Если какая-либо из упоминаемых сущностей не может быть привязана, в списке не отображается ни одной зависимости уровня столбца, а параметру referenced_minor_id присваивается значение 0. См. пример Г.</text:p>
          </table:table-cell>
        </table:table-row>
        <table:table-row>
          <table:table-cell table:style-name="Таблица7.A1" office:value-type="string">
            <text:p text:style-name="P17">referenced_class</text:p>
          </table:table-cell>
          <table:table-cell table:style-name="Таблица7.A1" office:value-type="string">
            <text:p text:style-name="P17">tinyint </text:p>
          </table:table-cell>
          <table:table-cell table:style-name="Таблица7.A1" office:value-type="string">
            <text:p text:style-name="P17">Класс упоминаемой сущности.</text:p>
            <text:p text:style-name="P17">1 = Объект или столбец.</text:p>
            <text:p text:style-name="P17">6 = Тип.</text:p>
            <text:p text:style-name="P17">10 = Коллекция схем XML.</text:p>
            <text:p text:style-name="P17">21 = Функция секционирования.</text:p>
          </table:table-cell>
        </table:table-row>
        <table:table-row>
          <table:table-cell table:style-name="Таблица7.A1" office:value-type="string">
            <text:p text:style-name="P17">referenced_class_desc</text:p>
          </table:table-cell>
          <table:table-cell table:style-name="Таблица7.A1" office:value-type="string">
            <text:p text:style-name="P17">nvarchar(60) </text:p>
          </table:table-cell>
          <table:table-cell table:style-name="Таблица7.A1" office:value-type="string">
            <text:p text:style-name="P17">Описание класса упоминаемой сущности.</text:p>
            <text:p text:style-name="P17">OBJECT_OR_COLUMN</text:p>
            <text:p text:style-name="P17">TYPE</text:p>
            <text:p text:style-name="P17">XML_SCHEMA_COLLECTION</text:p>
            <text:p text:style-name="P17">PARTITION_FUNCTION</text:p>
          </table:table-cell>
        </table:table-row>
        <table:table-row>
          <table:table-cell table:style-name="Таблица7.A1" office:value-type="string">
            <text:p text:style-name="P17">is_caller_dependent</text:p>
          </table:table-cell>
          <table:table-cell table:style-name="Таблица7.A1" office:value-type="string">
            <text:p text:style-name="P17">bit </text:p>
          </table:table-cell>
          <table:table-cell table:style-name="Таблица7.A1" office:value-type="string">
            <text:p text:style-name="P17">Отображает привязку к схеме для упоминаемой сущности, полученную во время выполнения (так как идентификатор сущности зависит от схемы вызывающего объекта). Данная ситуация возможна только для хранимой процедуры, расширенной хранимой процедуры или определяемой пользователем функции, выполняемых в инструкции EXECUTE. </text:p>
            <text:p text:style-name="P17">1 = упоминаемая сущность зависит от вызывающего объекта и определяется во время выполнения. В этом случае параметр referenced_id принимает значение NULL. </text:p>
            <text:p text:style-name="P17">0 = Идентификатор упоминаемой сущности не зависит от вызывающего объекта. Всегда имеет значение 0 для привязанных к схеме ссылок, а также для межбазовых и межсерверных ссылок, которые явно указывают имя схемы. Например, ссылка на сущность в формате EXEC MyDatabase.MySchema.MyProc не зависит от вызывающего объекта. При этом ссылка в формате EXEC MyDatabase..MyProc зависит от вызывающего объекта.</text:p>
          </table:table-cell>
        </table:table-row>
        <table:table-row>
          <table:table-cell table:style-name="Таблица7.A1" office:value-type="string">
            <text:p text:style-name="P17">is_ambiguous</text:p>
          </table:table-cell>
          <table:table-cell table:style-name="Таблица7.A1" office:value-type="string">
            <text:p text:style-name="P17">bit <text:soft-page-break/></text:p>
          </table:table-cell>
          <table:table-cell table:style-name="Таблица7.A1" office:value-type="string">
            <text:p text:style-name="P17">Указывает, что ссылка является неоднозначной во время <text:soft-page-break/>выполнения может разрешиться к определяемой пользователем функции, определяемому пользователем типу или ссылке XQuery на столбец типа xml. Например, предположим, что инструкция SELECT Sales.GetOrder() FROM Sales.MySales определяется в хранимой процедуре. До выполнения хранимой процедуры неизвестно, является ли Sales.GetOrder() определяемой пользователем функцией в схеме Sales или столбцом Sales определяемого пользователем типа с методом GetOrder().</text:p>
            <text:p text:style-name="P17">1 = ссылка на определяемую пользователем функцию или на метод определяемого пользователем типа (UDT) столбца неоднозначна.</text:p>
            <text:p text:style-name="P17">0 = ссылка определена однозначно, либо сущность при вызове функции может быть привязана. </text:p>
            <text:p text:style-name="P17">Для привязанных к схеме ссылок всегда принимает значение 0.</text:p>
          </table:table-cell>
        </table:table-row>
      </table:table>
      <text:h text:style-name="Heading_20_4" text:outline-level="4">Исключения</text:h>
      <text:p text:style-name="Text_20_body"><text:bookmark text:name="ddueExceptionsToggle1"/>Возвращает пустой результирующий набор, если выполняется любое из следующих условий.</text:p>
      <text:list xml:id="list5934496782645070109" text:style-name="L18">
        <text:list-item>
          <text:p text:style-name="P27">Указан системный объект. </text:p>
        </text:list-item>
        <text:list-item>
          <text:p text:style-name="P27">Указанная сущность не существует в текущей базе данных.</text:p>
        </text:list-item>
        <text:list-item>
          <text:p text:style-name="P27">Указанная сущность не ссылается ни на какие сущности.</text:p>
        </text:list-item>
        <text:list-item>
          <text:p text:style-name="P27">Передан недопустимый параметр.</text:p>
        </text:list-item>
      </text:list>
      <text:p text:style-name="Text_20_body">Выдает ошибку, если заданная ссылающаяся сущность является пронумерованной хранимой процедурой. </text:p>
      <text:p text:style-name="Text_20_body">Возвращает ошибку 2020, когда не удается разрешить зависимости столбца. Эта ошибка не препятствует возврату запросом зависимостей на уровне объектов. Дополнительные сведения см. в разделе <text:a xlink:type="simple" xlink:href="https://technet.microsoft.com/ru-ru/library/cc879246%28v=sql.105%29.aspx" text:style-name="Internet_20_link" text:visited-style-name="Visited_20_Internet_20_Link">Диагностика зависимостей SQL</text:a>.</text:p>
      <text:h text:style-name="Heading_20_4" text:outline-level="4">Замечания</text:h>
      <text:p text:style-name="Text_20_body"><text:bookmark text:name="languageReferenceRemarksToggle2"/>Данная функция может выполняться в контексте любой базы данных и осуществляет отображение списка сущностей, ссылающихся на триггер DDL уровня сервера.</text:p>
      <text:p text:style-name="Text_20_body">В следующей таблице перечислены типы сущностей, для которых созданы и обновляются данные о зависимостях. Данные о зависимостях не создаются и не обновляются для правил, значений по умолчанию, временных таблиц, временных хранимых процедур и системных объектов.</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1">Тип сущности</text:p>
          </table:table-cell>
          <table:table-cell table:style-name="Таблица8.A1" office:value-type="string">
            <text:p text:style-name="P1">Ссылающаяся сущность</text:p>
          </table:table-cell>
          <table:table-cell table:style-name="Таблица8.A1" office:value-type="string">
            <text:p text:style-name="P1">Упоминаемая сущность</text:p>
          </table:table-cell>
        </table:table-row>
        <table:table-row>
          <table:table-cell table:style-name="Таблица8.A1" office:value-type="string">
            <text:p text:style-name="P17">Таблица</text:p>
          </table:table-cell>
          <table:table-cell table:style-name="Таблица8.A1" office:value-type="string">
            <text:p text:style-name="P17">Да*</text:p>
          </table:table-cell>
          <table:table-cell table:style-name="Таблица8.A1" office:value-type="string">
            <text:p text:style-name="P17">Да</text:p>
          </table:table-cell>
        </table:table-row>
        <table:table-row>
          <table:table-cell table:style-name="Таблица8.A1" office:value-type="string">
            <text:p text:style-name="P17">Представление</text:p>
          </table:table-cell>
          <table:table-cell table:style-name="Таблица8.A1" office:value-type="string">
            <text:p text:style-name="P17">Да</text:p>
          </table:table-cell>
          <table:table-cell table:style-name="Таблица8.A1" office:value-type="string">
            <text:p text:style-name="P17">Да<text:soft-page-break/></text:p>
          </table:table-cell>
        </table:table-row>
        <table:table-row>
          <table:table-cell table:style-name="Таблица8.A1" office:value-type="string">
            <text:p text:style-name="P17">Хранимая процедура Transact-SQL**</text:p>
          </table:table-cell>
          <table:table-cell table:style-name="Таблица8.A1" office:value-type="string">
            <text:p text:style-name="P17">Да</text:p>
          </table:table-cell>
          <table:table-cell table:style-name="Таблица8.A1" office:value-type="string">
            <text:p text:style-name="P17">Да</text:p>
          </table:table-cell>
        </table:table-row>
        <table:table-row>
          <table:table-cell table:style-name="Таблица8.A1" office:value-type="string">
            <text:p text:style-name="P17">Хранимая процедура среды CLR</text:p>
          </table:table-cell>
          <table:table-cell table:style-name="Таблица8.A1" office:value-type="string">
            <text:p text:style-name="P17">Нет</text:p>
          </table:table-cell>
          <table:table-cell table:style-name="Таблица8.A1" office:value-type="string">
            <text:p text:style-name="P17">Да</text:p>
          </table:table-cell>
        </table:table-row>
        <table:table-row>
          <table:table-cell table:style-name="Таблица8.A1" office:value-type="string">
            <text:p text:style-name="P17">Определяемая пользователем функция Transact-SQL</text:p>
          </table:table-cell>
          <table:table-cell table:style-name="Таблица8.A1" office:value-type="string">
            <text:p text:style-name="P17">Да</text:p>
          </table:table-cell>
          <table:table-cell table:style-name="Таблица8.A1" office:value-type="string">
            <text:p text:style-name="P17">Да</text:p>
          </table:table-cell>
        </table:table-row>
        <table:table-row>
          <table:table-cell table:style-name="Таблица8.A1" office:value-type="string">
            <text:p text:style-name="P17">Определяемая пользователем функция среды CLR</text:p>
          </table:table-cell>
          <table:table-cell table:style-name="Таблица8.A1" office:value-type="string">
            <text:p text:style-name="P17">Нет</text:p>
          </table:table-cell>
          <table:table-cell table:style-name="Таблица8.A1" office:value-type="string">
            <text:p text:style-name="P17">Да</text:p>
          </table:table-cell>
        </table:table-row>
        <table:table-row>
          <table:table-cell table:style-name="Таблица8.A1" office:value-type="string">
            <text:p text:style-name="P17">Триггер CLR (DML и DDL)</text:p>
          </table:table-cell>
          <table:table-cell table:style-name="Таблица8.A1" office:value-type="string">
            <text:p text:style-name="P17">Нет</text:p>
          </table:table-cell>
          <table:table-cell table:style-name="Таблица8.A1" office:value-type="string">
            <text:p text:style-name="P17">Нет</text:p>
          </table:table-cell>
        </table:table-row>
        <table:table-row>
          <table:table-cell table:style-name="Таблица8.A1" office:value-type="string">
            <text:p text:style-name="P17">Триггер DML Transact-SQL</text:p>
          </table:table-cell>
          <table:table-cell table:style-name="Таблица8.A1" office:value-type="string">
            <text:p text:style-name="P17">Да</text:p>
          </table:table-cell>
          <table:table-cell table:style-name="Таблица8.A1" office:value-type="string">
            <text:p text:style-name="P17">Нет</text:p>
          </table:table-cell>
        </table:table-row>
        <table:table-row>
          <table:table-cell table:style-name="Таблица8.A1" office:value-type="string">
            <text:p text:style-name="P17">Триггер DDL Transact-SQL уровня базы данных</text:p>
          </table:table-cell>
          <table:table-cell table:style-name="Таблица8.A1" office:value-type="string">
            <text:p text:style-name="P17">Да</text:p>
          </table:table-cell>
          <table:table-cell table:style-name="Таблица8.A1" office:value-type="string">
            <text:p text:style-name="P17">Нет</text:p>
          </table:table-cell>
        </table:table-row>
        <table:table-row>
          <table:table-cell table:style-name="Таблица8.A1" office:value-type="string">
            <text:p text:style-name="P17">Триггер DDL Transact-SQL уровня сервера</text:p>
          </table:table-cell>
          <table:table-cell table:style-name="Таблица8.A1" office:value-type="string">
            <text:p text:style-name="P17">Да</text:p>
          </table:table-cell>
          <table:table-cell table:style-name="Таблица8.A1" office:value-type="string">
            <text:p text:style-name="P17">Нет</text:p>
          </table:table-cell>
        </table:table-row>
        <table:table-row>
          <table:table-cell table:style-name="Таблица8.A1" office:value-type="string">
            <text:p text:style-name="P17">Расширенные хранимые процедуры</text:p>
          </table:table-cell>
          <table:table-cell table:style-name="Таблица8.A1" office:value-type="string">
            <text:p text:style-name="P17">Нет</text:p>
          </table:table-cell>
          <table:table-cell table:style-name="Таблица8.A1" office:value-type="string">
            <text:p text:style-name="P17">Да</text:p>
          </table:table-cell>
        </table:table-row>
        <table:table-row>
          <table:table-cell table:style-name="Таблица8.A1" office:value-type="string">
            <text:p text:style-name="P17">Очередь</text:p>
          </table:table-cell>
          <table:table-cell table:style-name="Таблица8.A1" office:value-type="string">
            <text:p text:style-name="P17">Нет</text:p>
          </table:table-cell>
          <table:table-cell table:style-name="Таблица8.A1" office:value-type="string">
            <text:p text:style-name="P17">Да</text:p>
          </table:table-cell>
        </table:table-row>
        <table:table-row>
          <table:table-cell table:style-name="Таблица8.A1" office:value-type="string">
            <text:p text:style-name="P17">Синоним</text:p>
          </table:table-cell>
          <table:table-cell table:style-name="Таблица8.A1" office:value-type="string">
            <text:p text:style-name="P17">Нет</text:p>
          </table:table-cell>
          <table:table-cell table:style-name="Таблица8.A1" office:value-type="string">
            <text:p text:style-name="P17">Да</text:p>
          </table:table-cell>
        </table:table-row>
        <table:table-row>
          <table:table-cell table:style-name="Таблица8.A1" office:value-type="string">
            <text:p text:style-name="P17">Тип (псевдоним и определяемый пользователем тип данных CLR)</text:p>
          </table:table-cell>
          <table:table-cell table:style-name="Таблица8.A1" office:value-type="string">
            <text:p text:style-name="P17">Нет</text:p>
          </table:table-cell>
          <table:table-cell table:style-name="Таблица8.A1" office:value-type="string">
            <text:p text:style-name="P17">Да</text:p>
          </table:table-cell>
        </table:table-row>
        <table:table-row>
          <table:table-cell table:style-name="Таблица8.A1" office:value-type="string">
            <text:p text:style-name="P17">Коллекция схем XML</text:p>
          </table:table-cell>
          <table:table-cell table:style-name="Таблица8.A1" office:value-type="string">
            <text:p text:style-name="P17">Нет</text:p>
          </table:table-cell>
          <table:table-cell table:style-name="Таблица8.A1" office:value-type="string">
            <text:p text:style-name="P17">Да</text:p>
          </table:table-cell>
        </table:table-row>
        <table:table-row>
          <table:table-cell table:style-name="Таблица8.A1" office:value-type="string">
            <text:p text:style-name="P17">Функция секционирования</text:p>
          </table:table-cell>
          <table:table-cell table:style-name="Таблица8.A1" office:value-type="string">
            <text:p text:style-name="P17">Нет</text:p>
          </table:table-cell>
          <table:table-cell table:style-name="Таблица8.A1" office:value-type="string">
            <text:p text:style-name="P17">Да</text:p>
          </table:table-cell>
        </table:table-row>
      </table:table>
      <text:p text:style-name="Text_20_body">* Таблица отслеживается в качестве ссылающейся сущности, только если она ссылается на модуль Transact-SQL, определяемый пользователем тип или коллекцию схем XML в определении вычисляемого столбца, ограничении CHECK или ограничении DEFAULT.</text:p>
      <text:p text:style-name="Text_20_body">** Пронумерованные хранимые процедуры с целочисленным значением больше 1 не отслеживаются в качестве ссылающихся или упоминаемых сущностей.</text:p>
      <text:p text:style-name="Text_20_body">Дополнительные сведения см. в разделе <text:a xlink:type="simple" xlink:href="https://technet.microsoft.com/ru-ru/library/ms345449%28v=sql.105%29.aspx" text:style-name="Internet_20_link" text:visited-style-name="Visited_20_Internet_20_Link">Основные сведения о зависимостях SQL</text:a>.</text:p>
      <text:h text:style-name="Heading_20_4" text:outline-level="4">Разрешения</text:h>
      <text:p text:style-name="Text_20_body"><text:bookmark text:name="sectionToggle21"/>Требует разрешения SELECT для функции sys.dm_sql_referenced_entities и разрешения VIEW DEFINITION для ссылающейся сущности. Разрешение SELECT по умолчанию предоставляется роли public. Требует разрешения VIEW DEFINITION для базы данных, либо, если ссылающаяся сущность является триггером DDL уровня базы данных, разрешения ALTER DATABASE DDL TRIGGER. Если указанный модуль является триггером DDL уровня сервера, то требуется разрешение VIEW ANY DEFINITION на <text:soft-page-break/>уровне сервера.</text:p>
      <text:h text:style-name="Heading_20_4" text:outline-level="4">Примеры</text:h>
      <text:h text:style-name="Heading_20_5" text:outline-level="5"><text:bookmark text:name="sectionToggle3"/>А. Отображение списка сущностей, упоминаемых триггером DDL уровня базы данных</text:h>
      <text:p text:style-name="Text_20_body">В ходе выполнения следующего примера производится отображение списка сущностей (таблиц и столбцов), упоминаемых триггером DDL уровня базы данных ddlDatabaseTriggerLog.</text:p>
      <text:p text:style-name="P4">USE AdventureWorks2008R2;</text:p>
      <text:p text:style-name="P4">GO</text:p>
      <text:p text:style-name="P4">SELECT referenced_schema_name, referenced_entity_name, referenced_minor_name, </text:p>
      <text:p text:style-name="P4"><text:s text:c="4"/>referenced_minor_id, referenced_class_desc</text:p>
      <text:p text:style-name="P4">FROM sys.dm_sql_referenced_entities ('ddlDatabaseTriggerLog', 'DATABASE_DDL_TRIGGER');</text:p>
      <text:p text:style-name="P7"><text:span text:style-name="T1">GO</text:span></text:p>
      <text:h text:style-name="Heading_20_5" text:outline-level="5">Б. Отображение списка сущностей, упоминаемых объектом</text:h>
      <text:p text:style-name="Text_20_body">В ходе выполнения следующего примера производится отображение списка сущностей, упоминаемых в определяемой пользователем функции dbo.ufnGetContactInformation.</text:p>
      <text:p text:style-name="P4">USE AdventureWorks2008R2;</text:p>
      <text:p text:style-name="P4">GO</text:p>
      <text:p text:style-name="P4">SELECT referenced_schema_name, referenced_entity_name, referenced_minor_name, </text:p>
      <text:p text:style-name="P4"><text:s text:c="4"/>referenced_minor_id, referenced_class_desc, is_caller_dependent, is_ambiguous</text:p>
      <text:p text:style-name="P4">FROM sys.dm_sql_referenced_entities ('dbo.ufnGetContactInformation', 'OBJECT');</text:p>
      <text:p text:style-name="P7"><text:span text:style-name="T1">GO</text:span></text:p>
      <text:h text:style-name="Heading_20_5" text:outline-level="5">В. Отображение списка зависимостей столбцов</text:h>
      <text:p text:style-name="Text_20_body">В ходе выполнения представленного ниже примера осуществляется создание таблицы Table1, в которой содержится вычисляемый столбец c, определяемый как сумма столбцов a и b. Затем производится вызов представления sys.dm_sql_referenced_entities. Представление содержит две строки, по одной для каждого столбца, определенного в вычисляемом столбце.</text:p>
      <text:p text:style-name="P4">USE AdventureWorks2008R2;</text:p>
      <text:p text:style-name="P4">GO</text:p>
      <text:p text:style-name="P4">CREATE TABLE dbo.Table1 (a int, b int, c AS a + b);</text:p>
      <text:p text:style-name="P4">GO</text:p>
      <text:p text:style-name="P4">SELECT referenced_schema_name AS schema_name,</text:p>
      <text:p text:style-name="P4"><text:s text:c="4"/>referenced_entity_name AS table_name,</text:p>
      <text:p text:style-name="P4"><text:s text:c="4"/>referenced_minor_name AS referenced_column,</text:p>
      <text:p text:style-name="P4"><text:s text:c="4"/>COALESCE(COL_NAME(OBJECT_ID(N'dbo.Table1'),referencing_minor_id), 'N/A') AS referencing_column_name</text:p>
      <text:p text:style-name="P4">FROM sys.dm_sql_referenced_entities ('dbo.Table1', 'OBJECT');</text:p>
      <text:p text:style-name="P4">GO</text:p>
      <text:p text:style-name="P4">-- Remove the table.</text:p>
      <text:p text:style-name="P4">DROP TABLE dbo.Table1;</text:p>
      <text:p text:style-name="P7"><text:span text:style-name="T1">GO</text:span></text:p>
      <text:p text:style-name="Text_20_body">Ниже приводится результирующий набор. </text:p>
      <text:p text:style-name="Preformatted_20_Text">schema_name table_name referenced_column referencing_column</text:p>
      <text:p text:style-name="Preformatted_20_Text">----------- ---------- ----------------- ------------------</text:p>
      <text:p text:style-name="Preformatted_20_Text">dbo Table1 a c</text:p>
      <text:p text:style-name="Preformatted_20_Text">dbo Table1 b c</text:p>
      <text:h text:style-name="Heading_20_5" text:outline-level="5">Г. Отображение зависимостей столбцов, не привязанных к схеме</text:h>
      <text:p text:style-name="Text_20_body">В ходе выполнения представленного ниже примера производится очистка таблицы <text:soft-page-break/>Table1, а также создание таблицы Table2 и хранимой процедуры Proc1. Процедура ссылается на таблицу Table2 и на несуществующую таблицу Table1. Представление sys.dm_sql_referenced_entities запускается с помощью хранимой процедуры, которая указана в качестве ссылающейся сущности. В результирующем наборе показана одна строка для таблиц Table1 и Table2. Поскольку таблица Table1 не существует, то не удается разрешить зависимости столбца и возвращается ошибка 2020. </text:p>
      <text:p text:style-name="P4">USE AdventureWorks2008R2;</text:p>
      <text:p text:style-name="P4">GO</text:p>
      <text:p text:style-name="P4">IF OBJECT_ID ( 'dbo.Table1', 'U' ) IS NOT NULL </text:p>
      <text:p text:style-name="P4"><text:s text:c="4"/>DROP TABLE dbo.Table1;</text:p>
      <text:p text:style-name="P4">GO</text:p>
      <text:p text:style-name="P4">CREATE TABLE dbo.Table2 (c1 int, c2 int);</text:p>
      <text:p text:style-name="P4">GO</text:p>
      <text:p text:style-name="P4">CREATE PROCEDURE dbo.Proc1 AS</text:p>
      <text:p text:style-name="P4"><text:s text:c="4"/>SELECT a, b, c FROM Table1;</text:p>
      <text:p text:style-name="P4"><text:s text:c="4"/>SELECT c1, c2 FROM Table2;</text:p>
      <text:p text:style-name="P4">GO</text:p>
      <text:p text:style-name="P4">SELECT referenced_id, referenced_entity_name AS table_name, referenced_minor_name AS referenced_column_name</text:p>
      <text:p text:style-name="P4">FROM sys.dm_sql_referenced_entities ('dbo.Proc1', 'OBJECT');</text:p>
      <text:p text:style-name="P7"><text:span text:style-name="T1">GO</text:span></text:p>
      <text:h text:style-name="Heading_20_5" text:outline-level="5">Д. Отображение содержимого динамических зависимостей</text:h>
      <text:p text:style-name="Text_20_body">Следующий пример является продолжением примера Г и предназначен для отображения динамических зависимостей. В примере сначала производится повторное создание таблицы Table1, которая была удалена в примере Г. Затем снова запускается инструкция sys.dm_sql_referenced_entities, в которой в качестве ссылающейся сущности указана хранимая процедура. Результирующий набор содержит обе таблицы и их соответствующие столбцы, определенные в хранимой процедуре. </text:p>
      <text:p text:style-name="P4">USE AdventureWorks2008R2;</text:p>
      <text:p text:style-name="P4">GO</text:p>
      <text:p text:style-name="P4">CREATE TABLE Table1 (a int, b int, c AS a + b);</text:p>
      <text:p text:style-name="P4">GO </text:p>
      <text:p text:style-name="P4">SELECT referenced_id, referenced_entity_name AS table_name, referenced_minor_name as column_name</text:p>
      <text:p text:style-name="P4">FROM sys.dm_sql_referenced_entities ('dbo.Proc1', 'OBJECT');</text:p>
      <text:p text:style-name="P4">GO</text:p>
      <text:p text:style-name="P4">DROP TABLE Table1, Table2;</text:p>
      <text:p text:style-name="P4">DROP PROC Proc1;</text:p>
      <text:p text:style-name="P4">GO</text:p>
      <text:p text:style-name="P7"/>
      <text:p text:style-name="Text_20_body">Ниже приводится результирующий набор. </text:p>
      <text:p text:style-name="Preformatted_20_Text">referenced_id, table_name, column_name</text:p>
      <text:p text:style-name="Preformatted_20_Text">-------------  ----------- -----------</text:p>
      <text:p text:style-name="Preformatted_20_Text">2139154566     Table1      NULL</text:p>
      <text:p text:style-name="Preformatted_20_Text">2139154566 Table1 a</text:p>
      <text:p text:style-name="Preformatted_20_Text">2139154566 Table1 b</text:p>
      <text:p text:style-name="Preformatted_20_Text">2139154566 Table1 c</text:p>
      <text:p text:style-name="Preformatted_20_Text">2707154552 Table2 NULL</text:p>
      <text:p text:style-name="Preformatted_20_Text">2707154552 Table2 c1</text:p>
      <text:p text:style-name="Preformatted_20_Text">2707154552 Table2 c2</text:p>
      <text:h text:style-name="Heading_20_3" text:outline-level="3">sys.dm_sql_referencing_entities (Transact-SQL)</text:h>
      <text:p text:style-name="Text_20_body">Возвращает одну строку для каждой сущности текущей базы данных, которая ссылается на имя какой-либо другой определенной пользователем сущности. Зависимость между <text:soft-page-break/>двумя сущностями создается, когда имя некоторой сущности, называемой упоминаемой сущностью, встречается в составе постоянного выражения языка SQL другой сущности, называемой ссылающейся сущностью. Например, если в качестве упоминаемой сущности, выступает определяемый пользователем тип (UDT), то данная функция возвращает список всех определяемых пользователем сущностей, ссылающихся в своих определениях на имя указанного определяемого пользователем типа. Функция не возвращает список сущностей других баз данных, ссылающихся на указанную сущность. Данная функция предназначена для выполнения в контексте базы данных master и возвращает триггер DDL уровня сервера как ссылающаяся сущность.</text:p>
      <text:p text:style-name="Text_20_body">Данная динамическая административная функция может быть использована для отображения списка сущностей текущей базы данных, ссылающихся на заданную сущность и имеющих следующие типы:</text:p>
      <text:list xml:id="list924209492801155695" text:style-name="L19">
        <text:list-item>
          <text:p text:style-name="P29">сущности, как связанные со схемой, так и не связанные;</text:p>
        </text:list-item>
        <text:list-item>
          <text:p text:style-name="P29">триггеры DDL уровня базы данных;</text:p>
        </text:list-item>
        <text:list-item>
          <text:p text:style-name="P29">триггеры DDL уровня сервера.</text:p>
        </text:list-item>
      </text:list>
      <text:h text:style-name="Heading_20_4" text:outline-level="4">Синтаксис</text:h>
      <text:p text:style-name="P5">sys.dm_sql_referencing_entities (</text:p>
      <text:p text:style-name="P5">        ' schema_name.referenced_entity_name ' , ' &lt;referenced_class&gt; ' )</text:p>
      <text:p text:style-name="P8"/>
      <text:p text:style-name="P5">&lt;referenced_class&gt; ::=</text:p>
      <text:p text:style-name="P5">{</text:p>
      <text:p text:style-name="P5"><text:s text:c="2"/>OBJECT</text:p>
      <text:p text:style-name="P5">  | TYPE</text:p>
      <text:p text:style-name="P5">  | XML_SCHEMA_COLLECTION</text:p>
      <text:p text:style-name="P5">  | PARTITION_FUNCTION</text:p>
      <text:p text:style-name="P13">}</text:p>
      <text:h text:style-name="Heading_20_4" text:outline-level="4">Аргументы</text:h>
      <text:p text:style-name="P15"><text:bookmark text:name="sectionToggle06"/>schema_name.referenced_entity_name</text:p>
      <text:p text:style-name="P33">Имя упоминаемой сущности. </text:p>
      <text:p text:style-name="P33">Аргумент schema_name необходим, кроме тех случаев, когда упоминаемый класс относится к классу PARTITION_FUNCTION.</text:p>
      <text:p text:style-name="P33">Аргумент schema_name.referenced_entity_name имеет тип nvarchar(517).</text:p>
      <text:p text:style-name="P15">&lt;упоминаемый_класс&gt; ::= { OBJECT  | TYPE  | XML_SCHEMA_COLLECTION | PARTITION_FUNCTION }</text:p>
      <text:p text:style-name="P33">Класс упоминаемой сущности. В одной инструкции может быть указан только один класс.</text:p>
      <text:p text:style-name="P33">Параметр &lt;referenced_class&gt; имеет тип nvarchar(60).</text:p>
      <text:h text:style-name="Heading_20_4" text:outline-level="4">Возвращенная таблица</text:h>
      <text:p text:style-name="P21"><text:bookmark text:name="sectionToggle13"/></text:p>
      <table:table table:name="Таблица9" table:style-name="Таблица9">
        <table:table-column table:style-name="Таблица9.A"/>
        <table:table-column table:style-name="Таблица9.B"/>
        <table:table-column table:style-name="Таблица9.C"/>
        <text:soft-page-break/>
        <table:table-row>
          <table:table-cell table:style-name="Таблица9.A1" office:value-type="string">
            <text:p text:style-name="P1">Имя столбца</text:p>
          </table:table-cell>
          <table:table-cell table:style-name="Таблица9.A1" office:value-type="string">
            <text:p text:style-name="P1">Тип данных</text:p>
          </table:table-cell>
          <table:table-cell table:style-name="Таблица9.A1" office:value-type="string">
            <text:p text:style-name="P1">Описание</text:p>
          </table:table-cell>
        </table:table-row>
        <table:table-row>
          <table:table-cell table:style-name="Таблица9.A1" office:value-type="string">
            <text:p text:style-name="P17">referencing_schema_name</text:p>
          </table:table-cell>
          <table:table-cell table:style-name="Таблица9.A1" office:value-type="string">
            <text:p text:style-name="P17">sysname </text:p>
          </table:table-cell>
          <table:table-cell table:style-name="Таблица9.A1" office:value-type="string">
            <text:p text:style-name="P17">Схема, которой принадлежит ссылающаяся сущность. Допускает значения NULL.</text:p>
            <text:p text:style-name="P17">Значение NULL для триггеров DDL уровня базы данных или сервера.</text:p>
          </table:table-cell>
        </table:table-row>
        <table:table-row>
          <table:table-cell table:style-name="Таблица9.A1" office:value-type="string">
            <text:p text:style-name="P17">referencing_entity_name</text:p>
          </table:table-cell>
          <table:table-cell table:style-name="Таблица9.A1" office:value-type="string">
            <text:p text:style-name="P17">sysname </text:p>
          </table:table-cell>
          <table:table-cell table:style-name="Таблица9.A1" office:value-type="string">
            <text:p text:style-name="P17">Имя ссылающейся сущности. Не допускает значение NULL.</text:p>
          </table:table-cell>
        </table:table-row>
        <table:table-row>
          <table:table-cell table:style-name="Таблица9.A1" office:value-type="string">
            <text:p text:style-name="P17">referencing_id</text:p>
          </table:table-cell>
          <table:table-cell table:style-name="Таблица9.A1" office:value-type="string">
            <text:p text:style-name="P17">int </text:p>
          </table:table-cell>
          <table:table-cell table:style-name="Таблица9.A1" office:value-type="string">
            <text:p text:style-name="P17">Идентификатор ссылающейся сущности. Не допускает значения NULL.</text:p>
          </table:table-cell>
        </table:table-row>
        <table:table-row>
          <table:table-cell table:style-name="Таблица9.A1" office:value-type="string">
            <text:p text:style-name="P17">referencing_class</text:p>
          </table:table-cell>
          <table:table-cell table:style-name="Таблица9.A1" office:value-type="string">
            <text:p text:style-name="P17">tinyint </text:p>
          </table:table-cell>
          <table:table-cell table:style-name="Таблица9.A1" office:value-type="string">
            <text:p text:style-name="P17">Класс ссылающейся сущности. Не допускает значения NULL.</text:p>
            <text:p text:style-name="P17">1 = Объект</text:p>
            <text:p text:style-name="P17">12 = Триггер DDL уровня базы данных</text:p>
            <text:p text:style-name="P17">13 = Триггер DDL уровня сервера</text:p>
          </table:table-cell>
        </table:table-row>
        <table:table-row>
          <table:table-cell table:style-name="Таблица9.A1" office:value-type="string">
            <text:p text:style-name="P17">referencing_class_desc</text:p>
          </table:table-cell>
          <table:table-cell table:style-name="Таблица9.A1" office:value-type="string">
            <text:p text:style-name="P17">nvarchar(60) </text:p>
          </table:table-cell>
          <table:table-cell table:style-name="Таблица9.A1" office:value-type="string">
            <text:p text:style-name="P17">Описание класса ссылающейся сущности.</text:p>
            <text:p text:style-name="P17">OBJECT</text:p>
            <text:p text:style-name="P17">DATABASE_DDL_TRIGGER</text:p>
            <text:p text:style-name="P17">SERVER_DDL_TRIGGER</text:p>
          </table:table-cell>
        </table:table-row>
        <table:table-row>
          <table:table-cell table:style-name="Таблица9.A1" office:value-type="string">
            <text:p text:style-name="P17">is_caller_dependent</text:p>
          </table:table-cell>
          <table:table-cell table:style-name="Таблица9.A1" office:value-type="string">
            <text:p text:style-name="P17">bit </text:p>
          </table:table-cell>
          <table:table-cell table:style-name="Таблица9.A1" office:value-type="string">
            <text:p text:style-name="P17">Указывает разрешение идентификатора упоминаемой сущности, полученного во время выполнения (так как он зависит от схемы вызывающего объекта). </text:p>
            <text:p text:style-name="P17">Значение 1 означает, что ссылающаяся сущность может ссылаться на данный объект. При этом разрешение упоминаемой сущности зависит от вызывающего объекта и не может быть определено. Данная ситуация возможна только при вызове в инструкции EXECUTE не связанной со схемой ссылки на хранимую процедуру, расширенную хранимую процедуру или определяемую пользователем функцию.</text:p>
            <text:p text:style-name="P17">Значение 0 означает, что упоминаемая сущность не зависит от вызывающего объекта.</text:p>
          </table:table-cell>
        </table:table-row>
      </table:table>
      <text:h text:style-name="Heading_20_4" text:outline-level="4">Исключения</text:h>
      <text:p text:style-name="Text_20_body"><text:bookmark text:name="ddueExceptionsToggle2"/>Возвращает пустой результирующий набор, если выполняется любое из следующих условий.</text:p>
      <text:list xml:id="list6302475324011852063" text:style-name="L20">
        <text:list-item>
          <text:p text:style-name="P30">Указан системный объект. </text:p>
        </text:list-item>
        <text:list-item>
          <text:p text:style-name="P30"><text:soft-page-break/>Указанная сущность не существует в текущей базе данных.</text:p>
        </text:list-item>
        <text:list-item>
          <text:p text:style-name="P30">Указанная сущность не ссылается ни на какие сущности.</text:p>
        </text:list-item>
        <text:list-item>
          <text:p text:style-name="P30">Передан недопустимый параметр.</text:p>
        </text:list-item>
      </text:list>
      <text:p text:style-name="Text_20_body">Возвращает ошибку, если заданная упоминаемая сущность является пронумерованной хранимой процедурой.</text:p>
      <text:h text:style-name="Heading_20_4" text:outline-level="4">Замечания</text:h>
      <text:p text:style-name="Text_20_body"><text:bookmark text:name="languageReferenceRemarksToggle3"/>В следующей таблице перечислены типы сущностей, для которых созданы и обновляются данные о зависимостях. Данные о зависимостях не создаются и не обновляются для правил, значений по умолчанию, временных таблиц, временных хранимых процедур и системных объектов. </text:p>
      <table:table table:name="Таблица10" table:style-name="Таблица10">
        <table:table-column table:style-name="Таблица10.A"/>
        <table:table-column table:style-name="Таблица10.B"/>
        <table:table-column table:style-name="Таблица10.C"/>
        <table:table-row>
          <table:table-cell table:style-name="Таблица10.A1" office:value-type="string">
            <text:p text:style-name="P1">Тип сущности</text:p>
          </table:table-cell>
          <table:table-cell table:style-name="Таблица10.A1" office:value-type="string">
            <text:p text:style-name="P1">Ссылающаяся сущность</text:p>
          </table:table-cell>
          <table:table-cell table:style-name="Таблица10.A1" office:value-type="string">
            <text:p text:style-name="P1">Упоминаемая сущность</text:p>
          </table:table-cell>
        </table:table-row>
        <table:table-row>
          <table:table-cell table:style-name="Таблица10.A1" office:value-type="string">
            <text:p text:style-name="P17">Таблица</text:p>
          </table:table-cell>
          <table:table-cell table:style-name="Таблица10.A1" office:value-type="string">
            <text:p text:style-name="P17">Да*</text:p>
          </table:table-cell>
          <table:table-cell table:style-name="Таблица10.A1" office:value-type="string">
            <text:p text:style-name="P17">Да</text:p>
          </table:table-cell>
        </table:table-row>
        <table:table-row>
          <table:table-cell table:style-name="Таблица10.A1" office:value-type="string">
            <text:p text:style-name="P17">Представление</text:p>
          </table:table-cell>
          <table:table-cell table:style-name="Таблица10.A1" office:value-type="string">
            <text:p text:style-name="P17">Да</text:p>
          </table:table-cell>
          <table:table-cell table:style-name="Таблица10.A1" office:value-type="string">
            <text:p text:style-name="P17">Да</text:p>
          </table:table-cell>
        </table:table-row>
        <table:table-row>
          <table:table-cell table:style-name="Таблица10.A1" office:value-type="string">
            <text:p text:style-name="P17">Хранимая процедура Transact-SQL**</text:p>
          </table:table-cell>
          <table:table-cell table:style-name="Таблица10.A1" office:value-type="string">
            <text:p text:style-name="P17">Да</text:p>
          </table:table-cell>
          <table:table-cell table:style-name="Таблица10.A1" office:value-type="string">
            <text:p text:style-name="P17">Да</text:p>
          </table:table-cell>
        </table:table-row>
        <table:table-row>
          <table:table-cell table:style-name="Таблица10.A1" office:value-type="string">
            <text:p text:style-name="P17">Хранимая процедура CLR</text:p>
          </table:table-cell>
          <table:table-cell table:style-name="Таблица10.A1" office:value-type="string">
            <text:p text:style-name="P17">Нет</text:p>
          </table:table-cell>
          <table:table-cell table:style-name="Таблица10.A1" office:value-type="string">
            <text:p text:style-name="P17">Да</text:p>
          </table:table-cell>
        </table:table-row>
        <table:table-row>
          <table:table-cell table:style-name="Таблица10.A1" office:value-type="string">
            <text:p text:style-name="P17">Определяемая пользователем функция Transact-SQL</text:p>
          </table:table-cell>
          <table:table-cell table:style-name="Таблица10.A1" office:value-type="string">
            <text:p text:style-name="P17">Да</text:p>
          </table:table-cell>
          <table:table-cell table:style-name="Таблица10.A1" office:value-type="string">
            <text:p text:style-name="P17">Да</text:p>
          </table:table-cell>
        </table:table-row>
        <table:table-row>
          <table:table-cell table:style-name="Таблица10.A1" office:value-type="string">
            <text:p text:style-name="P17">Определяемая пользователем функция CLR</text:p>
          </table:table-cell>
          <table:table-cell table:style-name="Таблица10.A1" office:value-type="string">
            <text:p text:style-name="P17">Нет</text:p>
          </table:table-cell>
          <table:table-cell table:style-name="Таблица10.A1" office:value-type="string">
            <text:p text:style-name="P17">Да</text:p>
          </table:table-cell>
        </table:table-row>
        <table:table-row>
          <table:table-cell table:style-name="Таблица10.A1" office:value-type="string">
            <text:p text:style-name="P17">Триггер CLR (DML и DDL)</text:p>
          </table:table-cell>
          <table:table-cell table:style-name="Таблица10.A1" office:value-type="string">
            <text:p text:style-name="P17">Нет</text:p>
          </table:table-cell>
          <table:table-cell table:style-name="Таблица10.A1" office:value-type="string">
            <text:p text:style-name="P17">Нет</text:p>
          </table:table-cell>
        </table:table-row>
        <table:table-row>
          <table:table-cell table:style-name="Таблица10.A1" office:value-type="string">
            <text:p text:style-name="P17">Триггер DML Transact-SQL</text:p>
          </table:table-cell>
          <table:table-cell table:style-name="Таблица10.A1" office:value-type="string">
            <text:p text:style-name="P17">Да</text:p>
          </table:table-cell>
          <table:table-cell table:style-name="Таблица10.A1" office:value-type="string">
            <text:p text:style-name="P17">Нет</text:p>
          </table:table-cell>
        </table:table-row>
        <table:table-row>
          <table:table-cell table:style-name="Таблица10.A1" office:value-type="string">
            <text:p text:style-name="P17">Триггер DDL Transact-SQL уровня базы данных</text:p>
          </table:table-cell>
          <table:table-cell table:style-name="Таблица10.A1" office:value-type="string">
            <text:p text:style-name="P17">Да</text:p>
          </table:table-cell>
          <table:table-cell table:style-name="Таблица10.A1" office:value-type="string">
            <text:p text:style-name="P17">Нет</text:p>
          </table:table-cell>
        </table:table-row>
        <table:table-row>
          <table:table-cell table:style-name="Таблица10.A1" office:value-type="string">
            <text:p text:style-name="P17">Триггер DDL Transact-SQL уровня сервера</text:p>
          </table:table-cell>
          <table:table-cell table:style-name="Таблица10.A1" office:value-type="string">
            <text:p text:style-name="P17">Да</text:p>
          </table:table-cell>
          <table:table-cell table:style-name="Таблица10.A1" office:value-type="string">
            <text:p text:style-name="P17">Нет</text:p>
          </table:table-cell>
        </table:table-row>
        <table:table-row>
          <table:table-cell table:style-name="Таблица10.A1" office:value-type="string">
            <text:p text:style-name="P17">Расширенные хранимые процедуры</text:p>
          </table:table-cell>
          <table:table-cell table:style-name="Таблица10.A1" office:value-type="string">
            <text:p text:style-name="P17">Нет</text:p>
          </table:table-cell>
          <table:table-cell table:style-name="Таблица10.A1" office:value-type="string">
            <text:p text:style-name="P17">Да</text:p>
          </table:table-cell>
        </table:table-row>
        <table:table-row>
          <table:table-cell table:style-name="Таблица10.A1" office:value-type="string">
            <text:p text:style-name="P17">Очередь</text:p>
          </table:table-cell>
          <table:table-cell table:style-name="Таблица10.A1" office:value-type="string">
            <text:p text:style-name="P17">Нет</text:p>
          </table:table-cell>
          <table:table-cell table:style-name="Таблица10.A1" office:value-type="string">
            <text:p text:style-name="P17">Да</text:p>
          </table:table-cell>
        </table:table-row>
        <table:table-row>
          <table:table-cell table:style-name="Таблица10.A1" office:value-type="string">
            <text:p text:style-name="P17">Синоним</text:p>
          </table:table-cell>
          <table:table-cell table:style-name="Таблица10.A1" office:value-type="string">
            <text:p text:style-name="P17">Нет</text:p>
          </table:table-cell>
          <table:table-cell table:style-name="Таблица10.A1" office:value-type="string">
            <text:p text:style-name="P17">Да</text:p>
          </table:table-cell>
        </table:table-row>
        <table:table-row>
          <table:table-cell table:style-name="Таблица10.A1" office:value-type="string">
            <text:p text:style-name="P17">Тип (псевдоним и определяемый пользователем тип данных CLR)</text:p>
          </table:table-cell>
          <table:table-cell table:style-name="Таблица10.A1" office:value-type="string">
            <text:p text:style-name="P17">Нет</text:p>
          </table:table-cell>
          <table:table-cell table:style-name="Таблица10.A1" office:value-type="string">
            <text:p text:style-name="P17">Да</text:p>
          </table:table-cell>
        </table:table-row>
        <table:table-row>
          <table:table-cell table:style-name="Таблица10.A1" office:value-type="string">
            <text:p text:style-name="P17">Коллекция схем XML</text:p>
          </table:table-cell>
          <table:table-cell table:style-name="Таблица10.A1" office:value-type="string">
            <text:p text:style-name="P17">Нет</text:p>
          </table:table-cell>
          <table:table-cell table:style-name="Таблица10.A1" office:value-type="string">
            <text:p text:style-name="P17">Да<text:soft-page-break/></text:p>
          </table:table-cell>
        </table:table-row>
        <table:table-row>
          <table:table-cell table:style-name="Таблица10.A1" office:value-type="string">
            <text:p text:style-name="P17">Функция секционирования</text:p>
          </table:table-cell>
          <table:table-cell table:style-name="Таблица10.A1" office:value-type="string">
            <text:p text:style-name="P17">Нет</text:p>
          </table:table-cell>
          <table:table-cell table:style-name="Таблица10.A1" office:value-type="string">
            <text:p text:style-name="P17">Да</text:p>
          </table:table-cell>
        </table:table-row>
      </table:table>
      <text:p text:style-name="Text_20_body">* Таблица отслеживается в качестве ссылающейся сущности, только если она ссылается на модуль Transact-SQL, определяемый пользователем тип или коллекцию схем XML в определении вычисляемого столбца, ограничении CHECK или ограничении DEFAULT.</text:p>
      <text:p text:style-name="Text_20_body">** Пронумерованные хранимые процедуры с целочисленным значением больше 1 не отслеживаются в качестве ссылающихся или упоминаемых сущностей.</text:p>
      <text:p text:style-name="Text_20_body">Дополнительные сведения см. в разделе <text:a xlink:type="simple" xlink:href="https://technet.microsoft.com/ru-ru/library/ms345449%28v=sql.105%29.aspx" text:style-name="Internet_20_link" text:visited-style-name="Visited_20_Internet_20_Link">Основные сведения о зависимостях SQL</text:a>. </text:p>
      <text:h text:style-name="Heading_20_4" text:outline-level="4">Разрешения</text:h>
      <text:p text:style-name="Text_20_body"><text:bookmark text:name="sectionToggle22"/>Необходимо разрешение CONTROL на упоминаемую сущность и разрешение SELECT на представление sys.dm_sql_referencing_entities. Если упоминаемая сущность является функцией секционирования, необходимо разрешение CONTROL на базу данных. Разрешение SELECT по умолчанию предоставляется роли public.</text:p>
      <text:h text:style-name="Heading_20_4" text:outline-level="4">Примеры</text:h>
      <text:h text:style-name="Heading_20_5" text:outline-level="5"><text:bookmark text:name="sectionToggle31"/>А. Получение списка сущностей, ссылающихся на заданную сущность</text:h>
      <text:p text:style-name="Text_20_body">В следующем примере возвращается список сущностей текущей базы данных, которые ссылаются на указанную таблицу.</text:p>
      <text:p text:style-name="P5">USE AdventureWorks2008R2;</text:p>
      <text:p text:style-name="P5">GO</text:p>
      <text:p text:style-name="P5">SELECT referencing_schema_name, referencing_entity_name, referencing_id, referencing_class_desc, is_caller_dependent</text:p>
      <text:p text:style-name="P5">FROM sys.dm_sql_referencing_entities ('Production.Product', 'OBJECT');</text:p>
      <text:p text:style-name="P8"><text:span text:style-name="T1">GO</text:span></text:p>
      <text:h text:style-name="Heading_20_5" text:outline-level="5">Б. Получение списка сущностей, ссылающихся на заданный тип</text:h>
      <text:p text:style-name="Text_20_body">В следующем примере возвращается список сущностей, ссылающихся на псевдоним типа dbo.Flag. Результирующий набор показывает, что этот тип используется двумя хранимыми процедурами. Тип dbo.Flag также используется в определениях некоторых столбцов таблицы HumanResources.Employee. Однако для таблицы HumanResources.Employee не выдается никаких строк, так как указанный тип не содержится в определении вычисляемого столбца, ограничения CHECK или DEFAULT для данной таблицы.</text:p>
      <text:p text:style-name="P5">USE AdventureWorks2008R2;</text:p>
      <text:p text:style-name="P5">GO</text:p>
      <text:p text:style-name="P5">SELECT referencing_schema_name, referencing_entity_name, referencing_id, referencing_class_desc, is_caller_dependent</text:p>
      <text:p text:style-name="P5">FROM sys.dm_sql_referencing_entities ('dbo.Flag', 'TYPE');</text:p>
      <text:p text:style-name="P8"><text:span text:style-name="T1">GO</text:span></text:p>
      <text:p text:style-name="P8"><text:span text:style-name="T1"/></text:p>
      <text:p text:style-name="Text_20_body">Ниже приводится результирующий набор. </text:p>
      <text:p text:style-name="Preformatted_20_Text">referencing_schema_name referencing_entity_name referencing_id referencing_class_desc is_caller_dependent</text:p>
      <text:p text:style-name="Preformatted_20_Text">----------------------- -------------------------  ------------- ---------------------- -------------------</text:p>
      <text:p text:style-name="Preformatted_20_Text">HumanResources uspUpdateEmployeeHireInfo 1803153469 OBJECT_OR_COLUMN 0</text:p>
      <text:p text:style-name="Preformatted_20_Text"><text:soft-page-break/>HumanResources uspUpdateEmployeeLogin 1819153526 OBJECT_OR_COLUMN 0</text:p>
      <text:p text:style-name="Preformatted_20_Text">(Обработано строк: 2)</text:p>
      <text:h text:style-name="Heading_20_2" text:outline-level="2">Удаление таблицы</text:h>
      <text:p text:style-name="Text_20_body">Иногда бывает нужно удалить таблицу; например, может понадобиться реализовать новую структуру или освободить место в базе данных. При удалении таблицы ее структурное определение, данные, полнотекстовые индексы, ограничения и индексы удаляются из базы данных навсегда, а место, используемое ранее для хранения таблицы и ее индексов, становится доступным для других таблиц. Временную таблицу можно удалить явно, не дожидаясь ее автоматического удаления.</text:p>
      <text:p text:style-name="Text_20_body">Если нужно удалить таблицы, связанные посредством ограничений FOREIGN KEY и UNIQUE либо PRIMARY KEY, сначала необходимо удалить таблицы с ограничениями FOREIGN KEY. Если нужно удалить таблицу, на которую ссылается ограничение FOREIGN KEY, но удалить всю таблицу с внешним ключом невозможно, необходимо удалить ограничение FOREIGN KEY.</text:p>
      <text:p text:style-name="Text_20_body">Если нужно удалить все данные из таблицы, но не саму таблицу, можно выполнить ее усечение. Дополнительные сведения см. в разделе <text:a xlink:type="simple" xlink:href="https://technet.microsoft.com/ru-ru/library/ms188249%28v=sql.105%29.aspx" text:style-name="Internet_20_link" text:visited-style-name="Visited_20_Internet_20_Link">Удаление всех строк с помощью инструкции TRUNCATE TABLE</text:a>.</text:p>
      <text:p text:style-name="Text_20_body">Можно удалять или выполнять усечение больших таблиц и индексов, которые используют более чем 128 экстентов, без удержания одновременной блокировки всех кластеров страниц, необходимых для удаления. Компонент Database Engine удаляет большие объекты за две различные фазы: логический и физический. В логической фазе существующие единицы распределения, используемые таблицей, помечаются для освобождения и остаются заблокированными до фиксации транзакции. В физической фазе единицы распределения, помеченные для освобождения, физически удаляются пакетами. Дополнительные сведения см. в разделе <text:a xlink:type="simple" xlink:href="https://technet.microsoft.com/ru-ru/library/ms177495%28v=sql.105%29.aspx" text:style-name="Internet_20_link" text:visited-style-name="Visited_20_Internet_20_Link">Удаление и повторная сборка больших объектов</text:a>.</text:p>
      <text:h text:style-name="Heading_20_3" text:outline-level="3">DROP TABLE (Transact-SQL)</text:h>
      <text:p text:style-name="Text_20_body">Удаляет одно или больше определений таблиц и все данные, индексы, триггеры, ограничения и разрешения для этих таблиц. Любое представление или хранимая процедура, ссылающаяся на удаленную таблицу, должна быть явно удалена с помощью инструкции <text:a xlink:type="simple" xlink:href="https://technet.microsoft.com/ru-ru/library/ms173492%28v=sql.105%29.aspx" text:style-name="Internet_20_link" text:visited-style-name="Visited_20_Internet_20_Link">DROP VIEW</text:a> или <text:a xlink:type="simple" xlink:href="https://technet.microsoft.com/ru-ru/library/ms174969%28v=sql.105%29.aspx" text:style-name="Internet_20_link" text:visited-style-name="Visited_20_Internet_20_Link">DROP PROCEDURE</text:a>. Получить отчет о зависимостях в таблице можно с помощью <text:a xlink:type="simple" xlink:href="https://technet.microsoft.com/ru-ru/library/bb630351%28v=sql.105%29.aspx" text:style-name="Internet_20_link" text:visited-style-name="Visited_20_Internet_20_Link">sys.dm_sql_referencing_entities</text:a>.</text:p>
      <text:h text:style-name="Heading_20_4" text:outline-level="4">Синтаксис</text:h>
      <text:p text:style-name="P5">DROP TABLE [ database_name . [ schema_name ] . | schema_name . ]</text:p>
      <text:p text:style-name="P13"><text:s text:c="8"/>table_name [ ,...n ] [ ; ]</text:p>
      <text:h text:style-name="Heading_20_4" text:outline-level="4">Аргументы</text:h>
      <text:p text:style-name="P15"><text:bookmark text:name="sectionToggle07"/>database_name </text:p>
      <text:p text:style-name="P33">Имя базы данных, в которой создана таблица.</text:p>
      <text:p text:style-name="P15">schema_name </text:p>
      <text:p text:style-name="P33"><text:soft-page-break/>Имя схемы, которой принадлежит таблица.</text:p>
      <text:p text:style-name="P15">table_name </text:p>
      <text:p text:style-name="P33">Имя таблицы, предназначенной для удаления.</text:p>
      <text:h text:style-name="Heading_20_4" text:outline-level="4">Замечания</text:h>
      <text:p text:style-name="Text_20_body"><text:bookmark text:name="languageReferenceRemarksToggle4"/>Инструкцию DROP TABLE нельзя использовать для удаления таблицы, на которую ссылается ограничение FOREIGN KEY. Сначала следует удалить ссылающееся ограничение FOREIGN KEY или ссылающуюся таблицу. Если и ссылающаяся таблица, и таблица, содержащая первичный ключ, удаляются с помощью одной инструкции DROP TABLE, ссылающаяся таблица должна быть первой в списке.</text:p>
      <text:p text:style-name="Text_20_body">Несколько таблиц можно удалить из любой базы данных. Если удаляемая таблица ссылается на первичный ключ другой таблицы, которая также удаляется, ссылающаяся таблица с внешним ключом должна стоять в списке перед таблицей, содержащей указанный первичный ключ.</text:p>
      <text:p text:style-name="Text_20_body">При удалении таблицы относящиеся к ней правила и значения по умолчанию теряют привязку, а любые связанные с таблицей ограничения или триггеры автоматически удаляются. Если таблица будет создана заново, нужно будет заново привязать все правила и значения по умолчанию, заново создать триггеры и добавить необходимые ограничения.</text:p>
      <text:p text:style-name="Text_20_body">При удалении всех строк в таблице с помощью инструкции DELETE tablename или TRUNCATE TABLE таблица продолжает существовать, пока она не будет удалена.</text:p>
      <text:p text:style-name="Text_20_body">Большие таблицы и индексы из более чем 128 экстентов удаляются в два этапа: логический и физический. На логическом этапе существующие единицы распределения, используемые в таблице, отмечаются для освобождения и остаются заблокированными до фиксации транзакции. На физическом этапе страницы IAM, отмеченные для освобождения, физически удаляются пакетами. Дополнительные сведения см. в разделе <text:a xlink:type="simple" xlink:href="https://technet.microsoft.com/ru-ru/library/ms177495%28v=sql.105%29.aspx" text:style-name="Internet_20_link" text:visited-style-name="Visited_20_Internet_20_Link">Удаление и повторная сборка больших объектов</text:a>.</text:p>
      <text:p text:style-name="Text_20_body">При удалении таблицы, которая содержит столбец VARBINARY(MAX) с атрибутом FILESTREAM, не будут удалены никакие данные, которые хранятся в файловой системе.</text:p>
      <table:table table:name="Таблица11" table:style-name="Таблица11">
        <table:table-column table:style-name="Таблица11.A"/>
        <table:table-row>
          <table:table-cell table:style-name="Таблица11.A1" office:value-type="string">
            <text:p text:style-name="Table_20_Heading"><draw:frame draw:style-name="fr1" draw:name="Изображение2" text:anchor-type="as-char" svg:width="0.041cm" svg:height="0.041cm" draw:z-index="1"><draw:image xlink:href="Pictures/100002000000000100000001ECC130B79541E4C4.gif" xlink:type="simple" xlink:show="embed" xlink:actuate="onLoad"/><svg:title>Важное примечание</svg:title></draw:frame><text:bookmark text:name="alert_caution"/><text:span text:style-name="Strong_20_Emphasis">Важно!</text:span></text:p>
          </table:table-cell>
        </table:table-row>
        <table:table-row>
          <table:table-cell table:style-name="Таблица11.A1" office:value-type="string">
            <text:p text:style-name="P17">Инструкции DROP TABLE и CREATE TABLE нельзя выполнять для одной таблицы в одном пакете. В противном случае может произойти непредвиденная ошибка.</text:p>
          </table:table-cell>
        </table:table-row>
      </table:table>
      <text:h text:style-name="Heading_20_4" text:outline-level="4">Разрешения</text:h>
      <text:p text:style-name="Text_20_body"><text:bookmark text:name="sectionToggle14"/>Требует разрешения на работу с ALTER в схеме, к которой принадлежит эта таблица, разрешения на работу с CONTROL для этой таблицы или членства в предопределенной роли базы данных db_ddladmin.</text:p>
      <text:h text:style-name="Heading_20_4" text:outline-level="4">Примеры</text:h>
      <text:h text:style-name="Heading_20_5" text:outline-level="5"><text:bookmark text:name="sectionToggle23"/>А. Удаление таблицы из текущей базы данных</text:h>
      <text:p text:style-name="Text_20_body">Следующий пример удаляет таблицу ProductVendor1, ее данные и индексы из текущей <text:soft-page-break/>базы данных.</text:p>
      <text:p text:style-name="P13">DROP TABLE ProductVendor1 ;</text:p>
      <text:h text:style-name="Heading_20_5" text:outline-level="5">Б. Удаление таблицы из другой базы данных</text:h>
      <text:p text:style-name="Text_20_body">Следующий пример удаляет таблицу SalesPerson2 из базы данных База данных AdventureWorks2008R2. Пример может быть выполнен из любой базы данных на экземпляре сервера.</text:p>
      <text:p text:style-name="P13">DROP TABLE AdventureWorks2008R2.dbo.SalesPerson2 ;</text:p>
      <text:h text:style-name="Heading_20_5" text:outline-level="5">В. Удаление временной таблицы</text:h>
      <text:p text:style-name="Text_20_body">Следующий пример создает временную таблицу, проверяет ее наличие, удаляет ее и снова проверяет ее наличие.</text:p>
      <text:p text:style-name="P5">USE AdventureWorks2008R2;</text:p>
      <text:p text:style-name="P5">GO</text:p>
      <text:p text:style-name="P5">CREATE TABLE #temptable (col1 int);</text:p>
      <text:p text:style-name="P5">GO</text:p>
      <text:p text:style-name="P5">INSERT INTO #temptable</text:p>
      <text:p text:style-name="P5">VALUES (10);</text:p>
      <text:p text:style-name="P5">GO</text:p>
      <text:p text:style-name="P5">SELECT * FROM #temptable;</text:p>
      <text:p text:style-name="P5">GO</text:p>
      <text:p text:style-name="P5">IF OBJECT_ID(N'tempdb..#temptable', N'U') IS NOT NULL </text:p>
      <text:p text:style-name="P5">DROP TABLE #temptable;</text:p>
      <text:p text:style-name="P5">GO</text:p>
      <text:p text:style-name="P5">--Test the drop.</text:p>
      <text:p text:style-name="P5">SELECT * FROM #temptable;</text:p>
      <text:p text:style-name="P8"/>
      <text:h text:style-name="Heading_20_3" text:outline-level="3">TRUNCATE TABLE (Transact-SQL)</text:h>
      <text:p text:style-name="Text_20_body">Удаляет все строки в таблице, не записывая в журнал удаление отдельных строк. Инструкция TRUNCATE TABLE похожа на инструкцию DELETE без предложения WHERE, однако TRUNCATE TABLE выполняется быстрее и требует меньших ресурсов системы и журналов транзакций.</text:p>
      <text:h text:style-name="Heading_20_4" text:outline-level="4">Синтаксис</text:h>
      <text:p text:style-name="P5">TRUNCATE TABLE </text:p>
      <text:p text:style-name="P5">    [ { database_name .[ schema_name ] . | schema_name . } ]</text:p>
      <text:p text:style-name="P5">    table_name</text:p>
      <text:p text:style-name="P13">[ ; ]</text:p>
      <text:h text:style-name="Heading_20_4" text:outline-level="4">Аргументы</text:h>
      <text:p text:style-name="P15"><text:bookmark text:name="sectionToggle08"/>database_name </text:p>
      <text:p text:style-name="P33">Имя базы данных.</text:p>
      <text:p text:style-name="P15">schema_name </text:p>
      <text:p text:style-name="P33">Имя схемы, которой принадлежит таблица.</text:p>
      <text:p text:style-name="P15">table_name </text:p>
      <text:p text:style-name="P33"><text:soft-page-break/>Имя таблицы, которая должна быть усечена, или таблицы, из которой удаляются все строки.</text:p>
      <text:h text:style-name="Heading_20_4" text:outline-level="4">Замечания</text:h>
      <text:p text:style-name="Text_20_body"><text:bookmark text:name="languageReferenceRemarksToggle5"/>По сравнению с инструкцией DELETE, инструкция TRUNCATE TABLE обладает следующими преимуществами:</text:p>
      <text:list xml:id="list9041534906264924707" text:style-name="L21">
        <text:list-item>
          <text:p text:style-name="P31">Используется меньший объем журнала транзакций.</text:p>
          <text:p text:style-name="P31">Инструкция DELETE производит удаление по одной строке и заносит в журнал транзакций запись для каждой удаляемой строки. Инструкция TRUNCATE TABLE удаляет данные, освобождая страницы данных, используемые для хранения данных таблиц, и в журнал транзакций записывает только данные об освобождении страниц. </text:p>
        </text:list-item>
        <text:list-item>
          <text:p text:style-name="P31">Обычно используется меньшее количество блокировок.</text:p>
          <text:p text:style-name="P31">Если инструкция DELETE выполняется с блокировкой строк, для удаления блокируется каждая строка таблицы. Инструкция TRUNCATE TABLE всегда блокирует таблицу и страницу, но не каждую строку. </text:p>
        </text:list-item>
        <text:list-item>
          <text:p text:style-name="P31">В таблице остается нулевое количество страниц, без исключений.</text:p>
          <text:p text:style-name="P31">После выполнения инструкции DELETE в таблице могут все еще оставаться пустые страницы. Например, чтобы освободить пустые страницы в куче, необходима, как минимум, монопольная блокировка таблицы (LCK_M_X). Если операция удаления не использует блокировку таблицы, таблица (куча) будет содержать множество пустых страниц. В индексах после операции удаления могут оказаться пустые страницы, хотя эти страницы будут быстро освобождены процессом фоновой очистки.</text:p>
        </text:list-item>
      </text:list>
      <text:p text:style-name="Text_20_body">Инструкция TRUNCATE TABLE удаляет все строки таблицы, но структура таблицы и ее столбцы, ограничения, индексы и т. п. сохраняются. Чтобы удалить не только данные таблицы, но и ее определение, следует использовать инструкцию DROP TABLE. </text:p>
      <text:p text:style-name="Text_20_body">Если таблица содержит столбец идентификаторов, счетчик этого столбца сбрасывается до начального значения, определенного для этого столбца. Если начальное значение не задано, используется значение по умолчанию, равное 1. Чтобы сохранить столбец идентификаторов, используйте инструкцию DELETE. </text:p>
      <text:h text:style-name="Heading_20_4" text:outline-level="4">Ограничения</text:h>
      <text:p text:style-name="Text_20_body">Инструкцию TRUNCATE TABLE нельзя использовать для таблиц, для которых выполняются следующие условия: </text:p>
      <text:list xml:id="list5184696491970764627" text:style-name="L22">
        <text:list-item>
          <text:p text:style-name="P32">На таблицу ссылается ограничение FOREIGN KEY. (Таблицу, имеющую внешний ключ, ссылающийся сам на себя, можно усечь.)</text:p>
        </text:list-item>
        <text:list-item>
          <text:p text:style-name="P32">Таблица является частью индексированного представления.</text:p>
        </text:list-item>
        <text:list-item>
          <text:p text:style-name="P32">Таблица опубликована с использованием репликации транзакций или репликации слиянием.</text:p>
        </text:list-item>
      </text:list>
      <text:p text:style-name="Text_20_body"><text:soft-page-break/>Для таблиц с какими-либо из этих характеристик следует использовать инструкцию DELETE.</text:p>
      <text:p text:style-name="Text_20_body">Инструкция TRUNCATE TABLE не может активировать триггер, поскольку она не записывает в журнал удаление отдельных строк. Дополнительные сведения см. в разделе <text:a xlink:type="simple" xlink:href="https://technet.microsoft.com/ru-ru/library/ms189799%28v=sql.105%29.aspx" text:style-name="Internet_20_link" text:visited-style-name="Visited_20_Internet_20_Link">CREATE TRIGGER (Transact-SQL)</text:a>.</text:p>
      <text:h text:style-name="Heading_20_4" text:outline-level="4">Усечение больших таблиц</text:h>
      <text:p text:style-name="Text_20_body">В Microsoft SQL Server существует возможность удалять или усекать таблицы, которые имеют больше 128 экстентов, не удерживая одновременные блокировки для всех экстентов, предназначенных для удаления. Дополнительные сведения см. в разделе <text:a xlink:type="simple" xlink:href="https://technet.microsoft.com/ru-ru/library/ms177495%28v=sql.105%29.aspx" text:style-name="Internet_20_link" text:visited-style-name="Visited_20_Internet_20_Link">Удаление и повторная сборка больших объектов</text:a>.</text:p>
      <text:h text:style-name="Heading_20_4" text:outline-level="4">Разрешения</text:h>
      <text:p text:style-name="Text_20_body"><text:bookmark text:name="sectionToggle15"/>Минимально необходимым разрешением является ALTER table_name. Разрешения по умолчанию для инструкции TRUNCATE TABLE распространяются на владельца таблицы, членов предопределенной роли сервера sysadmin, а также предопределенных ролей базы данных db_owner и db_ddladmin. Эти разрешения не передаются. Тем не менее инструкцию TRUNCATE TABLE можно встроить в модуль, например в хранимую процедуру, и предоставить соответствующие разрешения этому модулю с помощью предложения EXECUTE AS. Дополнительные сведения см. в разделе <text:a xlink:type="simple" xlink:href="https://technet.microsoft.com/ru-ru/library/ms190384%28v=sql.105%29.aspx" text:style-name="Internet_20_link" text:visited-style-name="Visited_20_Internet_20_Link">Использование инструкции EXECUTE AS для создания пользовательских наборов разрешений</text:a>.</text:p>
      <text:h text:style-name="Heading_20_4" text:outline-level="4">Примеры</text:h>
      <text:p text:style-name="Text_20_body"><text:bookmark text:name="sectionToggle24"/>В следующем примере удаляются все данные из таблицы JobCandidate. Для сравнения результатов до и после инструкции TRUNCATE TABLE включаются инструкции SELECT.</text:p>
      <text:p text:style-name="P5">USE AdventureWorks2008R2;</text:p>
      <text:p text:style-name="P5">GO</text:p>
      <text:p text:style-name="P5">SELECT COUNT(*) AS BeforeTruncateCount </text:p>
      <text:p text:style-name="P5">FROM HumanResources.JobCandidate;</text:p>
      <text:p text:style-name="P5">GO</text:p>
      <text:p text:style-name="P5">TRUNCATE TABLE HumanResources.JobCandidate;</text:p>
      <text:p text:style-name="P5">GO</text:p>
      <text:p text:style-name="P5">SELECT COUNT(*) AS AfterTruncateCount </text:p>
      <text:p text:style-name="P5">FROM HumanResources.JobCandidate;</text:p>
      <text:p text:style-name="P14"><text:span text:style-name="T1">GO</text:span></text:p>
      <text:h text:style-name="Heading_20_3" text:outline-level="3">Удаление и повторная сборка больших объектов</text:h>
      <text:p text:style-name="Text_20_body"><text:span text:style-name="T1">При удалении или перестроении больших индексов либо удалении или усечении больших таблиц компонент SQL Server 2005 Database Engine откладывает фактическое освобождение страниц и взаимосвязанных блокировок до момента фиксации транзакции. В многопользовательской среде поддерживаются как автоматически, так и явно фиксируемые транзакции, которые могут применяться к большим таблицам и индексам, состоящим более чем из 128 экстентов. </text:span></text:p>
      <text:p text:style-name="Text_20_body">Компонент Database Engine избегает блокировки размещения, требуемой для удаления больших объектов, с помощью разделения процесса на две стадии: логическую и физическую. </text:p>
      <text:p text:style-name="Text_20_body"><text:soft-page-break/>На логическом этапе существующие единицы распределения, используемые в таблице, помечаются как освобождаемые и блокируются до момента фиксации транзакции. При удалении кластеризованного индекса строки данных копируются, а затем перемещаются в кучу или новое расположение, предназначенное для хранения перестроенных кластеризованных индексов. (В случае перестроения индексов строки данных дополнительно подвергаются сортировке.) При откате происходит откат только данной логической стадии. </text:p>
      <text:p text:style-name="Text_20_body">Физическая стадия удаления начинается после фиксации транзакции. Единицы распределения, помеченные как освобождаемые, физически удаляются одним пакетом. Эти операции удаления проводятся в коротких транзакциях, выполняемых в фоновом режиме и не требующих большого количества памяти.</text:p>
      <text:p text:style-name="Text_20_body">В силу того, что физическая стадия начинается после фиксации транзакции, дисковое пространство таблицы или индекса может оставаться недоступным в течение некоторого времени. Если указанное дисковое пространство требуется для расширения таблицы до завершения физической стадии удаления, компонент Database Engine пытается высвободить пространство, занятое единицами распределения, помеченными как освобождаемые. Для определения пространства, занимаемого указанными единицами распределения в данный момент, используйте представление каталога <text:a xlink:type="simple" xlink:href="https://technet.microsoft.com/ru-ru/library/ms189792%28v=sql.105%29.aspx" text:style-name="Internet_20_link" text:visited-style-name="Visited_20_Internet_20_Link">sys.allocation_units</text:a>.</text:p>
      <text:p text:style-name="Text_20_body">Отложенные операции удаления не сразу освобождают выделенное им пространство, что приводит к дополнительным временным затратам компонента Database Engine. Поэтому таблицы и индексы, занимающие менее 128 экстентов, удаляются, усекаются и восстанавливаются такими же методами, что и в SQL Server 2000. То есть при их удалении логическая и физическая стадии заканчиваются до момента фиксации транзакци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Garamond" fo:font-family="Garamond"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ab-stops/>
      </style:paragraph-properties>
      <style:text-properties style:font-name="Open Sans Condensed" fo:font-family="'Open Sans Condensed'" style:font-style-name="Полужирный" style:font-family-generic="swiss" style:font-pitch="variable" fo:font-size="14pt" fo:font-weight="bold"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paragraph-properties fo:margin-top="0.353cm" fo:margin-bottom="0.212cm" loext:contextual-spacing="false"/>
      <style:text-properties style:font-name="Open Sans Condensed" fo:font-family="'Open Sans Condensed'" style:font-style-name="Полужирный" style:font-family-generic="swiss"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000000" style:font-name="Open Sans Condensed" fo:font-family="'Open Sans Condensed'" style:font-style-name="Полужирный" style:font-family-generic="swiss" style:font-pitch="variable" fo:font-size="120%"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0%" fo:font-weight="bold" style:font-size-asian="130%" style:font-weight-asian="bold" style:font-size-complex="130%" style:font-weight-complex="60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Георгий Павлович Камнев</meta:initial-creator>
    <meta:creation-date>2017-01-26T11:01:57.596658050</meta:creation-date>
    <dc:date>2017-01-31T11:27:46.012279174</dc:date>
    <meta:editing-duration>PT3H29M4S</meta:editing-duration>
    <meta:editing-cycles>48</meta:editing-cycles>
    <meta:generator>LibreOffice/5.2.2.2$Linux_X86_64 LibreOffice_project/20m0$Build-2</meta:generator>
    <meta:document-statistic meta:table-count="11" meta:image-count="2" meta:object-count="0" meta:page-count="34" meta:paragraph-count="1035" meta:word-count="7087" meta:character-count="57140" meta:non-whitespace-character-count="50756"/>
  </office:meta>
</office:document-meta>
</file>